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Ek Mukta" svg:font-family="Ek Mukta" style:font-family-generic="system" style:font-pitch="variable"/>
    <style:font-face style:name="Fira Sans" svg:font-family="Fira Sans" style:font-family-generic="swiss" style:font-pitch="variable"/>
    <style:font-face style:name="Noto Sans CJK SC" svg:font-family="Noto Sans CJK SC" style:font-family-generic="system" style:font-pitch="variable"/>
    <style:font-face style:name="Liberation Sans" svg:font-family="Liberation Sans" style:font-family-generic="swiss" style:font-pitch="variable" svg:panose-1="2 11 6 4 2 2 2 2 2 4"/>
    <style:font-face style:name="Roboto" svg:font-family="Roboto" style:font-family-generic="system"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Title" style:master-page-name="MP0" style:family="paragraph">
      <style:paragraph-properties fo:break-before="page"/>
    </style:style>
    <style:style style:name="T2" style:parent-style-name="DefaultParagraphFont" style:family="text">
      <style:text-properties fo:font-size="7pt" style:font-size-asian="7pt" style:font-size-complex="7pt"/>
    </style:style>
    <style:style style:name="T3" style:parent-style-name="DefaultParagraphFont" style:family="text">
      <style:text-properties fo:font-weight="bold" style:font-weight-asian="bold" style:font-weight-complex="bold" fo:font-style="italic" style:font-style-asian="italic" style:font-style-complex="italic"/>
    </style:style>
    <style:style style:name="T4" style:parent-style-name="DefaultParagraphFont" style:family="text">
      <style:text-properties fo:font-weight="bold" style:font-weight-asian="bold" style:font-weight-complex="bold" fo:font-style="italic" style:font-style-asian="italic" style:font-style-complex="italic"/>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fo:font-style="italic" style:font-style-asian="italic" style:font-style-complex="italic"/>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fo:font-style="italic" style:font-style-asian="italic" style:font-style-complex="italic"/>
    </style:style>
    <style:style style:name="T9" style:parent-style-name="DefaultParagraphFont" style:family="text">
      <style:text-properties fo:font-weight="bold" style:font-weight-asian="bold" style:font-weight-complex="bold" fo:font-style="italic" style:font-style-asian="italic" style:font-style-complex="italic"/>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fo:font-style="italic" style:font-style-asian="italic" style:font-style-complex="italic"/>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fo:font-style="italic" style:font-style-asian="italic" style:font-style-complex="italic"/>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fo:font-style="italic" style:font-style-asian="italic" style:font-style-complex="italic"/>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fo:font-style="italic" style:font-style-asian="italic" style:font-style-complex="italic"/>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fo:font-style="italic" style:font-style-asian="italic" style:font-style-complex="italic"/>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fo:font-style="italic" style:font-style-asian="italic" style:font-style-complex="italic"/>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fo:font-style="italic" style:font-style-asian="italic" style:font-style-complex="italic"/>
    </style:style>
    <style:style style:name="T24" style:parent-style-name="DefaultParagraphFont" style:family="text">
      <style:text-properties fo:font-weight="bold" style:font-weight-asian="bold" style:font-weight-complex="bold" fo:font-style="italic" style:font-style-asian="italic" style:font-style-complex="italic"/>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fo:font-style="italic" style:font-style-asian="italic" style:font-style-complex="italic"/>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fo:font-style="italic" style:font-style-asian="italic" style:font-style-complex="italic"/>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fo:font-style="italic" style:font-style-asian="italic" style:font-style-complex="italic"/>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fo:font-style="italic" style:font-style-asian="italic" style:font-style-complex="italic"/>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fo:font-style="italic" style:font-style-asian="italic" style:font-style-complex="italic"/>
    </style:style>
    <style:style style:name="T37" style:parent-style-name="DefaultParagraphFont" style:family="text">
      <style:text-properties fo:font-weight="bold" style:font-weight-asian="bold" style:font-weight-complex="bold" fo:font-style="italic" style:font-style-asian="italic" style:font-style-complex="italic"/>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fo:font-style="italic" style:font-style-asian="italic" style:font-style-complex="italic"/>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fo:font-style="italic" style:font-style-asian="italic" style:font-style-complex="italic"/>
    </style:style>
    <style:style style:name="T42" style:parent-style-name="DefaultParagraphFont" style:family="text">
      <style:text-properties fo:font-weight="bold" style:font-weight-asian="bold" style:font-weight-complex="bold" fo:font-style="italic" style:font-style-asian="italic" style:font-style-complex="italic"/>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weight="bold" style:font-weight-asian="bold" style:font-weight-complex="bold" fo:font-style="italic" style:font-style-asian="italic" style:font-style-complex="italic"/>
    </style:style>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fo:font-weight="bold" style:font-weight-asian="bold" style:font-weight-complex="bold" fo:font-style="italic" style:font-style-asian="italic" style:font-style-complex="italic"/>
    </style:style>
    <style:style style:name="T47" style:parent-style-name="DefaultParagraphFont" style:family="text">
      <style:text-properties fo:font-weight="bold" style:font-weight-asian="bold" style:font-weight-complex="bold" fo:font-style="italic" style:font-style-asian="italic" style:font-style-complex="italic"/>
    </style:style>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weight="bold" style:font-weight-asian="bold" style:font-weight-complex="bold" fo:font-style="italic" style:font-style-asian="italic" style:font-style-complex="italic"/>
    </style:style>
    <style:style style:name="T51" style:parent-style-name="DefaultParagraphFont" style:family="text">
      <style:text-properties fo:font-style="italic" style:font-style-asian="italic" style:font-style-complex="italic"/>
    </style:style>
    <style:style style:name="T52" style:parent-style-name="DefaultParagraphFont" style:family="text">
      <style:text-properties fo:font-weight="bold" style:font-weight-asian="bold" style:font-weight-complex="bold" fo:font-style="italic" style:font-style-asian="italic" style:font-style-complex="italic"/>
    </style:style>
    <style:style style:name="T53" style:parent-style-name="DefaultParagraphFont" style:family="text">
      <style:text-properties fo:font-weight="bold" style:font-weight-asian="bold" style:font-weight-complex="bold" fo:font-style="italic" style:font-style-asian="italic" style:font-style-complex="italic"/>
    </style:style>
    <style:style style:name="T54" style:parent-style-name="DefaultParagraphFont" style:family="text">
      <style:text-properties fo:font-weight="bold" style:font-weight-asian="bold" style:font-weight-complex="bold" fo:font-style="italic" style:font-style-asian="italic" style:font-style-complex="italic"/>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weight="bold" style:font-weight-asian="bold" style:font-weight-complex="bold" fo:font-style="italic" style:font-style-asian="italic" style:font-style-complex="italic"/>
    </style:style>
    <style:style style:name="T57" style:parent-style-name="DefaultParagraphFont" style:family="text">
      <style:text-properties fo:font-style="italic" style:font-style-asian="italic" style:font-style-complex="italic"/>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fo:font-style="italic" style:font-style-asian="italic" style:font-style-complex="italic"/>
    </style:style>
    <style:style style:name="T60" style:parent-style-name="DefaultParagraphFont" style:family="text">
      <style:text-properties fo:font-weight="bold" style:font-weight-asian="bold" style:font-weight-complex="bold" fo:font-style="italic" style:font-style-asian="italic" style:font-style-complex="italic"/>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T63" style:parent-style-name="DefaultParagraphFont" style:family="text">
      <style:text-properties fo:font-weight="bold" style:font-weight-asian="bold" style:font-weight-complex="bold" fo:font-style="italic" style:font-style-asian="italic" style:font-style-complex="italic"/>
    </style:style>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T66" style:parent-style-name="DefaultParagraphFont" style:family="text">
      <style:text-properties fo:font-weight="bold" style:font-weight-asian="bold" style:font-weight-complex="bold" fo:font-style="italic" style:font-style-asian="italic" style:font-style-complex="italic"/>
    </style:style>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fo:font-weight="bold" style:font-weight-asian="bold" style:font-weight-complex="bold" fo:font-style="italic" style:font-style-asian="italic" style:font-style-complex="italic"/>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style>
    <style:style style:name="T71" style:parent-style-name="DefaultParagraphFont" style:family="text">
      <style:text-properties fo:font-weight="bold" style:font-weight-asian="bold" style:font-weight-complex="bold" fo:font-style="italic" style:font-style-asian="italic" style:font-style-complex="italic"/>
    </style:style>
    <style:style style:name="T72" style:parent-style-name="DefaultParagraphFont" style:family="text">
      <style:text-properties fo:font-weight="bold" style:font-weight-asian="bold" style:font-weight-complex="bold" fo:font-style="italic" style:font-style-asian="italic" style:font-style-complex="italic"/>
    </style:style>
    <style:style style:name="T73" style:parent-style-name="DefaultParagraphFont" style:family="text">
      <style:text-properties fo:font-weight="bold" style:font-weight-asian="bold" style:font-weight-complex="bold"/>
    </style:style>
    <style:style style:name="T74" style:parent-style-name="DefaultParagraphFont" style:family="text">
      <style:text-properties fo:font-weight="bold" style:font-weight-asian="bold" style:font-weight-complex="bold"/>
    </style:style>
    <style:style style:name="T75" style:parent-style-name="DefaultParagraphFont" style:family="text">
      <style:text-properties fo:font-weight="bold" style:font-weight-asian="bold" style:font-weight-complex="bold" fo:font-style="italic" style:font-style-asian="italic" style:font-style-complex="italic"/>
    </style:style>
    <style:style style:name="T76" style:parent-style-name="DefaultParagraphFont" style:family="text">
      <style:text-properties fo:font-weight="bold" style:font-weight-asian="bold" style:font-weight-complex="bold" fo:font-style="italic" style:font-style-asian="italic" style:font-style-complex="italic"/>
    </style:style>
    <style:style style:name="T77" style:parent-style-name="DefaultParagraphFont" style:family="text">
      <style:text-properties fo:font-weight="bold" style:font-weight-asian="bold" style:font-weight-complex="bold"/>
    </style:style>
    <style:style style:name="T78" style:parent-style-name="DefaultParagraphFont" style:family="text">
      <style:text-properties fo:font-weight="bold" style:font-weight-asian="bold" style:font-weight-complex="bold"/>
    </style:style>
    <style:style style:name="T79" style:parent-style-name="DefaultParagraphFont" style:family="text">
      <style:text-properties fo:font-weight="bold" style:font-weight-asian="bold" style:font-weight-complex="bold"/>
    </style:style>
    <style:style style:name="T80" style:parent-style-name="DefaultParagraphFont" style:family="text">
      <style:text-properties fo:font-weight="bold" style:font-weight-asian="bold" style:font-weight-complex="bold" fo:font-style="italic" style:font-style-asian="italic" style:font-style-complex="italic"/>
    </style:style>
    <style:style style:name="T81" style:parent-style-name="DefaultParagraphFont" style:family="text">
      <style:text-properties fo:font-weight="bold" style:font-weight-asian="bold" style:font-weight-complex="bold"/>
    </style:style>
    <style:style style:name="T82" style:parent-style-name="DefaultParagraphFont" style:family="text">
      <style:text-properties fo:font-weight="bold" style:font-weight-asian="bold" style:font-weight-complex="bold" fo:font-style="italic" style:font-style-asian="italic" style:font-style-complex="italic"/>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fo:font-style="italic" style:font-style-asian="italic" style:font-style-complex="italic"/>
    </style:style>
    <style:style style:name="T85" style:parent-style-name="DefaultParagraphFont" style:family="text">
      <style:text-properties fo:font-weight="bold" style:font-weight-asian="bold" style:font-weight-complex="bold" fo:font-style="italic" style:font-style-asian="italic" style:font-style-complex="italic"/>
    </style:style>
    <style:style style:name="T86" style:parent-style-name="DefaultParagraphFont" style:family="text">
      <style:text-properties fo:font-weight="bold" style:font-weight-asian="bold" style:font-weight-complex="bold"/>
    </style:style>
    <style:style style:name="T87" style:parent-style-name="DefaultParagraphFont" style:family="text">
      <style:text-properties fo:font-weight="bold" style:font-weight-asian="bold" style:font-weight-complex="bold"/>
    </style:style>
    <style:style style:name="T88" style:parent-style-name="DefaultParagraphFont" style:family="text">
      <style:text-properties fo:font-weight="bold" style:font-weight-asian="bold" style:font-weight-complex="bold" fo:font-style="italic" style:font-style-asian="italic" style:font-style-complex="italic"/>
    </style:style>
    <style:style style:name="T89" style:parent-style-name="DefaultParagraphFont" style:family="text">
      <style:text-properties fo:font-style="italic" style:font-style-asian="italic" style:font-style-complex="italic"/>
    </style:style>
    <style:style style:name="T90" style:parent-style-name="DefaultParagraphFont" style:family="text">
      <style:text-properties fo:font-weight="bold" style:font-weight-asian="bold" style:font-weight-complex="bold" fo:font-style="italic" style:font-style-asian="italic" style:font-style-complex="italic"/>
    </style:style>
    <style:style style:name="T91" style:parent-style-name="DefaultParagraphFont" style:family="text">
      <style:text-properties fo:font-weight="bold" style:font-weight-asian="bold" style:font-weight-complex="bold"/>
    </style:style>
    <style:style style:name="T92" style:parent-style-name="DefaultParagraphFont" style:family="text">
      <style:text-properties fo:font-weight="bold" style:font-weight-asian="bold" style:font-weight-complex="bold" fo:font-style="italic" style:font-style-asian="italic" style:font-style-complex="italic"/>
    </style:style>
    <style:style style:name="T93" style:parent-style-name="DefaultParagraphFont" style:family="text">
      <style:text-properties fo:font-style="italic" style:font-style-asian="italic" style:font-style-complex="italic"/>
    </style:style>
    <style:style style:name="T94" style:parent-style-name="DefaultParagraphFont" style:family="text">
      <style:text-properties fo:font-weight="bold" style:font-weight-asian="bold" style:font-weight-complex="bold" fo:font-style="italic" style:font-style-asian="italic" style:font-style-complex="italic"/>
    </style:style>
    <style:style style:name="T95" style:parent-style-name="DefaultParagraphFont" style:family="text">
      <style:text-properties fo:font-weight="bold" style:font-weight-asian="bold" style:font-weight-complex="bold"/>
    </style:style>
    <style:style style:name="T96" style:parent-style-name="DefaultParagraphFont" style:family="text">
      <style:text-properties fo:font-weight="bold" style:font-weight-asian="bold" style:font-weight-complex="bold" fo:font-style="italic" style:font-style-asian="italic" style:font-style-complex="italic"/>
    </style:style>
    <style:style style:name="T97" style:parent-style-name="DefaultParagraphFont" style:family="text">
      <style:text-properties fo:font-weight="bold" style:font-weight-asian="bold" style:font-weight-complex="bold"/>
    </style:style>
    <style:style style:name="T98" style:parent-style-name="DefaultParagraphFont" style:family="text">
      <style:text-properties fo:font-weight="bold" style:font-weight-asian="bold" style:font-weight-complex="bold" fo:font-style="italic" style:font-style-asian="italic" style:font-style-complex="italic"/>
    </style:style>
    <style:style style:name="T99" style:parent-style-name="DefaultParagraphFont" style:family="text">
      <style:text-properties fo:font-weight="bold" style:font-weight-asian="bold" style:font-weight-complex="bold"/>
    </style:style>
    <style:style style:name="T100" style:parent-style-name="DefaultParagraphFont" style:family="text">
      <style:text-properties fo:font-weight="bold" style:font-weight-asian="bold" style:font-weight-complex="bold" fo:font-style="italic" style:font-style-asian="italic" style:font-style-complex="italic"/>
    </style:style>
    <style:style style:name="T101" style:parent-style-name="DefaultParagraphFont" style:family="text">
      <style:text-properties fo:font-weight="bold" style:font-weight-asian="bold" style:font-weight-complex="bold"/>
    </style:style>
    <style:style style:name="T102" style:parent-style-name="DefaultParagraphFont" style:family="text">
      <style:text-properties fo:font-weight="bold" style:font-weight-asian="bold" style:font-weight-complex="bold" fo:font-style="italic" style:font-style-asian="italic" style:font-style-complex="italic"/>
    </style:style>
    <style:style style:name="T103" style:parent-style-name="DefaultParagraphFont" style:family="text">
      <style:text-properties fo:font-weight="bold" style:font-weight-asian="bold" style:font-weight-complex="bold"/>
    </style:style>
    <style:style style:name="T104" style:parent-style-name="DefaultParagraphFont" style:family="text">
      <style:text-properties fo:font-weight="bold" style:font-weight-asian="bold" style:font-weight-complex="bold"/>
    </style:style>
    <style:style style:name="T105" style:parent-style-name="DefaultParagraphFont" style:family="text">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style>
    <style:style style:name="T108" style:parent-style-name="DefaultParagraphFont" style:family="text">
      <style:text-properties fo:font-weight="bold" style:font-weight-asian="bold" style:font-weight-complex="bold"/>
    </style:style>
    <style:style style:name="T109" style:parent-style-name="DefaultParagraphFont" style:family="text">
      <style:text-properties fo:font-weight="bold" style:font-weight-asian="bold" style:font-weight-complex="bold" fo:font-style="italic" style:font-style-asian="italic" style:font-style-complex="italic"/>
    </style:style>
    <style:style style:name="T110" style:parent-style-name="DefaultParagraphFont" style:family="text">
      <style:text-properties fo:font-weight="bold" style:font-weight-asian="bold" style:font-weight-complex="bold"/>
    </style:style>
    <style:style style:name="T111" style:parent-style-name="DefaultParagraphFont" style:family="text">
      <style:text-properties fo:font-weight="bold" style:font-weight-asian="bold" style:font-weight-complex="bold" fo:font-style="italic" style:font-style-asian="italic" style:font-style-complex="italic"/>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fo:font-weight="bold" style:font-weight-asian="bold" style:font-weight-complex="bold" fo:font-style="italic" style:font-style-asian="italic" style:font-style-complex="italic"/>
    </style:style>
    <style:style style:name="T114" style:parent-style-name="DefaultParagraphFont" style:family="text">
      <style:text-properties fo:font-weight="bold" style:font-weight-asian="bold" style:font-weight-complex="bold"/>
    </style:style>
    <style:style style:name="T115" style:parent-style-name="DefaultParagraphFont" style:family="text">
      <style:text-properties fo:font-weight="bold" style:font-weight-asian="bold" style:font-weight-complex="bold"/>
    </style:style>
    <style:style style:name="T116" style:parent-style-name="DefaultParagraphFont" style:family="text">
      <style:text-properties fo:font-weight="bold" style:font-weight-asian="bold" style:font-weight-complex="bold" fo:font-style="italic" style:font-style-asian="italic" style:font-style-complex="italic"/>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weight="bold" style:font-weight-asian="bold" style:font-weight-complex="bold" fo:font-style="italic" style:font-style-asian="italic" style:font-style-complex="italic"/>
    </style:style>
    <style:style style:name="T119" style:parent-style-name="DefaultParagraphFont" style:family="text">
      <style:text-properties fo:font-weight="bold" style:font-weight-asian="bold" style:font-weight-complex="bold" fo:font-style="italic" style:font-style-asian="italic" style:font-style-complex="italic"/>
    </style:style>
    <style:style style:name="T120" style:parent-style-name="DefaultParagraphFont" style:family="text">
      <style:text-properties fo:font-weight="bold" style:font-weight-asian="bold" style:font-weight-complex="bold"/>
    </style:style>
    <style:style style:name="T121" style:parent-style-name="DefaultParagraphFont" style:family="text">
      <style:text-properties fo:font-weight="bold" style:font-weight-asian="bold" style:font-weight-complex="bold" fo:font-style="italic" style:font-style-asian="italic" style:font-style-complex="italic"/>
    </style:style>
    <style:style style:name="T122" style:parent-style-name="DefaultParagraphFont" style:family="text">
      <style:text-properties fo:font-weight="bold" style:font-weight-asian="bold" style:font-weight-complex="bold" fo:font-style="italic" style:font-style-asian="italic" style:font-style-complex="italic"/>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style:style>
    <style:style style:name="T125" style:parent-style-name="DefaultParagraphFont" style:family="text">
      <style:text-properties fo:font-weight="bold" style:font-weight-asian="bold" style:font-weight-complex="bold" fo:font-style="italic" style:font-style-asian="italic" style:font-style-complex="italic"/>
    </style:style>
    <style:style style:name="T126" style:parent-style-name="DefaultParagraphFont" style:family="text">
      <style:text-properties fo:font-weight="bold" style:font-weight-asian="bold" style:font-weight-complex="bold" fo:font-style="italic" style:font-style-asian="italic" style:font-style-complex="italic"/>
    </style:style>
    <style:style style:name="T127" style:parent-style-name="DefaultParagraphFont" style:family="text">
      <style:text-properties fo:font-weight="bold" style:font-weight-asian="bold" style:font-weight-complex="bold"/>
    </style:style>
    <style:style style:name="T128" style:parent-style-name="DefaultParagraphFont" style:family="text">
      <style:text-properties fo:font-weight="bold" style:font-weight-asian="bold" style:font-weight-complex="bold"/>
    </style:style>
    <style:style style:name="T129" style:parent-style-name="DefaultParagraphFont" style:family="text">
      <style:text-properties fo:font-weight="bold" style:font-weight-asian="bold" style:font-weight-complex="bold" fo:font-style="italic" style:font-style-asian="italic" style:font-style-complex="italic"/>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fo:font-style="italic" style:font-style-asian="italic" style:font-style-complex="italic"/>
    </style:style>
    <style:style style:name="T132" style:parent-style-name="DefaultParagraphFont" style:family="text">
      <style:text-properties fo:font-weight="bold" style:font-weight-asian="bold" style:font-weight-complex="bold"/>
    </style:style>
    <style:style style:name="T133" style:parent-style-name="DefaultParagraphFont" style:family="text">
      <style:text-properties fo:font-weight="bold" style:font-weight-asian="bold" style:font-weight-complex="bold" fo:font-style="italic" style:font-style-asian="italic" style:font-style-complex="italic"/>
    </style:style>
    <style:style style:name="T134" style:parent-style-name="DefaultParagraphFont" style:family="text">
      <style:text-properties fo:font-weight="bold" style:font-weight-asian="bold" style:font-weight-complex="bold"/>
    </style:style>
    <style:style style:name="T135" style:parent-style-name="DefaultParagraphFont" style:family="text">
      <style:text-properties fo:font-weight="bold" style:font-weight-asian="bold" style:font-weight-complex="bold" fo:font-style="italic" style:font-style-asian="italic" style:font-style-complex="italic"/>
    </style:style>
    <style:style style:name="T136" style:parent-style-name="DefaultParagraphFont" style:family="text">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weight="bold" style:font-weight-asian="bold" style:font-weight-complex="bold"/>
    </style:style>
    <style:style style:name="P139" style:parent-style-name="Normal" style:family="paragraph">
      <style:paragraph-properties fo:break-before="page"/>
    </style:style>
    <style:style style:name="TableColumn141" style:family="table-column">
      <style:table-column-properties style:column-width="0.5701in" style:use-optimal-column-width="false"/>
    </style:style>
    <style:style style:name="TableColumn142" style:family="table-column">
      <style:table-column-properties style:column-width="1.3659in" style:use-optimal-column-width="false"/>
    </style:style>
    <style:style style:name="Table140" style:family="table">
      <style:table-properties style:width="1.9361in" fo:margin-left="-0.0777in" table:align="left"/>
    </style:style>
    <style:style style:name="TableRow143" style:family="table-row">
      <style:table-row-properties style:min-row-height="0.1402in" style:use-optimal-row-height="false" fo:keep-together="always"/>
    </style:style>
    <style:style style:name="TableCell144" style:family="table-cell">
      <style:table-cell-properties fo:border="none" style:writing-mode="lr-tb" fo:padding-top="0.0402in" fo:padding-left="0.0402in" fo:padding-bottom="0.0402in" fo:padding-right="0.0402in"/>
    </style:style>
    <style:style style:name="P14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146" style:family="table-cell">
      <style:table-cell-properties fo:border="none" style:writing-mode="lr-tb" fo:padding-top="0.0402in" fo:padding-left="0.0402in" fo:padding-bottom="0.0402in" fo:padding-right="0.0402in"/>
    </style:style>
    <style:style style:name="P147" style:parent-style-name="TableContents" style:family="paragraph">
      <style:text-properties style:font-name="Roboto" fo:font-size="9.5pt" style:font-size-asian="9.5pt" style:font-size-complex="9.5pt"/>
    </style:style>
    <style:style style:name="TableRow148" style:family="table-row">
      <style:table-row-properties style:use-optimal-row-height="false" fo:keep-together="always"/>
    </style:style>
    <style:style style:name="TableCell149" style:family="table-cell">
      <style:table-cell-properties fo:border="none" style:writing-mode="lr-tb" fo:padding-top="0.0402in" fo:padding-left="0.0402in" fo:padding-bottom="0.0402in" fo:padding-right="0.0402in"/>
    </style:style>
    <style:style style:name="P15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151" style:family="table-cell">
      <style:table-cell-properties fo:border="none" style:writing-mode="lr-tb" fo:padding-top="0.0402in" fo:padding-left="0.0402in" fo:padding-bottom="0.0402in" fo:padding-right="0.0402in"/>
    </style:style>
    <style:style style:name="P152" style:parent-style-name="TableContents" style:family="paragraph">
      <style:text-properties style:font-name="Roboto" fo:font-size="9.5pt" style:font-size-asian="9.5pt" style:font-size-complex="9.5pt"/>
    </style:style>
    <style:style style:name="TableRow153" style:family="table-row">
      <style:table-row-properties style:use-optimal-row-height="false" fo:keep-together="always"/>
    </style:style>
    <style:style style:name="TableCell154" style:family="table-cell">
      <style:table-cell-properties fo:border="none" style:writing-mode="lr-tb" fo:padding-top="0.0402in" fo:padding-left="0.0402in" fo:padding-bottom="0.0402in" fo:padding-right="0.0402in"/>
    </style:style>
    <style:style style:name="P15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156" style:family="table-cell">
      <style:table-cell-properties fo:border="none" style:writing-mode="lr-tb" fo:padding-top="0.0402in" fo:padding-left="0.0402in" fo:padding-bottom="0.0402in" fo:padding-right="0.0402in"/>
    </style:style>
    <style:style style:name="P157" style:parent-style-name="TableContents" style:family="paragraph">
      <style:text-properties style:font-name="Roboto" fo:font-size="9.5pt" style:font-size-asian="9.5pt" style:font-size-complex="9.5pt"/>
    </style:style>
    <style:style style:name="TableRow158" style:family="table-row">
      <style:table-row-properties style:use-optimal-row-height="false" fo:keep-together="always"/>
    </style:style>
    <style:style style:name="TableCell159" style:family="table-cell">
      <style:table-cell-properties fo:border="none" style:writing-mode="lr-tb" fo:padding-top="0.0402in" fo:padding-left="0.0402in" fo:padding-bottom="0.0402in" fo:padding-right="0.0402in"/>
    </style:style>
    <style:style style:name="P16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161" style:family="table-cell">
      <style:table-cell-properties fo:border="none" style:writing-mode="lr-tb" fo:padding-top="0.0402in" fo:padding-left="0.0402in" fo:padding-bottom="0.0402in" fo:padding-right="0.0402in"/>
    </style:style>
    <style:style style:name="P162" style:parent-style-name="TableContents" style:family="paragraph">
      <style:text-properties style:font-name="Roboto" fo:font-size="9.5pt" style:font-size-asian="9.5pt" style:font-size-complex="9.5pt"/>
    </style:style>
    <style:style style:name="TableRow163" style:family="table-row">
      <style:table-row-properties style:use-optimal-row-height="false" fo:keep-together="always"/>
    </style:style>
    <style:style style:name="TableCell164" style:family="table-cell">
      <style:table-cell-properties fo:border="none" style:writing-mode="lr-tb" fo:padding-top="0.0402in" fo:padding-left="0.0402in" fo:padding-bottom="0.0402in" fo:padding-right="0.0402in"/>
    </style:style>
    <style:style style:name="P16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166" style:family="table-cell">
      <style:table-cell-properties fo:border="none" style:writing-mode="lr-tb" fo:padding-top="0.0402in" fo:padding-left="0.0402in" fo:padding-bottom="0.0402in" fo:padding-right="0.0402in"/>
    </style:style>
    <style:style style:name="P167" style:parent-style-name="TableContents" style:family="paragraph">
      <style:text-properties style:font-name="Roboto" fo:font-size="9.5pt" style:font-size-asian="9.5pt" style:font-size-complex="9.5pt"/>
    </style:style>
    <style:style style:name="TableRow168" style:family="table-row">
      <style:table-row-properties style:use-optimal-row-height="false" fo:keep-together="always"/>
    </style:style>
    <style:style style:name="TableCell169" style:family="table-cell">
      <style:table-cell-properties fo:border="none" style:writing-mode="lr-tb" fo:padding-top="0.0402in" fo:padding-left="0.0402in" fo:padding-bottom="0.0402in" fo:padding-right="0.0402in"/>
    </style:style>
    <style:style style:name="P17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171" style:family="table-cell">
      <style:table-cell-properties fo:border="none" style:writing-mode="lr-tb" fo:padding-top="0.0402in" fo:padding-left="0.0402in" fo:padding-bottom="0.0402in" fo:padding-right="0.0402in"/>
    </style:style>
    <style:style style:name="P172" style:parent-style-name="TableContents" style:family="paragraph">
      <style:text-properties style:font-name="Roboto" fo:font-size="9.5pt" style:font-size-asian="9.5pt" style:font-size-complex="9.5pt"/>
    </style:style>
    <style:style style:name="TableRow173" style:family="table-row">
      <style:table-row-properties style:use-optimal-row-height="false" fo:keep-together="always"/>
    </style:style>
    <style:style style:name="TableCell174" style:family="table-cell">
      <style:table-cell-properties fo:border="none" style:writing-mode="lr-tb" fo:padding-top="0.0402in" fo:padding-left="0.0402in" fo:padding-bottom="0.0402in" fo:padding-right="0.0402in"/>
    </style:style>
    <style:style style:name="P17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176" style:family="table-cell">
      <style:table-cell-properties fo:border="none" style:writing-mode="lr-tb" fo:padding-top="0.0402in" fo:padding-left="0.0402in" fo:padding-bottom="0.0402in" fo:padding-right="0.0402in"/>
    </style:style>
    <style:style style:name="P177" style:parent-style-name="TableContents" style:family="paragraph">
      <style:text-properties style:font-name="Roboto" fo:font-size="9.5pt" style:font-size-asian="9.5pt" style:font-size-complex="9.5pt"/>
    </style:style>
    <style:style style:name="TableRow178" style:family="table-row">
      <style:table-row-properties style:use-optimal-row-height="false" fo:keep-together="always"/>
    </style:style>
    <style:style style:name="TableCell179" style:family="table-cell">
      <style:table-cell-properties fo:border="none" style:writing-mode="lr-tb" fo:padding-top="0.0402in" fo:padding-left="0.0402in" fo:padding-bottom="0.0402in" fo:padding-right="0.0402in"/>
    </style:style>
    <style:style style:name="P18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181" style:family="table-cell">
      <style:table-cell-properties fo:border="none" style:writing-mode="lr-tb" fo:padding-top="0.0402in" fo:padding-left="0.0402in" fo:padding-bottom="0.0402in" fo:padding-right="0.0402in"/>
    </style:style>
    <style:style style:name="P182" style:parent-style-name="TableContents" style:family="paragraph">
      <style:text-properties style:font-name="Roboto" fo:font-size="9.5pt" style:font-size-asian="9.5pt" style:font-size-complex="9.5pt"/>
    </style:style>
    <style:style style:name="TableRow183" style:family="table-row">
      <style:table-row-properties style:use-optimal-row-height="false" fo:keep-together="always"/>
    </style:style>
    <style:style style:name="TableCell184" style:family="table-cell">
      <style:table-cell-properties fo:border="none" style:writing-mode="lr-tb" fo:padding-top="0.0402in" fo:padding-left="0.0402in" fo:padding-bottom="0.0402in" fo:padding-right="0.0402in"/>
    </style:style>
    <style:style style:name="P18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186" style:family="table-cell">
      <style:table-cell-properties fo:border="none" style:writing-mode="lr-tb" fo:padding-top="0.0402in" fo:padding-left="0.0402in" fo:padding-bottom="0.0402in" fo:padding-right="0.0402in"/>
    </style:style>
    <style:style style:name="P187" style:parent-style-name="TableContents" style:family="paragraph">
      <style:text-properties style:font-name="Roboto" fo:font-size="9.5pt" style:font-size-asian="9.5pt" style:font-size-complex="9.5pt"/>
    </style:style>
    <style:style style:name="TableRow188" style:family="table-row">
      <style:table-row-properties style:use-optimal-row-height="false" fo:keep-together="always"/>
    </style:style>
    <style:style style:name="TableCell189" style:family="table-cell">
      <style:table-cell-properties fo:border="none" style:writing-mode="lr-tb" fo:padding-top="0.0402in" fo:padding-left="0.0402in" fo:padding-bottom="0.0402in" fo:padding-right="0.0402in"/>
    </style:style>
    <style:style style:name="P19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191" style:family="table-cell">
      <style:table-cell-properties fo:border="none" style:writing-mode="lr-tb" fo:padding-top="0.0402in" fo:padding-left="0.0402in" fo:padding-bottom="0.0402in" fo:padding-right="0.0402in"/>
    </style:style>
    <style:style style:name="P192" style:parent-style-name="TableContents" style:family="paragraph">
      <style:text-properties style:font-name="Roboto" fo:font-size="9.5pt" style:font-size-asian="9.5pt" style:font-size-complex="9.5pt"/>
    </style:style>
    <style:style style:name="TableRow193" style:family="table-row">
      <style:table-row-properties style:use-optimal-row-height="false" fo:keep-together="always"/>
    </style:style>
    <style:style style:name="TableCell194" style:family="table-cell">
      <style:table-cell-properties fo:border="none" style:writing-mode="lr-tb" fo:padding-top="0.0402in" fo:padding-left="0.0402in" fo:padding-bottom="0.0402in" fo:padding-right="0.0402in"/>
    </style:style>
    <style:style style:name="P19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196" style:family="table-cell">
      <style:table-cell-properties fo:border="none" style:writing-mode="lr-tb" fo:padding-top="0.0402in" fo:padding-left="0.0402in" fo:padding-bottom="0.0402in" fo:padding-right="0.0402in"/>
    </style:style>
    <style:style style:name="P197" style:parent-style-name="TableContents" style:family="paragraph">
      <style:text-properties style:font-name="Roboto" fo:font-size="9.5pt" style:font-size-asian="9.5pt" style:font-size-complex="9.5pt"/>
    </style:style>
    <style:style style:name="TableRow198" style:family="table-row">
      <style:table-row-properties style:use-optimal-row-height="false" fo:keep-together="always"/>
    </style:style>
    <style:style style:name="TableCell199" style:family="table-cell">
      <style:table-cell-properties fo:border="none" style:writing-mode="lr-tb" fo:padding-top="0.0402in" fo:padding-left="0.0402in" fo:padding-bottom="0.0402in" fo:padding-right="0.0402in"/>
    </style:style>
    <style:style style:name="P20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201" style:family="table-cell">
      <style:table-cell-properties fo:border="none" style:writing-mode="lr-tb" fo:padding-top="0.0402in" fo:padding-left="0.0402in" fo:padding-bottom="0.0402in" fo:padding-right="0.0402in"/>
    </style:style>
    <style:style style:name="P202" style:parent-style-name="TableContents" style:family="paragraph">
      <style:text-properties style:font-name="Roboto" fo:font-size="9.5pt" style:font-size-asian="9.5pt" style:font-size-complex="9.5pt"/>
    </style:style>
    <style:style style:name="TableRow203" style:family="table-row">
      <style:table-row-properties style:use-optimal-row-height="false" fo:keep-together="always"/>
    </style:style>
    <style:style style:name="TableCell204" style:family="table-cell">
      <style:table-cell-properties fo:border="none" style:writing-mode="lr-tb" fo:padding-top="0.0402in" fo:padding-left="0.0402in" fo:padding-bottom="0.0402in" fo:padding-right="0.0402in"/>
    </style:style>
    <style:style style:name="P20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206" style:family="table-cell">
      <style:table-cell-properties fo:border="none" style:writing-mode="lr-tb" fo:padding-top="0.0402in" fo:padding-left="0.0402in" fo:padding-bottom="0.0402in" fo:padding-right="0.0402in"/>
    </style:style>
    <style:style style:name="P207" style:parent-style-name="TableContents" style:family="paragraph">
      <style:text-properties style:font-name="Roboto" fo:font-size="9.5pt" style:font-size-asian="9.5pt" style:font-size-complex="9.5pt"/>
    </style:style>
    <style:style style:name="TableRow208" style:family="table-row">
      <style:table-row-properties style:use-optimal-row-height="false" fo:keep-together="always"/>
    </style:style>
    <style:style style:name="TableCell209" style:family="table-cell">
      <style:table-cell-properties fo:border="none" style:writing-mode="lr-tb" fo:padding-top="0.0402in" fo:padding-left="0.0402in" fo:padding-bottom="0.0402in" fo:padding-right="0.0402in"/>
    </style:style>
    <style:style style:name="P21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211" style:family="table-cell">
      <style:table-cell-properties fo:border="none" style:writing-mode="lr-tb" fo:padding-top="0.0402in" fo:padding-left="0.0402in" fo:padding-bottom="0.0402in" fo:padding-right="0.0402in"/>
    </style:style>
    <style:style style:name="P212" style:parent-style-name="TableContents" style:family="paragraph">
      <style:text-properties style:font-name="Roboto" fo:font-size="9.5pt" style:font-size-asian="9.5pt" style:font-size-complex="9.5pt"/>
    </style:style>
    <style:style style:name="TableRow213" style:family="table-row">
      <style:table-row-properties style:use-optimal-row-height="false" fo:keep-together="always"/>
    </style:style>
    <style:style style:name="TableCell214" style:family="table-cell">
      <style:table-cell-properties fo:border="none" style:writing-mode="lr-tb" fo:padding-top="0.0402in" fo:padding-left="0.0402in" fo:padding-bottom="0.0402in" fo:padding-right="0.0402in"/>
    </style:style>
    <style:style style:name="P21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216" style:family="table-cell">
      <style:table-cell-properties fo:border="none" style:writing-mode="lr-tb" fo:padding-top="0.0402in" fo:padding-left="0.0402in" fo:padding-bottom="0.0402in" fo:padding-right="0.0402in"/>
    </style:style>
    <style:style style:name="P217" style:parent-style-name="TableContents" style:family="paragraph">
      <style:text-properties style:font-name="Roboto" fo:font-size="9.5pt" style:font-size-asian="9.5pt" style:font-size-complex="9.5pt"/>
    </style:style>
    <style:style style:name="TableRow218" style:family="table-row">
      <style:table-row-properties style:use-optimal-row-height="false" fo:keep-together="always"/>
    </style:style>
    <style:style style:name="TableCell219" style:family="table-cell">
      <style:table-cell-properties fo:border="none" style:writing-mode="lr-tb" fo:padding-top="0.0402in" fo:padding-left="0.0402in" fo:padding-bottom="0.0402in" fo:padding-right="0.0402in"/>
    </style:style>
    <style:style style:name="P22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221" style:family="table-cell">
      <style:table-cell-properties fo:border="none" style:writing-mode="lr-tb" fo:padding-top="0.0402in" fo:padding-left="0.0402in" fo:padding-bottom="0.0402in" fo:padding-right="0.0402in"/>
    </style:style>
    <style:style style:name="P222" style:parent-style-name="TableContents" style:family="paragraph">
      <style:text-properties style:font-name="Roboto" fo:font-size="9.5pt" style:font-size-asian="9.5pt" style:font-size-complex="9.5pt"/>
    </style:style>
    <style:style style:name="TableRow223" style:family="table-row">
      <style:table-row-properties style:use-optimal-row-height="false" fo:keep-together="always"/>
    </style:style>
    <style:style style:name="TableCell224" style:family="table-cell">
      <style:table-cell-properties fo:border="none" style:writing-mode="lr-tb" fo:padding-top="0.0402in" fo:padding-left="0.0402in" fo:padding-bottom="0.0402in" fo:padding-right="0.0402in"/>
    </style:style>
    <style:style style:name="P22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226" style:family="table-cell">
      <style:table-cell-properties fo:border="none" style:writing-mode="lr-tb" fo:padding-top="0.0402in" fo:padding-left="0.0402in" fo:padding-bottom="0.0402in" fo:padding-right="0.0402in"/>
    </style:style>
    <style:style style:name="P227" style:parent-style-name="TableContents" style:family="paragraph">
      <style:text-properties style:font-name="Roboto" fo:font-size="9.5pt" style:font-size-asian="9.5pt" style:font-size-complex="9.5pt"/>
    </style:style>
    <style:style style:name="TableRow228" style:family="table-row">
      <style:table-row-properties style:use-optimal-row-height="false" fo:keep-together="always"/>
    </style:style>
    <style:style style:name="TableCell229" style:family="table-cell">
      <style:table-cell-properties fo:border="none" style:writing-mode="lr-tb" fo:padding-top="0.0402in" fo:padding-left="0.0402in" fo:padding-bottom="0.0402in" fo:padding-right="0.0402in"/>
    </style:style>
    <style:style style:name="P23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231" style:family="table-cell">
      <style:table-cell-properties fo:border="none" style:writing-mode="lr-tb" fo:padding-top="0.0402in" fo:padding-left="0.0402in" fo:padding-bottom="0.0402in" fo:padding-right="0.0402in"/>
    </style:style>
    <style:style style:name="P232" style:parent-style-name="TableContents" style:family="paragraph">
      <style:text-properties style:font-name="Roboto" fo:font-size="9.5pt" style:font-size-asian="9.5pt" style:font-size-complex="9.5pt"/>
    </style:style>
    <style:style style:name="TableRow233" style:family="table-row">
      <style:table-row-properties style:use-optimal-row-height="false" fo:keep-together="always"/>
    </style:style>
    <style:style style:name="TableCell234" style:family="table-cell">
      <style:table-cell-properties fo:border="none" style:writing-mode="lr-tb" fo:padding-top="0.0402in" fo:padding-left="0.0402in" fo:padding-bottom="0.0402in" fo:padding-right="0.0402in"/>
    </style:style>
    <style:style style:name="P23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236" style:family="table-cell">
      <style:table-cell-properties fo:border="none" style:writing-mode="lr-tb" fo:padding-top="0.0402in" fo:padding-left="0.0402in" fo:padding-bottom="0.0402in" fo:padding-right="0.0402in"/>
    </style:style>
    <style:style style:name="P237" style:parent-style-name="TableContents" style:family="paragraph">
      <style:text-properties style:font-name="Roboto" fo:font-size="9.5pt" style:font-size-asian="9.5pt" style:font-size-complex="9.5pt"/>
    </style:style>
    <style:style style:name="TableRow238" style:family="table-row">
      <style:table-row-properties style:use-optimal-row-height="false" fo:keep-together="always"/>
    </style:style>
    <style:style style:name="TableCell239" style:family="table-cell">
      <style:table-cell-properties fo:border="none" style:writing-mode="lr-tb" fo:padding-top="0.0402in" fo:padding-left="0.0402in" fo:padding-bottom="0.0402in" fo:padding-right="0.0402in"/>
    </style:style>
    <style:style style:name="P24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241" style:family="table-cell">
      <style:table-cell-properties fo:border="none" style:writing-mode="lr-tb" fo:padding-top="0.0402in" fo:padding-left="0.0402in" fo:padding-bottom="0.0402in" fo:padding-right="0.0402in"/>
    </style:style>
    <style:style style:name="P242" style:parent-style-name="TableContents" style:family="paragraph">
      <style:text-properties style:font-name="Roboto" fo:font-size="9.5pt" style:font-size-asian="9.5pt" style:font-size-complex="9.5pt"/>
    </style:style>
    <style:style style:name="TableRow243" style:family="table-row">
      <style:table-row-properties style:use-optimal-row-height="false" fo:keep-together="always"/>
    </style:style>
    <style:style style:name="TableCell244" style:family="table-cell">
      <style:table-cell-properties fo:border="none" style:writing-mode="lr-tb" fo:padding-top="0.0402in" fo:padding-left="0.0402in" fo:padding-bottom="0.0402in" fo:padding-right="0.0402in"/>
    </style:style>
    <style:style style:name="P24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246" style:family="table-cell">
      <style:table-cell-properties fo:border="none" style:writing-mode="lr-tb" fo:padding-top="0.0402in" fo:padding-left="0.0402in" fo:padding-bottom="0.0402in" fo:padding-right="0.0402in"/>
    </style:style>
    <style:style style:name="P247" style:parent-style-name="TableContents" style:family="paragraph">
      <style:text-properties style:font-name="Roboto" fo:font-size="9.5pt" style:font-size-asian="9.5pt" style:font-size-complex="9.5pt"/>
    </style:style>
    <style:style style:name="TableRow248" style:family="table-row">
      <style:table-row-properties style:use-optimal-row-height="false" fo:keep-together="always"/>
    </style:style>
    <style:style style:name="TableCell249" style:family="table-cell">
      <style:table-cell-properties fo:border="none" style:writing-mode="lr-tb" fo:padding-top="0.0402in" fo:padding-left="0.0402in" fo:padding-bottom="0.0402in" fo:padding-right="0.0402in"/>
    </style:style>
    <style:style style:name="P25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251" style:family="table-cell">
      <style:table-cell-properties fo:border="none" style:writing-mode="lr-tb" fo:padding-top="0.0402in" fo:padding-left="0.0402in" fo:padding-bottom="0.0402in" fo:padding-right="0.0402in"/>
    </style:style>
    <style:style style:name="P252" style:parent-style-name="TableContents" style:family="paragraph">
      <style:text-properties style:font-name="Roboto" fo:font-size="9.5pt" style:font-size-asian="9.5pt" style:font-size-complex="9.5pt"/>
    </style:style>
    <style:style style:name="TableRow253" style:family="table-row">
      <style:table-row-properties style:use-optimal-row-height="false" fo:keep-together="always"/>
    </style:style>
    <style:style style:name="TableCell254" style:family="table-cell">
      <style:table-cell-properties fo:border="none" style:writing-mode="lr-tb" fo:padding-top="0.0402in" fo:padding-left="0.0402in" fo:padding-bottom="0.0402in" fo:padding-right="0.0402in"/>
    </style:style>
    <style:style style:name="P25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256" style:family="table-cell">
      <style:table-cell-properties fo:border="none" style:writing-mode="lr-tb" fo:padding-top="0.0402in" fo:padding-left="0.0402in" fo:padding-bottom="0.0402in" fo:padding-right="0.0402in"/>
    </style:style>
    <style:style style:name="P257" style:parent-style-name="TableContents" style:family="paragraph">
      <style:text-properties style:font-name="Roboto" fo:font-size="9.5pt" style:font-size-asian="9.5pt" style:font-size-complex="9.5pt"/>
    </style:style>
    <style:style style:name="TableRow258" style:family="table-row">
      <style:table-row-properties style:use-optimal-row-height="false" fo:keep-together="always"/>
    </style:style>
    <style:style style:name="TableCell259" style:family="table-cell">
      <style:table-cell-properties fo:border="none" style:writing-mode="lr-tb" fo:padding-top="0.0402in" fo:padding-left="0.0402in" fo:padding-bottom="0.0402in" fo:padding-right="0.0402in"/>
    </style:style>
    <style:style style:name="P26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261" style:family="table-cell">
      <style:table-cell-properties fo:border="none" style:writing-mode="lr-tb" fo:padding-top="0.0402in" fo:padding-left="0.0402in" fo:padding-bottom="0.0402in" fo:padding-right="0.0402in"/>
    </style:style>
    <style:style style:name="P262" style:parent-style-name="TableContents" style:family="paragraph">
      <style:text-properties style:font-name="Roboto" fo:font-size="9.5pt" style:font-size-asian="9.5pt" style:font-size-complex="9.5pt"/>
    </style:style>
    <style:style style:name="TableRow263" style:family="table-row">
      <style:table-row-properties style:use-optimal-row-height="false" fo:keep-together="always"/>
    </style:style>
    <style:style style:name="TableCell264" style:family="table-cell">
      <style:table-cell-properties fo:border="none" style:writing-mode="lr-tb" fo:padding-top="0.0402in" fo:padding-left="0.0402in" fo:padding-bottom="0.0402in" fo:padding-right="0.0402in"/>
    </style:style>
    <style:style style:name="P26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266" style:family="table-cell">
      <style:table-cell-properties fo:border="none" style:writing-mode="lr-tb" fo:padding-top="0.0402in" fo:padding-left="0.0402in" fo:padding-bottom="0.0402in" fo:padding-right="0.0402in"/>
    </style:style>
    <style:style style:name="P267" style:parent-style-name="TableContents" style:family="paragraph">
      <style:text-properties style:font-name="Roboto" fo:font-size="9.5pt" style:font-size-asian="9.5pt" style:font-size-complex="9.5pt"/>
    </style:style>
    <style:style style:name="TableRow268" style:family="table-row">
      <style:table-row-properties style:use-optimal-row-height="false" fo:keep-together="always"/>
    </style:style>
    <style:style style:name="TableCell269" style:family="table-cell">
      <style:table-cell-properties fo:border="none" style:writing-mode="lr-tb" fo:padding-top="0.0402in" fo:padding-left="0.0402in" fo:padding-bottom="0.0402in" fo:padding-right="0.0402in"/>
    </style:style>
    <style:style style:name="P27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271" style:family="table-cell">
      <style:table-cell-properties fo:border="none" style:writing-mode="lr-tb" fo:padding-top="0.0402in" fo:padding-left="0.0402in" fo:padding-bottom="0.0402in" fo:padding-right="0.0402in"/>
    </style:style>
    <style:style style:name="P272" style:parent-style-name="TableContents" style:family="paragraph">
      <style:text-properties style:font-name="Roboto" fo:font-size="9.5pt" style:font-size-asian="9.5pt" style:font-size-complex="9.5pt"/>
    </style:style>
    <style:style style:name="TableRow273" style:family="table-row">
      <style:table-row-properties style:use-optimal-row-height="false" fo:keep-together="always"/>
    </style:style>
    <style:style style:name="TableCell274" style:family="table-cell">
      <style:table-cell-properties fo:border="none" style:writing-mode="lr-tb" fo:padding-top="0.0402in" fo:padding-left="0.0402in" fo:padding-bottom="0.0402in" fo:padding-right="0.0402in"/>
    </style:style>
    <style:style style:name="P27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276" style:family="table-cell">
      <style:table-cell-properties fo:border="none" style:writing-mode="lr-tb" fo:padding-top="0.0402in" fo:padding-left="0.0402in" fo:padding-bottom="0.0402in" fo:padding-right="0.0402in"/>
    </style:style>
    <style:style style:name="P277" style:parent-style-name="TableContents" style:family="paragraph">
      <style:text-properties style:font-name="Roboto" fo:font-size="9.5pt" style:font-size-asian="9.5pt" style:font-size-complex="9.5pt"/>
    </style:style>
    <style:style style:name="TableRow278" style:family="table-row">
      <style:table-row-properties style:use-optimal-row-height="false" fo:keep-together="always"/>
    </style:style>
    <style:style style:name="TableCell279" style:family="table-cell">
      <style:table-cell-properties fo:border="none" style:writing-mode="lr-tb" fo:padding-top="0.0402in" fo:padding-left="0.0402in" fo:padding-bottom="0.0402in" fo:padding-right="0.0402in"/>
    </style:style>
    <style:style style:name="P28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281" style:family="table-cell">
      <style:table-cell-properties fo:border="none" style:writing-mode="lr-tb" fo:padding-top="0.0402in" fo:padding-left="0.0402in" fo:padding-bottom="0.0402in" fo:padding-right="0.0402in"/>
    </style:style>
    <style:style style:name="P282" style:parent-style-name="TableContents" style:family="paragraph">
      <style:text-properties style:font-name="Roboto" fo:font-size="9.5pt" style:font-size-asian="9.5pt" style:font-size-complex="9.5pt"/>
    </style:style>
    <style:style style:name="TableRow283" style:family="table-row">
      <style:table-row-properties style:use-optimal-row-height="false" fo:keep-together="always"/>
    </style:style>
    <style:style style:name="TableCell284" style:family="table-cell">
      <style:table-cell-properties fo:border="none" style:writing-mode="lr-tb" fo:padding-top="0.0402in" fo:padding-left="0.0402in" fo:padding-bottom="0.0402in" fo:padding-right="0.0402in"/>
    </style:style>
    <style:style style:name="P28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286" style:family="table-cell">
      <style:table-cell-properties fo:border="none" style:writing-mode="lr-tb" fo:padding-top="0.0402in" fo:padding-left="0.0402in" fo:padding-bottom="0.0402in" fo:padding-right="0.0402in"/>
    </style:style>
    <style:style style:name="P287" style:parent-style-name="TableContents" style:family="paragraph">
      <style:text-properties style:font-name="Roboto" fo:font-size="9.5pt" style:font-size-asian="9.5pt" style:font-size-complex="9.5pt"/>
    </style:style>
    <style:style style:name="TableRow288" style:family="table-row">
      <style:table-row-properties style:use-optimal-row-height="false" fo:keep-together="always"/>
    </style:style>
    <style:style style:name="TableCell289" style:family="table-cell">
      <style:table-cell-properties fo:border="none" style:writing-mode="lr-tb" fo:padding-top="0.0402in" fo:padding-left="0.0402in" fo:padding-bottom="0.0402in" fo:padding-right="0.0402in"/>
    </style:style>
    <style:style style:name="P29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291" style:family="table-cell">
      <style:table-cell-properties fo:border="none" style:writing-mode="lr-tb" fo:padding-top="0.0402in" fo:padding-left="0.0402in" fo:padding-bottom="0.0402in" fo:padding-right="0.0402in"/>
    </style:style>
    <style:style style:name="P292" style:parent-style-name="TableContents" style:family="paragraph">
      <style:text-properties style:font-name="Roboto" fo:font-size="9.5pt" style:font-size-asian="9.5pt" style:font-size-complex="9.5pt"/>
    </style:style>
    <style:style style:name="TableRow293" style:family="table-row">
      <style:table-row-properties style:use-optimal-row-height="false" fo:keep-together="always"/>
    </style:style>
    <style:style style:name="TableCell294" style:family="table-cell">
      <style:table-cell-properties fo:border="none" style:writing-mode="lr-tb" fo:padding-top="0.0402in" fo:padding-left="0.0402in" fo:padding-bottom="0.0402in" fo:padding-right="0.0402in"/>
    </style:style>
    <style:style style:name="P29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296" style:family="table-cell">
      <style:table-cell-properties fo:border="none" style:writing-mode="lr-tb" fo:padding-top="0.0402in" fo:padding-left="0.0402in" fo:padding-bottom="0.0402in" fo:padding-right="0.0402in"/>
    </style:style>
    <style:style style:name="P297" style:parent-style-name="TableContents" style:family="paragraph">
      <style:text-properties style:font-name="Roboto" fo:font-size="9.5pt" style:font-size-asian="9.5pt" style:font-size-complex="9.5pt"/>
    </style:style>
    <style:style style:name="TableRow298" style:family="table-row">
      <style:table-row-properties style:use-optimal-row-height="false" fo:keep-together="always"/>
    </style:style>
    <style:style style:name="TableCell299" style:family="table-cell">
      <style:table-cell-properties fo:border="none" style:writing-mode="lr-tb" fo:padding-top="0.0402in" fo:padding-left="0.0402in" fo:padding-bottom="0.0402in" fo:padding-right="0.0402in"/>
    </style:style>
    <style:style style:name="P30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301" style:family="table-cell">
      <style:table-cell-properties fo:border="none" style:writing-mode="lr-tb" fo:padding-top="0.0402in" fo:padding-left="0.0402in" fo:padding-bottom="0.0402in" fo:padding-right="0.0402in"/>
    </style:style>
    <style:style style:name="P302" style:parent-style-name="TableContents" style:family="paragraph">
      <style:text-properties style:font-name="Roboto" fo:font-size="9.5pt" style:font-size-asian="9.5pt" style:font-size-complex="9.5pt"/>
    </style:style>
    <style:style style:name="TableRow303" style:family="table-row">
      <style:table-row-properties style:use-optimal-row-height="false" fo:keep-together="always"/>
    </style:style>
    <style:style style:name="TableCell304" style:family="table-cell">
      <style:table-cell-properties fo:border="none" style:writing-mode="lr-tb" fo:padding-top="0.0402in" fo:padding-left="0.0402in" fo:padding-bottom="0.0402in" fo:padding-right="0.0402in"/>
    </style:style>
    <style:style style:name="P30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306" style:family="table-cell">
      <style:table-cell-properties fo:border="none" style:writing-mode="lr-tb" fo:padding-top="0.0402in" fo:padding-left="0.0402in" fo:padding-bottom="0.0402in" fo:padding-right="0.0402in"/>
    </style:style>
    <style:style style:name="P307" style:parent-style-name="TableContents" style:family="paragraph">
      <style:text-properties style:font-name="Roboto" fo:font-size="9.5pt" style:font-size-asian="9.5pt" style:font-size-complex="9.5pt"/>
    </style:style>
    <style:style style:name="TableRow308" style:family="table-row">
      <style:table-row-properties style:use-optimal-row-height="false" fo:keep-together="always"/>
    </style:style>
    <style:style style:name="TableCell309" style:family="table-cell">
      <style:table-cell-properties fo:border="none" style:writing-mode="lr-tb" fo:padding-top="0.0402in" fo:padding-left="0.0402in" fo:padding-bottom="0.0402in" fo:padding-right="0.0402in"/>
    </style:style>
    <style:style style:name="P31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311" style:family="table-cell">
      <style:table-cell-properties fo:border="none" style:writing-mode="lr-tb" fo:padding-top="0.0402in" fo:padding-left="0.0402in" fo:padding-bottom="0.0402in" fo:padding-right="0.0402in"/>
    </style:style>
    <style:style style:name="P312" style:parent-style-name="TableContents" style:family="paragraph">
      <style:text-properties style:font-name="Roboto" fo:font-size="9.5pt" style:font-size-asian="9.5pt" style:font-size-complex="9.5pt"/>
    </style:style>
    <style:style style:name="TableRow313" style:family="table-row">
      <style:table-row-properties style:use-optimal-row-height="false" fo:keep-together="always"/>
    </style:style>
    <style:style style:name="TableCell314" style:family="table-cell">
      <style:table-cell-properties fo:border="none" style:writing-mode="lr-tb" fo:padding-top="0.0402in" fo:padding-left="0.0402in" fo:padding-bottom="0.0402in" fo:padding-right="0.0402in"/>
    </style:style>
    <style:style style:name="P31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316" style:family="table-cell">
      <style:table-cell-properties fo:border="none" style:writing-mode="lr-tb" fo:padding-top="0.0402in" fo:padding-left="0.0402in" fo:padding-bottom="0.0402in" fo:padding-right="0.0402in"/>
    </style:style>
    <style:style style:name="P317" style:parent-style-name="TableContents" style:family="paragraph">
      <style:text-properties style:font-name="Roboto" fo:font-size="9.5pt" style:font-size-asian="9.5pt" style:font-size-complex="9.5pt"/>
    </style:style>
    <style:style style:name="TableRow318" style:family="table-row">
      <style:table-row-properties style:use-optimal-row-height="false" fo:keep-together="always"/>
    </style:style>
    <style:style style:name="TableCell319" style:family="table-cell">
      <style:table-cell-properties fo:border="none" style:writing-mode="lr-tb" fo:padding-top="0.0402in" fo:padding-left="0.0402in" fo:padding-bottom="0.0402in" fo:padding-right="0.0402in"/>
    </style:style>
    <style:style style:name="P32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321" style:family="table-cell">
      <style:table-cell-properties fo:border="none" style:writing-mode="lr-tb" fo:padding-top="0.0402in" fo:padding-left="0.0402in" fo:padding-bottom="0.0402in" fo:padding-right="0.0402in"/>
    </style:style>
    <style:style style:name="P322" style:parent-style-name="TableContents" style:family="paragraph">
      <style:text-properties style:font-name="Roboto" fo:font-size="9.5pt" style:font-size-asian="9.5pt" style:font-size-complex="9.5pt"/>
    </style:style>
    <style:style style:name="TableRow323" style:family="table-row">
      <style:table-row-properties style:use-optimal-row-height="false" fo:keep-together="always"/>
    </style:style>
    <style:style style:name="TableCell324" style:family="table-cell">
      <style:table-cell-properties fo:border="none" style:writing-mode="lr-tb" fo:padding-top="0.0402in" fo:padding-left="0.0402in" fo:padding-bottom="0.0402in" fo:padding-right="0.0402in"/>
    </style:style>
    <style:style style:name="P32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326" style:family="table-cell">
      <style:table-cell-properties fo:border="none" style:writing-mode="lr-tb" fo:padding-top="0.0402in" fo:padding-left="0.0402in" fo:padding-bottom="0.0402in" fo:padding-right="0.0402in"/>
    </style:style>
    <style:style style:name="P327" style:parent-style-name="TableContents" style:family="paragraph">
      <style:text-properties style:font-name="Roboto" fo:font-size="9.5pt" style:font-size-asian="9.5pt" style:font-size-complex="9.5pt"/>
    </style:style>
    <style:style style:name="TableRow328" style:family="table-row">
      <style:table-row-properties style:use-optimal-row-height="false" fo:keep-together="always"/>
    </style:style>
    <style:style style:name="TableCell329" style:family="table-cell">
      <style:table-cell-properties fo:border="none" style:writing-mode="lr-tb" fo:padding-top="0.0402in" fo:padding-left="0.0402in" fo:padding-bottom="0.0402in" fo:padding-right="0.0402in"/>
    </style:style>
    <style:style style:name="P33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331" style:family="table-cell">
      <style:table-cell-properties fo:border="none" style:writing-mode="lr-tb" fo:padding-top="0.0402in" fo:padding-left="0.0402in" fo:padding-bottom="0.0402in" fo:padding-right="0.0402in"/>
    </style:style>
    <style:style style:name="P332" style:parent-style-name="TableContents" style:family="paragraph">
      <style:text-properties style:font-name="Roboto" fo:font-size="9.5pt" style:font-size-asian="9.5pt" style:font-size-complex="9.5pt"/>
    </style:style>
    <style:style style:name="TableRow333" style:family="table-row">
      <style:table-row-properties style:use-optimal-row-height="false" fo:keep-together="always"/>
    </style:style>
    <style:style style:name="TableCell334" style:family="table-cell">
      <style:table-cell-properties fo:border="none" style:writing-mode="lr-tb" fo:padding-top="0.0402in" fo:padding-left="0.0402in" fo:padding-bottom="0.0402in" fo:padding-right="0.0402in"/>
    </style:style>
    <style:style style:name="P33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336" style:family="table-cell">
      <style:table-cell-properties fo:border="none" style:writing-mode="lr-tb" fo:padding-top="0.0402in" fo:padding-left="0.0402in" fo:padding-bottom="0.0402in" fo:padding-right="0.0402in"/>
    </style:style>
    <style:style style:name="P337" style:parent-style-name="TableContents" style:family="paragraph">
      <style:text-properties style:font-name="Roboto" fo:font-size="9.5pt" style:font-size-asian="9.5pt" style:font-size-complex="9.5pt"/>
    </style:style>
    <style:style style:name="TableRow338" style:family="table-row">
      <style:table-row-properties style:use-optimal-row-height="false" fo:keep-together="always"/>
    </style:style>
    <style:style style:name="TableCell339" style:family="table-cell">
      <style:table-cell-properties fo:border="none" style:writing-mode="lr-tb" fo:padding-top="0.0402in" fo:padding-left="0.0402in" fo:padding-bottom="0.0402in" fo:padding-right="0.0402in"/>
    </style:style>
    <style:style style:name="P34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341" style:family="table-cell">
      <style:table-cell-properties fo:border="none" style:writing-mode="lr-tb" fo:padding-top="0.0402in" fo:padding-left="0.0402in" fo:padding-bottom="0.0402in" fo:padding-right="0.0402in"/>
    </style:style>
    <style:style style:name="P342" style:parent-style-name="TableContents" style:family="paragraph">
      <style:text-properties style:font-name="Roboto" fo:font-size="9.5pt" style:font-size-asian="9.5pt" style:font-size-complex="9.5pt"/>
    </style:style>
    <style:style style:name="TableRow343" style:family="table-row">
      <style:table-row-properties style:use-optimal-row-height="false" fo:keep-together="always"/>
    </style:style>
    <style:style style:name="TableCell344" style:family="table-cell">
      <style:table-cell-properties fo:border="none" style:writing-mode="lr-tb" fo:padding-top="0.0402in" fo:padding-left="0.0402in" fo:padding-bottom="0.0402in" fo:padding-right="0.0402in"/>
    </style:style>
    <style:style style:name="P34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346" style:family="table-cell">
      <style:table-cell-properties fo:border="none" style:writing-mode="lr-tb" fo:padding-top="0.0402in" fo:padding-left="0.0402in" fo:padding-bottom="0.0402in" fo:padding-right="0.0402in"/>
    </style:style>
    <style:style style:name="P347" style:parent-style-name="TableContents" style:family="paragraph">
      <style:text-properties style:font-name="Roboto" fo:font-size="9.5pt" style:font-size-asian="9.5pt" style:font-size-complex="9.5pt"/>
    </style:style>
    <style:style style:name="TableRow348" style:family="table-row">
      <style:table-row-properties style:use-optimal-row-height="false" fo:keep-together="always"/>
    </style:style>
    <style:style style:name="TableCell349" style:family="table-cell">
      <style:table-cell-properties fo:border="none" style:writing-mode="lr-tb" fo:padding-top="0.0402in" fo:padding-left="0.0402in" fo:padding-bottom="0.0402in" fo:padding-right="0.0402in"/>
    </style:style>
    <style:style style:name="P35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351" style:family="table-cell">
      <style:table-cell-properties fo:border="none" style:writing-mode="lr-tb" fo:padding-top="0.0402in" fo:padding-left="0.0402in" fo:padding-bottom="0.0402in" fo:padding-right="0.0402in"/>
    </style:style>
    <style:style style:name="P352" style:parent-style-name="TableContents" style:family="paragraph">
      <style:text-properties style:font-name="Roboto" fo:font-size="9.5pt" style:font-size-asian="9.5pt" style:font-size-complex="9.5pt"/>
    </style:style>
    <style:style style:name="TableRow353" style:family="table-row">
      <style:table-row-properties style:min-row-height="0.1569in" style:use-optimal-row-height="false" fo:keep-together="always"/>
    </style:style>
    <style:style style:name="TableCell354" style:family="table-cell">
      <style:table-cell-properties fo:border="none" style:writing-mode="lr-tb" fo:padding-top="0.0402in" fo:padding-left="0.0402in" fo:padding-bottom="0.0402in" fo:padding-right="0.0402in"/>
    </style:style>
    <style:style style:name="P35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356" style:family="table-cell">
      <style:table-cell-properties fo:border="none" style:writing-mode="lr-tb" fo:padding-top="0.0402in" fo:padding-left="0.0402in" fo:padding-bottom="0.0402in" fo:padding-right="0.0402in"/>
    </style:style>
    <style:style style:name="P357" style:parent-style-name="TableContents" style:family="paragraph">
      <style:text-properties style:font-name="Roboto" fo:font-size="9.5pt" style:font-size-asian="9.5pt" style:font-size-complex="9.5pt"/>
    </style:style>
    <style:style style:name="TableRow358" style:family="table-row">
      <style:table-row-properties style:use-optimal-row-height="false" fo:keep-together="always"/>
    </style:style>
    <style:style style:name="TableCell359" style:family="table-cell">
      <style:table-cell-properties fo:border="none" style:writing-mode="lr-tb" fo:padding-top="0.0402in" fo:padding-left="0.0402in" fo:padding-bottom="0.0402in" fo:padding-right="0.0402in"/>
    </style:style>
    <style:style style:name="P36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361" style:family="table-cell">
      <style:table-cell-properties fo:border="none" style:writing-mode="lr-tb" fo:padding-top="0.0402in" fo:padding-left="0.0402in" fo:padding-bottom="0.0402in" fo:padding-right="0.0402in"/>
    </style:style>
    <style:style style:name="P362" style:parent-style-name="TableContents" style:family="paragraph">
      <style:text-properties style:font-name="Roboto" fo:font-size="9.5pt" style:font-size-asian="9.5pt" style:font-size-complex="9.5pt"/>
    </style:style>
    <style:style style:name="TableRow363" style:family="table-row">
      <style:table-row-properties style:use-optimal-row-height="false" fo:keep-together="always"/>
    </style:style>
    <style:style style:name="TableCell364" style:family="table-cell">
      <style:table-cell-properties fo:border="none" style:writing-mode="lr-tb" fo:padding-top="0.0402in" fo:padding-left="0.0402in" fo:padding-bottom="0.0402in" fo:padding-right="0.0402in"/>
    </style:style>
    <style:style style:name="P36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366" style:family="table-cell">
      <style:table-cell-properties fo:border="none" style:writing-mode="lr-tb" fo:padding-top="0.0402in" fo:padding-left="0.0402in" fo:padding-bottom="0.0402in" fo:padding-right="0.0402in"/>
    </style:style>
    <style:style style:name="P367" style:parent-style-name="TableContents" style:family="paragraph">
      <style:text-properties style:font-name="Roboto" fo:font-size="9.5pt" style:font-size-asian="9.5pt" style:font-size-complex="9.5pt"/>
    </style:style>
    <style:style style:name="TableRow368" style:family="table-row">
      <style:table-row-properties style:use-optimal-row-height="false" fo:keep-together="always"/>
    </style:style>
    <style:style style:name="TableCell369" style:family="table-cell">
      <style:table-cell-properties fo:border="none" style:writing-mode="lr-tb" fo:padding-top="0.0402in" fo:padding-left="0.0402in" fo:padding-bottom="0.0402in" fo:padding-right="0.0402in"/>
    </style:style>
    <style:style style:name="P37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371" style:family="table-cell">
      <style:table-cell-properties fo:border="none" style:writing-mode="lr-tb" fo:padding-top="0.0402in" fo:padding-left="0.0402in" fo:padding-bottom="0.0402in" fo:padding-right="0.0402in"/>
    </style:style>
    <style:style style:name="P372" style:parent-style-name="TableContents" style:family="paragraph">
      <style:text-properties style:font-name="Roboto" fo:font-size="9.5pt" style:font-size-asian="9.5pt" style:font-size-complex="9.5pt"/>
    </style:style>
    <style:style style:name="TableRow373" style:family="table-row">
      <style:table-row-properties style:use-optimal-row-height="false" fo:keep-together="always"/>
    </style:style>
    <style:style style:name="TableCell374" style:family="table-cell">
      <style:table-cell-properties fo:border="none" style:writing-mode="lr-tb" fo:padding-top="0.0402in" fo:padding-left="0.0402in" fo:padding-bottom="0.0402in" fo:padding-right="0.0402in"/>
    </style:style>
    <style:style style:name="P37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376" style:family="table-cell">
      <style:table-cell-properties fo:border="none" style:writing-mode="lr-tb" fo:padding-top="0.0402in" fo:padding-left="0.0402in" fo:padding-bottom="0.0402in" fo:padding-right="0.0402in"/>
    </style:style>
    <style:style style:name="P377" style:parent-style-name="TableContents" style:family="paragraph">
      <style:text-properties style:font-name="Roboto" fo:font-size="9.5pt" style:font-size-asian="9.5pt" style:font-size-complex="9.5pt"/>
    </style:style>
    <style:style style:name="TableRow378" style:family="table-row">
      <style:table-row-properties style:use-optimal-row-height="false" fo:keep-together="always"/>
    </style:style>
    <style:style style:name="TableCell379" style:family="table-cell">
      <style:table-cell-properties fo:border="none" style:writing-mode="lr-tb" fo:padding-top="0.0402in" fo:padding-left="0.0402in" fo:padding-bottom="0.0402in" fo:padding-right="0.0402in"/>
    </style:style>
    <style:style style:name="P38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381" style:family="table-cell">
      <style:table-cell-properties fo:border="none" style:writing-mode="lr-tb" fo:padding-top="0.0402in" fo:padding-left="0.0402in" fo:padding-bottom="0.0402in" fo:padding-right="0.0402in"/>
    </style:style>
    <style:style style:name="P382" style:parent-style-name="TableContents" style:family="paragraph">
      <style:text-properties style:font-name="Roboto" fo:font-size="9.5pt" style:font-size-asian="9.5pt" style:font-size-complex="9.5pt"/>
    </style:style>
    <style:style style:name="TableRow383" style:family="table-row">
      <style:table-row-properties style:use-optimal-row-height="false" fo:keep-together="always"/>
    </style:style>
    <style:style style:name="TableCell384" style:family="table-cell">
      <style:table-cell-properties fo:border="none" style:writing-mode="lr-tb" fo:padding-top="0.0402in" fo:padding-left="0.0402in" fo:padding-bottom="0.0402in" fo:padding-right="0.0402in"/>
    </style:style>
    <style:style style:name="P38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386" style:family="table-cell">
      <style:table-cell-properties fo:border="none" style:writing-mode="lr-tb" fo:padding-top="0.0402in" fo:padding-left="0.0402in" fo:padding-bottom="0.0402in" fo:padding-right="0.0402in"/>
    </style:style>
    <style:style style:name="P387" style:parent-style-name="TableContents" style:family="paragraph">
      <style:text-properties style:font-name="Roboto" fo:font-size="9.5pt" style:font-size-asian="9.5pt" style:font-size-complex="9.5pt"/>
    </style:style>
    <style:style style:name="TableRow388" style:family="table-row">
      <style:table-row-properties style:use-optimal-row-height="false" fo:keep-together="always"/>
    </style:style>
    <style:style style:name="TableCell389" style:family="table-cell">
      <style:table-cell-properties fo:border="none" style:writing-mode="lr-tb" fo:padding-top="0.0402in" fo:padding-left="0.0402in" fo:padding-bottom="0.0402in" fo:padding-right="0.0402in"/>
    </style:style>
    <style:style style:name="P39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391" style:family="table-cell">
      <style:table-cell-properties fo:border="none" style:writing-mode="lr-tb" fo:padding-top="0.0402in" fo:padding-left="0.0402in" fo:padding-bottom="0.0402in" fo:padding-right="0.0402in"/>
    </style:style>
    <style:style style:name="P392" style:parent-style-name="TableContents" style:family="paragraph">
      <style:text-properties style:font-name="Roboto" fo:font-size="9.5pt" style:font-size-asian="9.5pt" style:font-size-complex="9.5pt"/>
    </style:style>
    <style:style style:name="TableRow393" style:family="table-row">
      <style:table-row-properties style:use-optimal-row-height="false" fo:keep-together="always"/>
    </style:style>
    <style:style style:name="TableCell394" style:family="table-cell">
      <style:table-cell-properties fo:border="none" style:writing-mode="lr-tb" fo:padding-top="0.0402in" fo:padding-left="0.0402in" fo:padding-bottom="0.0402in" fo:padding-right="0.0402in"/>
    </style:style>
    <style:style style:name="P39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396" style:family="table-cell">
      <style:table-cell-properties fo:border="none" style:writing-mode="lr-tb" fo:padding-top="0.0402in" fo:padding-left="0.0402in" fo:padding-bottom="0.0402in" fo:padding-right="0.0402in"/>
    </style:style>
    <style:style style:name="P397" style:parent-style-name="TableContents" style:family="paragraph">
      <style:text-properties style:font-name="Roboto" fo:font-size="9.5pt" style:font-size-asian="9.5pt" style:font-size-complex="9.5pt"/>
    </style:style>
    <style:style style:name="TableRow398" style:family="table-row">
      <style:table-row-properties style:use-optimal-row-height="false" fo:keep-together="always"/>
    </style:style>
    <style:style style:name="TableCell399" style:family="table-cell">
      <style:table-cell-properties fo:border="none" style:writing-mode="lr-tb" fo:padding-top="0.0402in" fo:padding-left="0.0402in" fo:padding-bottom="0.0402in" fo:padding-right="0.0402in"/>
    </style:style>
    <style:style style:name="P40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401" style:family="table-cell">
      <style:table-cell-properties fo:border="none" style:writing-mode="lr-tb" fo:padding-top="0.0402in" fo:padding-left="0.0402in" fo:padding-bottom="0.0402in" fo:padding-right="0.0402in"/>
    </style:style>
    <style:style style:name="P402" style:parent-style-name="TableContents" style:family="paragraph">
      <style:text-properties style:font-name="Roboto" fo:font-size="9.5pt" style:font-size-asian="9.5pt" style:font-size-complex="9.5pt"/>
    </style:style>
    <style:style style:name="TableRow403" style:family="table-row">
      <style:table-row-properties style:use-optimal-row-height="false" fo:keep-together="always"/>
    </style:style>
    <style:style style:name="TableCell404" style:family="table-cell">
      <style:table-cell-properties fo:border="none" style:writing-mode="lr-tb" fo:padding-top="0.0402in" fo:padding-left="0.0402in" fo:padding-bottom="0.0402in" fo:padding-right="0.0402in"/>
    </style:style>
    <style:style style:name="P40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406" style:family="table-cell">
      <style:table-cell-properties fo:border="none" style:writing-mode="lr-tb" fo:padding-top="0.0402in" fo:padding-left="0.0402in" fo:padding-bottom="0.0402in" fo:padding-right="0.0402in"/>
    </style:style>
    <style:style style:name="P407" style:parent-style-name="TableContents" style:family="paragraph">
      <style:text-properties style:font-name="Roboto" fo:font-size="9.5pt" style:font-size-asian="9.5pt" style:font-size-complex="9.5pt"/>
    </style:style>
    <style:style style:name="TableRow408" style:family="table-row">
      <style:table-row-properties style:use-optimal-row-height="false" fo:keep-together="always"/>
    </style:style>
    <style:style style:name="TableCell409" style:family="table-cell">
      <style:table-cell-properties fo:border="none" style:writing-mode="lr-tb" fo:padding-top="0.0402in" fo:padding-left="0.0402in" fo:padding-bottom="0.0402in" fo:padding-right="0.0402in"/>
    </style:style>
    <style:style style:name="P41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411" style:family="table-cell">
      <style:table-cell-properties fo:border="none" style:writing-mode="lr-tb" fo:padding-top="0.0402in" fo:padding-left="0.0402in" fo:padding-bottom="0.0402in" fo:padding-right="0.0402in"/>
    </style:style>
    <style:style style:name="P412" style:parent-style-name="TableContents" style:family="paragraph">
      <style:text-properties style:font-name="Roboto" fo:font-size="9.5pt" style:font-size-asian="9.5pt" style:font-size-complex="9.5pt"/>
    </style:style>
    <style:style style:name="TableRow413" style:family="table-row">
      <style:table-row-properties style:use-optimal-row-height="false" fo:keep-together="always"/>
    </style:style>
    <style:style style:name="TableCell414" style:family="table-cell">
      <style:table-cell-properties fo:border="none" style:writing-mode="lr-tb" fo:padding-top="0.0402in" fo:padding-left="0.0402in" fo:padding-bottom="0.0402in" fo:padding-right="0.0402in"/>
    </style:style>
    <style:style style:name="P41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416" style:family="table-cell">
      <style:table-cell-properties fo:border="none" style:writing-mode="lr-tb" fo:padding-top="0.0402in" fo:padding-left="0.0402in" fo:padding-bottom="0.0402in" fo:padding-right="0.0402in"/>
    </style:style>
    <style:style style:name="P417" style:parent-style-name="TableContents" style:family="paragraph">
      <style:text-properties style:font-name="Roboto" fo:font-size="9.5pt" style:font-size-asian="9.5pt" style:font-size-complex="9.5pt"/>
    </style:style>
    <style:style style:name="TableRow418" style:family="table-row">
      <style:table-row-properties style:use-optimal-row-height="false" fo:keep-together="always"/>
    </style:style>
    <style:style style:name="TableCell419" style:family="table-cell">
      <style:table-cell-properties fo:border="none" style:writing-mode="lr-tb" fo:padding-top="0.0402in" fo:padding-left="0.0402in" fo:padding-bottom="0.0402in" fo:padding-right="0.0402in"/>
    </style:style>
    <style:style style:name="P42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421" style:family="table-cell">
      <style:table-cell-properties fo:border="none" style:writing-mode="lr-tb" fo:padding-top="0.0402in" fo:padding-left="0.0402in" fo:padding-bottom="0.0402in" fo:padding-right="0.0402in"/>
    </style:style>
    <style:style style:name="P422" style:parent-style-name="TableContents" style:family="paragraph">
      <style:text-properties style:font-name="Roboto" fo:font-size="9.5pt" style:font-size-asian="9.5pt" style:font-size-complex="9.5pt"/>
    </style:style>
    <style:style style:name="TableRow423" style:family="table-row">
      <style:table-row-properties style:use-optimal-row-height="false" fo:keep-together="always"/>
    </style:style>
    <style:style style:name="TableCell424" style:family="table-cell">
      <style:table-cell-properties fo:border="none" style:writing-mode="lr-tb" fo:padding-top="0.0402in" fo:padding-left="0.0402in" fo:padding-bottom="0.0402in" fo:padding-right="0.0402in"/>
    </style:style>
    <style:style style:name="P42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426" style:family="table-cell">
      <style:table-cell-properties fo:border="none" style:writing-mode="lr-tb" fo:padding-top="0.0402in" fo:padding-left="0.0402in" fo:padding-bottom="0.0402in" fo:padding-right="0.0402in"/>
    </style:style>
    <style:style style:name="P427" style:parent-style-name="TableContents" style:family="paragraph">
      <style:text-properties style:font-name="Roboto" fo:font-size="9.5pt" style:font-size-asian="9.5pt" style:font-size-complex="9.5pt"/>
    </style:style>
    <style:style style:name="TableRow428" style:family="table-row">
      <style:table-row-properties style:use-optimal-row-height="false" fo:keep-together="always"/>
    </style:style>
    <style:style style:name="TableCell429" style:family="table-cell">
      <style:table-cell-properties fo:border="none" style:writing-mode="lr-tb" fo:padding-top="0.0402in" fo:padding-left="0.0402in" fo:padding-bottom="0.0402in" fo:padding-right="0.0402in"/>
    </style:style>
    <style:style style:name="P43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431" style:family="table-cell">
      <style:table-cell-properties fo:border="none" style:writing-mode="lr-tb" fo:padding-top="0.0402in" fo:padding-left="0.0402in" fo:padding-bottom="0.0402in" fo:padding-right="0.0402in"/>
    </style:style>
    <style:style style:name="P432" style:parent-style-name="TableContents" style:family="paragraph">
      <style:text-properties style:font-name="Roboto" fo:font-size="9.5pt" style:font-size-asian="9.5pt" style:font-size-complex="9.5pt"/>
    </style:style>
    <style:style style:name="TableRow433" style:family="table-row">
      <style:table-row-properties style:use-optimal-row-height="false" fo:keep-together="always"/>
    </style:style>
    <style:style style:name="TableCell434" style:family="table-cell">
      <style:table-cell-properties fo:border="none" style:writing-mode="lr-tb" fo:padding-top="0.0402in" fo:padding-left="0.0402in" fo:padding-bottom="0.0402in" fo:padding-right="0.0402in"/>
    </style:style>
    <style:style style:name="P43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436" style:family="table-cell">
      <style:table-cell-properties fo:border="none" style:writing-mode="lr-tb" fo:padding-top="0.0402in" fo:padding-left="0.0402in" fo:padding-bottom="0.0402in" fo:padding-right="0.0402in"/>
    </style:style>
    <style:style style:name="P437" style:parent-style-name="TableContents" style:family="paragraph">
      <style:text-properties style:font-name="Roboto" fo:font-size="9.5pt" style:font-size-asian="9.5pt" style:font-size-complex="9.5pt"/>
    </style:style>
    <style:style style:name="TableRow438" style:family="table-row">
      <style:table-row-properties style:use-optimal-row-height="false" fo:keep-together="always"/>
    </style:style>
    <style:style style:name="TableCell439" style:family="table-cell">
      <style:table-cell-properties fo:border="none" style:writing-mode="lr-tb" fo:padding-top="0.0402in" fo:padding-left="0.0402in" fo:padding-bottom="0.0402in" fo:padding-right="0.0402in"/>
    </style:style>
    <style:style style:name="P44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441" style:family="table-cell">
      <style:table-cell-properties fo:border="none" style:writing-mode="lr-tb" fo:padding-top="0.0402in" fo:padding-left="0.0402in" fo:padding-bottom="0.0402in" fo:padding-right="0.0402in"/>
    </style:style>
    <style:style style:name="P442" style:parent-style-name="TableContents" style:family="paragraph">
      <style:text-properties style:font-name="Roboto" fo:font-size="9.5pt" style:font-size-asian="9.5pt" style:font-size-complex="9.5pt"/>
    </style:style>
    <style:style style:name="TableRow443" style:family="table-row">
      <style:table-row-properties style:use-optimal-row-height="false" fo:keep-together="always"/>
    </style:style>
    <style:style style:name="TableCell444" style:family="table-cell">
      <style:table-cell-properties fo:border="none" style:writing-mode="lr-tb" fo:padding-top="0.0402in" fo:padding-left="0.0402in" fo:padding-bottom="0.0402in" fo:padding-right="0.0402in"/>
    </style:style>
    <style:style style:name="P44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446" style:family="table-cell">
      <style:table-cell-properties fo:border="none" style:writing-mode="lr-tb" fo:padding-top="0.0402in" fo:padding-left="0.0402in" fo:padding-bottom="0.0402in" fo:padding-right="0.0402in"/>
    </style:style>
    <style:style style:name="P447" style:parent-style-name="TableContents" style:family="paragraph">
      <style:text-properties style:font-name="Roboto" fo:font-size="9.5pt" style:font-size-asian="9.5pt" style:font-size-complex="9.5pt"/>
    </style:style>
    <style:style style:name="TableRow448" style:family="table-row">
      <style:table-row-properties style:use-optimal-row-height="false" fo:keep-together="always"/>
    </style:style>
    <style:style style:name="TableCell449" style:family="table-cell">
      <style:table-cell-properties fo:border="none" style:writing-mode="lr-tb" fo:padding-top="0.0402in" fo:padding-left="0.0402in" fo:padding-bottom="0.0402in" fo:padding-right="0.0402in"/>
    </style:style>
    <style:style style:name="P45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451" style:family="table-cell">
      <style:table-cell-properties fo:border="none" style:writing-mode="lr-tb" fo:padding-top="0.0402in" fo:padding-left="0.0402in" fo:padding-bottom="0.0402in" fo:padding-right="0.0402in"/>
    </style:style>
    <style:style style:name="P452" style:parent-style-name="TableContents" style:family="paragraph">
      <style:text-properties style:font-name="Roboto" fo:font-size="9.5pt" style:font-size-asian="9.5pt" style:font-size-complex="9.5pt"/>
    </style:style>
    <style:style style:name="TableRow453" style:family="table-row">
      <style:table-row-properties style:use-optimal-row-height="false" fo:keep-together="always"/>
    </style:style>
    <style:style style:name="TableCell454" style:family="table-cell">
      <style:table-cell-properties fo:border="none" style:writing-mode="lr-tb" fo:padding-top="0.0402in" fo:padding-left="0.0402in" fo:padding-bottom="0.0402in" fo:padding-right="0.0402in"/>
    </style:style>
    <style:style style:name="P45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456" style:family="table-cell">
      <style:table-cell-properties fo:border="none" style:writing-mode="lr-tb" fo:padding-top="0.0402in" fo:padding-left="0.0402in" fo:padding-bottom="0.0402in" fo:padding-right="0.0402in"/>
    </style:style>
    <style:style style:name="P457" style:parent-style-name="TableContents" style:family="paragraph">
      <style:text-properties style:font-name="Roboto" fo:font-size="9.5pt" style:font-size-asian="9.5pt" style:font-size-complex="9.5pt"/>
    </style:style>
    <style:style style:name="TableRow458" style:family="table-row">
      <style:table-row-properties style:use-optimal-row-height="false" fo:keep-together="always"/>
    </style:style>
    <style:style style:name="TableCell459" style:family="table-cell">
      <style:table-cell-properties fo:border="none" style:writing-mode="lr-tb" fo:padding-top="0.0402in" fo:padding-left="0.0402in" fo:padding-bottom="0.0402in" fo:padding-right="0.0402in"/>
    </style:style>
    <style:style style:name="P46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461" style:family="table-cell">
      <style:table-cell-properties fo:border="none" style:writing-mode="lr-tb" fo:padding-top="0.0402in" fo:padding-left="0.0402in" fo:padding-bottom="0.0402in" fo:padding-right="0.0402in"/>
    </style:style>
    <style:style style:name="P462" style:parent-style-name="TableContents" style:family="paragraph">
      <style:text-properties style:font-name="Roboto" fo:font-size="9.5pt" style:font-size-asian="9.5pt" style:font-size-complex="9.5pt"/>
    </style:style>
    <style:style style:name="TableRow463" style:family="table-row">
      <style:table-row-properties style:use-optimal-row-height="false" fo:keep-together="always"/>
    </style:style>
    <style:style style:name="TableCell464" style:family="table-cell">
      <style:table-cell-properties fo:border="none" style:writing-mode="lr-tb" fo:padding-top="0.0402in" fo:padding-left="0.0402in" fo:padding-bottom="0.0402in" fo:padding-right="0.0402in"/>
    </style:style>
    <style:style style:name="P46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466" style:family="table-cell">
      <style:table-cell-properties fo:border="none" style:writing-mode="lr-tb" fo:padding-top="0.0402in" fo:padding-left="0.0402in" fo:padding-bottom="0.0402in" fo:padding-right="0.0402in"/>
    </style:style>
    <style:style style:name="P467" style:parent-style-name="TableContents" style:family="paragraph">
      <style:text-properties style:font-name="Roboto" fo:font-size="9.5pt" style:font-size-asian="9.5pt" style:font-size-complex="9.5pt"/>
    </style:style>
    <style:style style:name="TableRow468" style:family="table-row">
      <style:table-row-properties style:use-optimal-row-height="false" fo:keep-together="always"/>
    </style:style>
    <style:style style:name="TableCell469" style:family="table-cell">
      <style:table-cell-properties fo:border="none" style:writing-mode="lr-tb" fo:padding-top="0.0402in" fo:padding-left="0.0402in" fo:padding-bottom="0.0402in" fo:padding-right="0.0402in"/>
    </style:style>
    <style:style style:name="P47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471" style:family="table-cell">
      <style:table-cell-properties fo:border="none" style:writing-mode="lr-tb" fo:padding-top="0.0402in" fo:padding-left="0.0402in" fo:padding-bottom="0.0402in" fo:padding-right="0.0402in"/>
    </style:style>
    <style:style style:name="P472" style:parent-style-name="TableContents" style:family="paragraph">
      <style:text-properties style:font-name="Roboto" fo:font-size="9.5pt" style:font-size-asian="9.5pt" style:font-size-complex="9.5pt"/>
    </style:style>
    <style:style style:name="TableRow473" style:family="table-row">
      <style:table-row-properties style:use-optimal-row-height="false" fo:keep-together="always"/>
    </style:style>
    <style:style style:name="TableCell474" style:family="table-cell">
      <style:table-cell-properties fo:border="none" style:writing-mode="lr-tb" fo:padding-top="0.0402in" fo:padding-left="0.0402in" fo:padding-bottom="0.0402in" fo:padding-right="0.0402in"/>
    </style:style>
    <style:style style:name="P47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476" style:family="table-cell">
      <style:table-cell-properties fo:border="none" style:writing-mode="lr-tb" fo:padding-top="0.0402in" fo:padding-left="0.0402in" fo:padding-bottom="0.0402in" fo:padding-right="0.0402in"/>
    </style:style>
    <style:style style:name="P477" style:parent-style-name="TableContents" style:family="paragraph">
      <style:text-properties style:font-name="Roboto" fo:font-size="9.5pt" style:font-size-asian="9.5pt" style:font-size-complex="9.5pt"/>
    </style:style>
    <style:style style:name="TableRow478" style:family="table-row">
      <style:table-row-properties style:use-optimal-row-height="false" fo:keep-together="always"/>
    </style:style>
    <style:style style:name="TableCell479" style:family="table-cell">
      <style:table-cell-properties fo:border="none" style:writing-mode="lr-tb" fo:padding-top="0.0402in" fo:padding-left="0.0402in" fo:padding-bottom="0.0402in" fo:padding-right="0.0402in"/>
    </style:style>
    <style:style style:name="P48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481" style:family="table-cell">
      <style:table-cell-properties fo:border="none" style:writing-mode="lr-tb" fo:padding-top="0.0402in" fo:padding-left="0.0402in" fo:padding-bottom="0.0402in" fo:padding-right="0.0402in"/>
    </style:style>
    <style:style style:name="P482" style:parent-style-name="TableContents" style:family="paragraph">
      <style:text-properties style:font-name="Roboto" fo:font-size="9.5pt" style:font-size-asian="9.5pt" style:font-size-complex="9.5pt"/>
    </style:style>
    <style:style style:name="TableRow483" style:family="table-row">
      <style:table-row-properties style:use-optimal-row-height="false" fo:keep-together="always"/>
    </style:style>
    <style:style style:name="TableCell484" style:family="table-cell">
      <style:table-cell-properties fo:border="none" style:writing-mode="lr-tb" fo:padding-top="0.0402in" fo:padding-left="0.0402in" fo:padding-bottom="0.0402in" fo:padding-right="0.0402in"/>
    </style:style>
    <style:style style:name="P48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486" style:family="table-cell">
      <style:table-cell-properties fo:border="none" style:writing-mode="lr-tb" fo:padding-top="0.0402in" fo:padding-left="0.0402in" fo:padding-bottom="0.0402in" fo:padding-right="0.0402in"/>
    </style:style>
    <style:style style:name="P487" style:parent-style-name="TableContents" style:family="paragraph">
      <style:text-properties style:font-name="Roboto" fo:font-size="9.5pt" style:font-size-asian="9.5pt" style:font-size-complex="9.5pt"/>
    </style:style>
    <style:style style:name="TableRow488" style:family="table-row">
      <style:table-row-properties style:use-optimal-row-height="false" fo:keep-together="always"/>
    </style:style>
    <style:style style:name="TableCell489" style:family="table-cell">
      <style:table-cell-properties fo:border="none" style:writing-mode="lr-tb" fo:padding-top="0.0402in" fo:padding-left="0.0402in" fo:padding-bottom="0.0402in" fo:padding-right="0.0402in"/>
    </style:style>
    <style:style style:name="P49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491" style:family="table-cell">
      <style:table-cell-properties fo:border="none" style:writing-mode="lr-tb" fo:padding-top="0.0402in" fo:padding-left="0.0402in" fo:padding-bottom="0.0402in" fo:padding-right="0.0402in"/>
    </style:style>
    <style:style style:name="P492" style:parent-style-name="TableContents" style:family="paragraph">
      <style:text-properties style:font-name="Roboto" fo:font-size="9.5pt" style:font-size-asian="9.5pt" style:font-size-complex="9.5pt"/>
    </style:style>
    <style:style style:name="TableRow493" style:family="table-row">
      <style:table-row-properties style:use-optimal-row-height="false" fo:keep-together="always"/>
    </style:style>
    <style:style style:name="TableCell494" style:family="table-cell">
      <style:table-cell-properties fo:border="none" style:writing-mode="lr-tb" fo:padding-top="0.0402in" fo:padding-left="0.0402in" fo:padding-bottom="0.0402in" fo:padding-right="0.0402in"/>
    </style:style>
    <style:style style:name="P49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496" style:family="table-cell">
      <style:table-cell-properties fo:border="none" style:writing-mode="lr-tb" fo:padding-top="0.0402in" fo:padding-left="0.0402in" fo:padding-bottom="0.0402in" fo:padding-right="0.0402in"/>
    </style:style>
    <style:style style:name="P497" style:parent-style-name="TableContents" style:family="paragraph">
      <style:text-properties style:font-name="Roboto" fo:font-size="9.5pt" style:font-size-asian="9.5pt" style:font-size-complex="9.5pt"/>
    </style:style>
    <style:style style:name="TableRow498" style:family="table-row">
      <style:table-row-properties style:use-optimal-row-height="false" fo:keep-together="always"/>
    </style:style>
    <style:style style:name="TableCell499" style:family="table-cell">
      <style:table-cell-properties fo:border="none" style:writing-mode="lr-tb" fo:padding-top="0.0402in" fo:padding-left="0.0402in" fo:padding-bottom="0.0402in" fo:padding-right="0.0402in"/>
    </style:style>
    <style:style style:name="P50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501" style:family="table-cell">
      <style:table-cell-properties fo:border="none" style:writing-mode="lr-tb" fo:padding-top="0.0402in" fo:padding-left="0.0402in" fo:padding-bottom="0.0402in" fo:padding-right="0.0402in"/>
    </style:style>
    <style:style style:name="P502" style:parent-style-name="TableContents" style:family="paragraph">
      <style:text-properties style:font-name="Roboto" fo:font-size="9.5pt" style:font-size-asian="9.5pt" style:font-size-complex="9.5pt"/>
    </style:style>
    <style:style style:name="TableRow503" style:family="table-row">
      <style:table-row-properties style:use-optimal-row-height="false" fo:keep-together="always"/>
    </style:style>
    <style:style style:name="TableCell504" style:family="table-cell">
      <style:table-cell-properties fo:border="none" style:writing-mode="lr-tb" fo:padding-top="0.0402in" fo:padding-left="0.0402in" fo:padding-bottom="0.0402in" fo:padding-right="0.0402in"/>
    </style:style>
    <style:style style:name="P50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506" style:family="table-cell">
      <style:table-cell-properties fo:border="none" style:writing-mode="lr-tb" fo:padding-top="0.0402in" fo:padding-left="0.0402in" fo:padding-bottom="0.0402in" fo:padding-right="0.0402in"/>
    </style:style>
    <style:style style:name="P507" style:parent-style-name="TableContents" style:family="paragraph">
      <style:text-properties style:font-name="Roboto" fo:font-size="9.5pt" style:font-size-asian="9.5pt" style:font-size-complex="9.5pt"/>
    </style:style>
    <style:style style:name="TableRow508" style:family="table-row">
      <style:table-row-properties style:use-optimal-row-height="false" fo:keep-together="always"/>
    </style:style>
    <style:style style:name="TableCell509" style:family="table-cell">
      <style:table-cell-properties fo:border="none" style:writing-mode="lr-tb" fo:padding-top="0.0402in" fo:padding-left="0.0402in" fo:padding-bottom="0.0402in" fo:padding-right="0.0402in"/>
    </style:style>
    <style:style style:name="P51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511" style:family="table-cell">
      <style:table-cell-properties fo:border="none" style:writing-mode="lr-tb" fo:padding-top="0.0402in" fo:padding-left="0.0402in" fo:padding-bottom="0.0402in" fo:padding-right="0.0402in"/>
    </style:style>
    <style:style style:name="P512" style:parent-style-name="TableContents" style:family="paragraph">
      <style:text-properties style:font-name="Roboto" fo:font-size="9.5pt" style:font-size-asian="9.5pt" style:font-size-complex="9.5pt"/>
    </style:style>
    <style:style style:name="TableRow513" style:family="table-row">
      <style:table-row-properties style:use-optimal-row-height="false" fo:keep-together="always"/>
    </style:style>
    <style:style style:name="TableCell514" style:family="table-cell">
      <style:table-cell-properties fo:border="none" style:writing-mode="lr-tb" fo:padding-top="0.0402in" fo:padding-left="0.0402in" fo:padding-bottom="0.0402in" fo:padding-right="0.0402in"/>
    </style:style>
    <style:style style:name="P51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516" style:family="table-cell">
      <style:table-cell-properties fo:border="none" style:writing-mode="lr-tb" fo:padding-top="0.0402in" fo:padding-left="0.0402in" fo:padding-bottom="0.0402in" fo:padding-right="0.0402in"/>
    </style:style>
    <style:style style:name="P517" style:parent-style-name="TableContents" style:family="paragraph">
      <style:text-properties style:font-name="Roboto" fo:font-size="9.5pt" style:font-size-asian="9.5pt" style:font-size-complex="9.5pt"/>
    </style:style>
    <style:style style:name="TableRow518" style:family="table-row">
      <style:table-row-properties style:use-optimal-row-height="false" fo:keep-together="always"/>
    </style:style>
    <style:style style:name="TableCell519" style:family="table-cell">
      <style:table-cell-properties fo:border="none" style:writing-mode="lr-tb" fo:padding-top="0.0402in" fo:padding-left="0.0402in" fo:padding-bottom="0.0402in" fo:padding-right="0.0402in"/>
    </style:style>
    <style:style style:name="P52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521" style:family="table-cell">
      <style:table-cell-properties fo:border="none" style:writing-mode="lr-tb" fo:padding-top="0.0402in" fo:padding-left="0.0402in" fo:padding-bottom="0.0402in" fo:padding-right="0.0402in"/>
    </style:style>
    <style:style style:name="P522" style:parent-style-name="TableContents" style:family="paragraph">
      <style:text-properties style:font-name="Roboto" fo:font-size="9.5pt" style:font-size-asian="9.5pt" style:font-size-complex="9.5pt"/>
    </style:style>
    <style:style style:name="TableRow523" style:family="table-row">
      <style:table-row-properties style:use-optimal-row-height="false" fo:keep-together="always"/>
    </style:style>
    <style:style style:name="TableCell524" style:family="table-cell">
      <style:table-cell-properties fo:border="none" style:writing-mode="lr-tb" fo:padding-top="0.0402in" fo:padding-left="0.0402in" fo:padding-bottom="0.0402in" fo:padding-right="0.0402in"/>
    </style:style>
    <style:style style:name="P52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526" style:family="table-cell">
      <style:table-cell-properties fo:border="none" style:writing-mode="lr-tb" fo:padding-top="0.0402in" fo:padding-left="0.0402in" fo:padding-bottom="0.0402in" fo:padding-right="0.0402in"/>
    </style:style>
    <style:style style:name="P527" style:parent-style-name="TableContents" style:family="paragraph">
      <style:text-properties style:font-name="Roboto" fo:font-size="9.5pt" style:font-size-asian="9.5pt" style:font-size-complex="9.5pt"/>
    </style:style>
    <style:style style:name="TableRow528" style:family="table-row">
      <style:table-row-properties style:use-optimal-row-height="false" fo:keep-together="always"/>
    </style:style>
    <style:style style:name="TableCell529" style:family="table-cell">
      <style:table-cell-properties fo:border="none" style:writing-mode="lr-tb" fo:padding-top="0.0402in" fo:padding-left="0.0402in" fo:padding-bottom="0.0402in" fo:padding-right="0.0402in"/>
    </style:style>
    <style:style style:name="P53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531" style:family="table-cell">
      <style:table-cell-properties fo:border="none" style:writing-mode="lr-tb" fo:padding-top="0.0402in" fo:padding-left="0.0402in" fo:padding-bottom="0.0402in" fo:padding-right="0.0402in"/>
    </style:style>
    <style:style style:name="P532" style:parent-style-name="TableContents" style:family="paragraph">
      <style:text-properties style:font-name="Roboto" fo:font-size="9.5pt" style:font-size-asian="9.5pt" style:font-size-complex="9.5pt"/>
    </style:style>
    <style:style style:name="TableRow533" style:family="table-row">
      <style:table-row-properties style:use-optimal-row-height="false" fo:keep-together="always"/>
    </style:style>
    <style:style style:name="TableCell534" style:family="table-cell">
      <style:table-cell-properties fo:border="none" style:writing-mode="lr-tb" fo:padding-top="0.0402in" fo:padding-left="0.0402in" fo:padding-bottom="0.0402in" fo:padding-right="0.0402in"/>
    </style:style>
    <style:style style:name="P53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536" style:family="table-cell">
      <style:table-cell-properties fo:border="none" style:writing-mode="lr-tb" fo:padding-top="0.0402in" fo:padding-left="0.0402in" fo:padding-bottom="0.0402in" fo:padding-right="0.0402in"/>
    </style:style>
    <style:style style:name="P537" style:parent-style-name="TableContents" style:family="paragraph">
      <style:text-properties style:font-name="Roboto" fo:font-size="9.5pt" style:font-size-asian="9.5pt" style:font-size-complex="9.5pt"/>
    </style:style>
    <style:style style:name="TableRow538" style:family="table-row">
      <style:table-row-properties style:use-optimal-row-height="false" fo:keep-together="always"/>
    </style:style>
    <style:style style:name="TableCell539" style:family="table-cell">
      <style:table-cell-properties fo:border="none" style:writing-mode="lr-tb" fo:padding-top="0.0402in" fo:padding-left="0.0402in" fo:padding-bottom="0.0402in" fo:padding-right="0.0402in"/>
    </style:style>
    <style:style style:name="P54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541" style:family="table-cell">
      <style:table-cell-properties fo:border="none" style:writing-mode="lr-tb" fo:padding-top="0.0402in" fo:padding-left="0.0402in" fo:padding-bottom="0.0402in" fo:padding-right="0.0402in"/>
    </style:style>
    <style:style style:name="P542" style:parent-style-name="TableContents" style:family="paragraph">
      <style:text-properties style:font-name="Roboto" fo:font-size="9.5pt" style:font-size-asian="9.5pt" style:font-size-complex="9.5pt"/>
    </style:style>
    <style:style style:name="TableRow543" style:family="table-row">
      <style:table-row-properties style:use-optimal-row-height="false" fo:keep-together="always"/>
    </style:style>
    <style:style style:name="TableCell544" style:family="table-cell">
      <style:table-cell-properties fo:border="none" style:writing-mode="lr-tb" fo:padding-top="0.0402in" fo:padding-left="0.0402in" fo:padding-bottom="0.0402in" fo:padding-right="0.0402in"/>
    </style:style>
    <style:style style:name="P54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546" style:family="table-cell">
      <style:table-cell-properties fo:border="none" style:writing-mode="lr-tb" fo:padding-top="0.0402in" fo:padding-left="0.0402in" fo:padding-bottom="0.0402in" fo:padding-right="0.0402in"/>
    </style:style>
    <style:style style:name="P547" style:parent-style-name="TableContents" style:family="paragraph">
      <style:text-properties style:font-name="Roboto" fo:font-size="9.5pt" style:font-size-asian="9.5pt" style:font-size-complex="9.5pt"/>
    </style:style>
    <style:style style:name="TableRow548" style:family="table-row">
      <style:table-row-properties style:use-optimal-row-height="false" fo:keep-together="always"/>
    </style:style>
    <style:style style:name="TableCell549" style:family="table-cell">
      <style:table-cell-properties fo:border="none" style:writing-mode="lr-tb" fo:padding-top="0.0402in" fo:padding-left="0.0402in" fo:padding-bottom="0.0402in" fo:padding-right="0.0402in"/>
    </style:style>
    <style:style style:name="P55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551" style:family="table-cell">
      <style:table-cell-properties fo:border="none" style:writing-mode="lr-tb" fo:padding-top="0.0402in" fo:padding-left="0.0402in" fo:padding-bottom="0.0402in" fo:padding-right="0.0402in"/>
    </style:style>
    <style:style style:name="P552" style:parent-style-name="TableContents" style:family="paragraph">
      <style:text-properties style:font-name="Roboto" fo:font-size="9.5pt" style:font-size-asian="9.5pt" style:font-size-complex="9.5pt"/>
    </style:style>
    <style:style style:name="TableRow553" style:family="table-row">
      <style:table-row-properties style:use-optimal-row-height="false" fo:keep-together="always"/>
    </style:style>
    <style:style style:name="TableCell554" style:family="table-cell">
      <style:table-cell-properties fo:border="none" style:writing-mode="lr-tb" fo:padding-top="0.0402in" fo:padding-left="0.0402in" fo:padding-bottom="0.0402in" fo:padding-right="0.0402in"/>
    </style:style>
    <style:style style:name="P55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556" style:family="table-cell">
      <style:table-cell-properties fo:border="none" style:writing-mode="lr-tb" fo:padding-top="0.0402in" fo:padding-left="0.0402in" fo:padding-bottom="0.0402in" fo:padding-right="0.0402in"/>
    </style:style>
    <style:style style:name="P557" style:parent-style-name="TableContents" style:family="paragraph">
      <style:text-properties style:font-name="Roboto" fo:font-size="9.5pt" style:font-size-asian="9.5pt" style:font-size-complex="9.5pt"/>
    </style:style>
    <style:style style:name="TableRow558" style:family="table-row">
      <style:table-row-properties style:use-optimal-row-height="false" fo:keep-together="always"/>
    </style:style>
    <style:style style:name="TableCell559" style:family="table-cell">
      <style:table-cell-properties fo:border="none" style:writing-mode="lr-tb" fo:padding-top="0.0402in" fo:padding-left="0.0402in" fo:padding-bottom="0.0402in" fo:padding-right="0.0402in"/>
    </style:style>
    <style:style style:name="P56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561" style:family="table-cell">
      <style:table-cell-properties fo:border="none" style:writing-mode="lr-tb" fo:padding-top="0.0402in" fo:padding-left="0.0402in" fo:padding-bottom="0.0402in" fo:padding-right="0.0402in"/>
    </style:style>
    <style:style style:name="P562" style:parent-style-name="TableContents" style:family="paragraph">
      <style:text-properties style:font-name="Roboto" fo:font-size="9.5pt" style:font-size-asian="9.5pt" style:font-size-complex="9.5pt"/>
    </style:style>
    <style:style style:name="TableRow563" style:family="table-row">
      <style:table-row-properties style:use-optimal-row-height="false" fo:keep-together="always"/>
    </style:style>
    <style:style style:name="TableCell564" style:family="table-cell">
      <style:table-cell-properties fo:border="none" style:writing-mode="lr-tb" fo:padding-top="0.0402in" fo:padding-left="0.0402in" fo:padding-bottom="0.0402in" fo:padding-right="0.0402in"/>
    </style:style>
    <style:style style:name="P56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566" style:family="table-cell">
      <style:table-cell-properties fo:border="none" style:writing-mode="lr-tb" fo:padding-top="0.0402in" fo:padding-left="0.0402in" fo:padding-bottom="0.0402in" fo:padding-right="0.0402in"/>
    </style:style>
    <style:style style:name="P567" style:parent-style-name="TableContents" style:family="paragraph">
      <style:text-properties style:font-name="Roboto" fo:font-size="9.5pt" style:font-size-asian="9.5pt" style:font-size-complex="9.5pt"/>
    </style:style>
    <style:style style:name="TableRow568" style:family="table-row">
      <style:table-row-properties style:use-optimal-row-height="false" fo:keep-together="always"/>
    </style:style>
    <style:style style:name="TableCell569" style:family="table-cell">
      <style:table-cell-properties fo:border="none" style:writing-mode="lr-tb" fo:padding-top="0.0402in" fo:padding-left="0.0402in" fo:padding-bottom="0.0402in" fo:padding-right="0.0402in"/>
    </style:style>
    <style:style style:name="P57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571" style:family="table-cell">
      <style:table-cell-properties fo:border="none" style:writing-mode="lr-tb" fo:padding-top="0.0402in" fo:padding-left="0.0402in" fo:padding-bottom="0.0402in" fo:padding-right="0.0402in"/>
    </style:style>
    <style:style style:name="P572" style:parent-style-name="TableContents" style:family="paragraph">
      <style:text-properties style:font-name="Roboto" fo:font-size="9.5pt" style:font-size-asian="9.5pt" style:font-size-complex="9.5pt"/>
    </style:style>
    <style:style style:name="TableRow573" style:family="table-row">
      <style:table-row-properties style:use-optimal-row-height="false" fo:keep-together="always"/>
    </style:style>
    <style:style style:name="TableCell574" style:family="table-cell">
      <style:table-cell-properties fo:border="none" style:writing-mode="lr-tb" fo:padding-top="0.0402in" fo:padding-left="0.0402in" fo:padding-bottom="0.0402in" fo:padding-right="0.0402in"/>
    </style:style>
    <style:style style:name="P57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576" style:family="table-cell">
      <style:table-cell-properties fo:border="none" style:writing-mode="lr-tb" fo:padding-top="0.0402in" fo:padding-left="0.0402in" fo:padding-bottom="0.0402in" fo:padding-right="0.0402in"/>
    </style:style>
    <style:style style:name="P577" style:parent-style-name="TableContents" style:family="paragraph">
      <style:text-properties style:font-name="Roboto" fo:font-size="9.5pt" style:font-size-asian="9.5pt" style:font-size-complex="9.5pt"/>
    </style:style>
    <style:style style:name="TableRow578" style:family="table-row">
      <style:table-row-properties style:use-optimal-row-height="false" fo:keep-together="always"/>
    </style:style>
    <style:style style:name="TableCell579" style:family="table-cell">
      <style:table-cell-properties fo:border="none" style:writing-mode="lr-tb" fo:padding-top="0.0402in" fo:padding-left="0.0402in" fo:padding-bottom="0.0402in" fo:padding-right="0.0402in"/>
    </style:style>
    <style:style style:name="P58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581" style:family="table-cell">
      <style:table-cell-properties fo:border="none" style:writing-mode="lr-tb" fo:padding-top="0.0402in" fo:padding-left="0.0402in" fo:padding-bottom="0.0402in" fo:padding-right="0.0402in"/>
    </style:style>
    <style:style style:name="P582" style:parent-style-name="TableContents" style:family="paragraph">
      <style:text-properties style:font-name="Roboto" fo:font-size="9.5pt" style:font-size-asian="9.5pt" style:font-size-complex="9.5pt"/>
    </style:style>
    <style:style style:name="TableRow583" style:family="table-row">
      <style:table-row-properties style:use-optimal-row-height="false" fo:keep-together="always"/>
    </style:style>
    <style:style style:name="TableCell584" style:family="table-cell">
      <style:table-cell-properties fo:border="none" style:writing-mode="lr-tb" fo:padding-top="0.0402in" fo:padding-left="0.0402in" fo:padding-bottom="0.0402in" fo:padding-right="0.0402in"/>
    </style:style>
    <style:style style:name="P58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586" style:family="table-cell">
      <style:table-cell-properties fo:border="none" style:writing-mode="lr-tb" fo:padding-top="0.0402in" fo:padding-left="0.0402in" fo:padding-bottom="0.0402in" fo:padding-right="0.0402in"/>
    </style:style>
    <style:style style:name="P587" style:parent-style-name="TableContents" style:family="paragraph">
      <style:text-properties style:font-name="Roboto" fo:font-size="9.5pt" style:font-size-asian="9.5pt" style:font-size-complex="9.5pt"/>
    </style:style>
    <style:style style:name="TableRow588" style:family="table-row">
      <style:table-row-properties style:use-optimal-row-height="false" fo:keep-together="always"/>
    </style:style>
    <style:style style:name="TableCell589" style:family="table-cell">
      <style:table-cell-properties fo:border="none" style:writing-mode="lr-tb" fo:padding-top="0.0402in" fo:padding-left="0.0402in" fo:padding-bottom="0.0402in" fo:padding-right="0.0402in"/>
    </style:style>
    <style:style style:name="P59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591" style:family="table-cell">
      <style:table-cell-properties fo:border="none" style:writing-mode="lr-tb" fo:padding-top="0.0402in" fo:padding-left="0.0402in" fo:padding-bottom="0.0402in" fo:padding-right="0.0402in"/>
    </style:style>
    <style:style style:name="P592" style:parent-style-name="TableContents" style:family="paragraph">
      <style:text-properties style:font-name="Roboto" fo:font-size="9.5pt" style:font-size-asian="9.5pt" style:font-size-complex="9.5pt"/>
    </style:style>
    <style:style style:name="TableRow593" style:family="table-row">
      <style:table-row-properties style:use-optimal-row-height="false" fo:keep-together="always"/>
    </style:style>
    <style:style style:name="TableCell594" style:family="table-cell">
      <style:table-cell-properties fo:border="none" style:writing-mode="lr-tb" fo:padding-top="0.0402in" fo:padding-left="0.0402in" fo:padding-bottom="0.0402in" fo:padding-right="0.0402in"/>
    </style:style>
    <style:style style:name="P59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596" style:family="table-cell">
      <style:table-cell-properties fo:border="none" style:writing-mode="lr-tb" fo:padding-top="0.0402in" fo:padding-left="0.0402in" fo:padding-bottom="0.0402in" fo:padding-right="0.0402in"/>
    </style:style>
    <style:style style:name="P597" style:parent-style-name="TableContents" style:family="paragraph">
      <style:text-properties style:font-name="Roboto" fo:font-size="9.5pt" style:font-size-asian="9.5pt" style:font-size-complex="9.5pt"/>
    </style:style>
    <style:style style:name="TableRow598" style:family="table-row">
      <style:table-row-properties style:use-optimal-row-height="false" fo:keep-together="always"/>
    </style:style>
    <style:style style:name="TableCell599" style:family="table-cell">
      <style:table-cell-properties fo:border="none" style:writing-mode="lr-tb" fo:padding-top="0.0402in" fo:padding-left="0.0402in" fo:padding-bottom="0.0402in" fo:padding-right="0.0402in"/>
    </style:style>
    <style:style style:name="P60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601" style:family="table-cell">
      <style:table-cell-properties fo:border="none" style:writing-mode="lr-tb" fo:padding-top="0.0402in" fo:padding-left="0.0402in" fo:padding-bottom="0.0402in" fo:padding-right="0.0402in"/>
    </style:style>
    <style:style style:name="P602" style:parent-style-name="TableContents" style:family="paragraph">
      <style:text-properties style:font-name="Roboto" fo:font-size="9.5pt" style:font-size-asian="9.5pt" style:font-size-complex="9.5pt"/>
    </style:style>
    <style:style style:name="TableRow603" style:family="table-row">
      <style:table-row-properties style:use-optimal-row-height="false" fo:keep-together="always"/>
    </style:style>
    <style:style style:name="TableCell604" style:family="table-cell">
      <style:table-cell-properties fo:border="none" style:writing-mode="lr-tb" fo:padding-top="0.0402in" fo:padding-left="0.0402in" fo:padding-bottom="0.0402in" fo:padding-right="0.0402in"/>
    </style:style>
    <style:style style:name="P60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606" style:family="table-cell">
      <style:table-cell-properties fo:border="none" style:writing-mode="lr-tb" fo:padding-top="0.0402in" fo:padding-left="0.0402in" fo:padding-bottom="0.0402in" fo:padding-right="0.0402in"/>
    </style:style>
    <style:style style:name="P607" style:parent-style-name="TableContents" style:family="paragraph">
      <style:text-properties style:font-name="Roboto" fo:font-size="9.5pt" style:font-size-asian="9.5pt" style:font-size-complex="9.5pt"/>
    </style:style>
    <style:style style:name="TableRow608" style:family="table-row">
      <style:table-row-properties style:use-optimal-row-height="false" fo:keep-together="always"/>
    </style:style>
    <style:style style:name="TableCell609" style:family="table-cell">
      <style:table-cell-properties fo:border="none" style:writing-mode="lr-tb" fo:padding-top="0.0402in" fo:padding-left="0.0402in" fo:padding-bottom="0.0402in" fo:padding-right="0.0402in"/>
    </style:style>
    <style:style style:name="P61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611" style:family="table-cell">
      <style:table-cell-properties fo:border="none" style:writing-mode="lr-tb" fo:padding-top="0.0402in" fo:padding-left="0.0402in" fo:padding-bottom="0.0402in" fo:padding-right="0.0402in"/>
    </style:style>
    <style:style style:name="P612" style:parent-style-name="TableContents" style:family="paragraph">
      <style:text-properties style:font-name="Roboto" fo:font-size="9.5pt" style:font-size-asian="9.5pt" style:font-size-complex="9.5pt"/>
    </style:style>
    <style:style style:name="TableRow613" style:family="table-row">
      <style:table-row-properties style:use-optimal-row-height="false" fo:keep-together="always"/>
    </style:style>
    <style:style style:name="TableCell614" style:family="table-cell">
      <style:table-cell-properties fo:border="none" style:writing-mode="lr-tb" fo:padding-top="0.0402in" fo:padding-left="0.0402in" fo:padding-bottom="0.0402in" fo:padding-right="0.0402in"/>
    </style:style>
    <style:style style:name="P61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616" style:family="table-cell">
      <style:table-cell-properties fo:border="none" style:writing-mode="lr-tb" fo:padding-top="0.0402in" fo:padding-left="0.0402in" fo:padding-bottom="0.0402in" fo:padding-right="0.0402in"/>
    </style:style>
    <style:style style:name="P617" style:parent-style-name="TableContents" style:family="paragraph">
      <style:text-properties style:font-name="Roboto" fo:font-size="9.5pt" style:font-size-asian="9.5pt" style:font-size-complex="9.5pt"/>
    </style:style>
    <style:style style:name="TableRow618" style:family="table-row">
      <style:table-row-properties style:use-optimal-row-height="false" fo:keep-together="always"/>
    </style:style>
    <style:style style:name="TableCell619" style:family="table-cell">
      <style:table-cell-properties fo:border="none" style:writing-mode="lr-tb" fo:padding-top="0.0402in" fo:padding-left="0.0402in" fo:padding-bottom="0.0402in" fo:padding-right="0.0402in"/>
    </style:style>
    <style:style style:name="P62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621" style:family="table-cell">
      <style:table-cell-properties fo:border="none" style:writing-mode="lr-tb" fo:padding-top="0.0402in" fo:padding-left="0.0402in" fo:padding-bottom="0.0402in" fo:padding-right="0.0402in"/>
    </style:style>
    <style:style style:name="P622" style:parent-style-name="TableContents" style:family="paragraph">
      <style:text-properties style:font-name="Roboto" fo:font-size="9.5pt" style:font-size-asian="9.5pt" style:font-size-complex="9.5pt"/>
    </style:style>
    <style:style style:name="TableRow623" style:family="table-row">
      <style:table-row-properties style:use-optimal-row-height="false" fo:keep-together="always"/>
    </style:style>
    <style:style style:name="TableCell624" style:family="table-cell">
      <style:table-cell-properties fo:border="none" style:writing-mode="lr-tb" fo:padding-top="0.0402in" fo:padding-left="0.0402in" fo:padding-bottom="0.0402in" fo:padding-right="0.0402in"/>
    </style:style>
    <style:style style:name="P62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626" style:family="table-cell">
      <style:table-cell-properties fo:border="none" style:writing-mode="lr-tb" fo:padding-top="0.0402in" fo:padding-left="0.0402in" fo:padding-bottom="0.0402in" fo:padding-right="0.0402in"/>
    </style:style>
    <style:style style:name="P627" style:parent-style-name="TableContents" style:family="paragraph">
      <style:text-properties style:font-name="Roboto" fo:font-size="9.5pt" style:font-size-asian="9.5pt" style:font-size-complex="9.5pt"/>
    </style:style>
    <style:style style:name="TableRow628" style:family="table-row">
      <style:table-row-properties style:use-optimal-row-height="false" fo:keep-together="always"/>
    </style:style>
    <style:style style:name="TableCell629" style:family="table-cell">
      <style:table-cell-properties fo:border="none" style:writing-mode="lr-tb" fo:padding-top="0.0402in" fo:padding-left="0.0402in" fo:padding-bottom="0.0402in" fo:padding-right="0.0402in"/>
    </style:style>
    <style:style style:name="P63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631" style:family="table-cell">
      <style:table-cell-properties fo:border="none" style:writing-mode="lr-tb" fo:padding-top="0.0402in" fo:padding-left="0.0402in" fo:padding-bottom="0.0402in" fo:padding-right="0.0402in"/>
    </style:style>
    <style:style style:name="P632" style:parent-style-name="TableContents" style:family="paragraph">
      <style:text-properties style:font-name="Roboto" fo:font-size="9.5pt" style:font-size-asian="9.5pt" style:font-size-complex="9.5pt"/>
    </style:style>
    <style:style style:name="TableRow633" style:family="table-row">
      <style:table-row-properties style:use-optimal-row-height="false" fo:keep-together="always"/>
    </style:style>
    <style:style style:name="TableCell634" style:family="table-cell">
      <style:table-cell-properties fo:border="none" style:writing-mode="lr-tb" fo:padding-top="0.0402in" fo:padding-left="0.0402in" fo:padding-bottom="0.0402in" fo:padding-right="0.0402in"/>
    </style:style>
    <style:style style:name="P63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636" style:family="table-cell">
      <style:table-cell-properties fo:border="none" style:writing-mode="lr-tb" fo:padding-top="0.0402in" fo:padding-left="0.0402in" fo:padding-bottom="0.0402in" fo:padding-right="0.0402in"/>
    </style:style>
    <style:style style:name="P637" style:parent-style-name="TableContents" style:family="paragraph">
      <style:text-properties style:font-name="Roboto" fo:font-size="9.5pt" style:font-size-asian="9.5pt" style:font-size-complex="9.5pt"/>
    </style:style>
    <style:style style:name="TableRow638" style:family="table-row">
      <style:table-row-properties style:use-optimal-row-height="false" fo:keep-together="always"/>
    </style:style>
    <style:style style:name="TableCell639" style:family="table-cell">
      <style:table-cell-properties fo:border="none" style:writing-mode="lr-tb" fo:padding-top="0.0402in" fo:padding-left="0.0402in" fo:padding-bottom="0.0402in" fo:padding-right="0.0402in"/>
    </style:style>
    <style:style style:name="P64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641" style:family="table-cell">
      <style:table-cell-properties fo:border="none" style:writing-mode="lr-tb" fo:padding-top="0.0402in" fo:padding-left="0.0402in" fo:padding-bottom="0.0402in" fo:padding-right="0.0402in"/>
    </style:style>
    <style:style style:name="P642" style:parent-style-name="TableContents" style:family="paragraph">
      <style:text-properties style:font-name="Roboto" fo:font-size="9.5pt" style:font-size-asian="9.5pt" style:font-size-complex="9.5pt"/>
    </style:style>
    <style:style style:name="TableRow643" style:family="table-row">
      <style:table-row-properties style:use-optimal-row-height="false" fo:keep-together="always"/>
    </style:style>
    <style:style style:name="TableCell644" style:family="table-cell">
      <style:table-cell-properties fo:border="none" style:writing-mode="lr-tb" fo:padding-top="0.0402in" fo:padding-left="0.0402in" fo:padding-bottom="0.0402in" fo:padding-right="0.0402in"/>
    </style:style>
    <style:style style:name="P64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646" style:family="table-cell">
      <style:table-cell-properties fo:border="none" style:writing-mode="lr-tb" fo:padding-top="0.0402in" fo:padding-left="0.0402in" fo:padding-bottom="0.0402in" fo:padding-right="0.0402in"/>
    </style:style>
    <style:style style:name="P647" style:parent-style-name="TableContents" style:family="paragraph">
      <style:text-properties style:font-name="Roboto" fo:font-size="9.5pt" style:font-size-asian="9.5pt" style:font-size-complex="9.5pt"/>
    </style:style>
    <style:style style:name="TableRow648" style:family="table-row">
      <style:table-row-properties style:use-optimal-row-height="false" fo:keep-together="always"/>
    </style:style>
    <style:style style:name="TableCell649" style:family="table-cell">
      <style:table-cell-properties fo:border="none" style:writing-mode="lr-tb" fo:padding-top="0.0402in" fo:padding-left="0.0402in" fo:padding-bottom="0.0402in" fo:padding-right="0.0402in"/>
    </style:style>
    <style:style style:name="P65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651" style:family="table-cell">
      <style:table-cell-properties fo:border="none" style:writing-mode="lr-tb" fo:padding-top="0.0402in" fo:padding-left="0.0402in" fo:padding-bottom="0.0402in" fo:padding-right="0.0402in"/>
    </style:style>
    <style:style style:name="P652" style:parent-style-name="TableContents" style:family="paragraph">
      <style:text-properties style:font-name="Roboto" fo:font-size="9.5pt" style:font-size-asian="9.5pt" style:font-size-complex="9.5pt"/>
    </style:style>
    <style:style style:name="TableRow653" style:family="table-row">
      <style:table-row-properties style:use-optimal-row-height="false" fo:keep-together="always"/>
    </style:style>
    <style:style style:name="TableCell654" style:family="table-cell">
      <style:table-cell-properties fo:border="none" style:writing-mode="lr-tb" fo:padding-top="0.0402in" fo:padding-left="0.0402in" fo:padding-bottom="0.0402in" fo:padding-right="0.0402in"/>
    </style:style>
    <style:style style:name="P65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656" style:family="table-cell">
      <style:table-cell-properties fo:border="none" style:writing-mode="lr-tb" fo:padding-top="0.0402in" fo:padding-left="0.0402in" fo:padding-bottom="0.0402in" fo:padding-right="0.0402in"/>
    </style:style>
    <style:style style:name="P657" style:parent-style-name="TableContents" style:family="paragraph">
      <style:text-properties style:font-name="Roboto" fo:font-size="9.5pt" style:font-size-asian="9.5pt" style:font-size-complex="9.5pt"/>
    </style:style>
    <style:style style:name="TableRow658" style:family="table-row">
      <style:table-row-properties style:use-optimal-row-height="false" fo:keep-together="always"/>
    </style:style>
    <style:style style:name="TableCell659" style:family="table-cell">
      <style:table-cell-properties fo:border="none" style:writing-mode="lr-tb" fo:padding-top="0.0402in" fo:padding-left="0.0402in" fo:padding-bottom="0.0402in" fo:padding-right="0.0402in"/>
    </style:style>
    <style:style style:name="P66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661" style:family="table-cell">
      <style:table-cell-properties fo:border="none" style:writing-mode="lr-tb" fo:padding-top="0.0402in" fo:padding-left="0.0402in" fo:padding-bottom="0.0402in" fo:padding-right="0.0402in"/>
    </style:style>
    <style:style style:name="P662" style:parent-style-name="TableContents" style:family="paragraph">
      <style:text-properties style:font-name="Roboto" fo:font-size="9.5pt" style:font-size-asian="9.5pt" style:font-size-complex="9.5pt"/>
    </style:style>
    <style:style style:name="TableRow663" style:family="table-row">
      <style:table-row-properties style:use-optimal-row-height="false" fo:keep-together="always"/>
    </style:style>
    <style:style style:name="TableCell664" style:family="table-cell">
      <style:table-cell-properties fo:border="none" style:writing-mode="lr-tb" fo:padding-top="0.0402in" fo:padding-left="0.0402in" fo:padding-bottom="0.0402in" fo:padding-right="0.0402in"/>
    </style:style>
    <style:style style:name="P66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666" style:family="table-cell">
      <style:table-cell-properties fo:border="none" style:writing-mode="lr-tb" fo:padding-top="0.0402in" fo:padding-left="0.0402in" fo:padding-bottom="0.0402in" fo:padding-right="0.0402in"/>
    </style:style>
    <style:style style:name="P667" style:parent-style-name="TableContents" style:family="paragraph">
      <style:text-properties style:font-name="Roboto" fo:font-size="9.5pt" style:font-size-asian="9.5pt" style:font-size-complex="9.5pt"/>
    </style:style>
    <style:style style:name="TableRow668" style:family="table-row">
      <style:table-row-properties style:use-optimal-row-height="false" fo:keep-together="always"/>
    </style:style>
    <style:style style:name="TableCell669" style:family="table-cell">
      <style:table-cell-properties fo:border="none" style:writing-mode="lr-tb" fo:padding-top="0.0402in" fo:padding-left="0.0402in" fo:padding-bottom="0.0402in" fo:padding-right="0.0402in"/>
    </style:style>
    <style:style style:name="P67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671" style:family="table-cell">
      <style:table-cell-properties fo:border="none" style:writing-mode="lr-tb" fo:padding-top="0.0402in" fo:padding-left="0.0402in" fo:padding-bottom="0.0402in" fo:padding-right="0.0402in"/>
    </style:style>
    <style:style style:name="P672" style:parent-style-name="TableContents" style:family="paragraph">
      <style:text-properties style:font-name="Roboto" fo:font-size="9.5pt" style:font-size-asian="9.5pt" style:font-size-complex="9.5pt"/>
    </style:style>
    <style:style style:name="TableRow673" style:family="table-row">
      <style:table-row-properties style:use-optimal-row-height="false" fo:keep-together="always"/>
    </style:style>
    <style:style style:name="TableCell674" style:family="table-cell">
      <style:table-cell-properties fo:border="none" style:writing-mode="lr-tb" fo:padding-top="0.0402in" fo:padding-left="0.0402in" fo:padding-bottom="0.0402in" fo:padding-right="0.0402in"/>
    </style:style>
    <style:style style:name="P67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676" style:family="table-cell">
      <style:table-cell-properties fo:border="none" style:writing-mode="lr-tb" fo:padding-top="0.0402in" fo:padding-left="0.0402in" fo:padding-bottom="0.0402in" fo:padding-right="0.0402in"/>
    </style:style>
    <style:style style:name="P677" style:parent-style-name="TableContents" style:family="paragraph">
      <style:text-properties style:font-name="Roboto" fo:font-size="9.5pt" style:font-size-asian="9.5pt" style:font-size-complex="9.5pt"/>
    </style:style>
    <style:style style:name="TableRow678" style:family="table-row">
      <style:table-row-properties style:use-optimal-row-height="false" fo:keep-together="always"/>
    </style:style>
    <style:style style:name="TableCell679" style:family="table-cell">
      <style:table-cell-properties fo:border="none" style:writing-mode="lr-tb" fo:padding-top="0.0402in" fo:padding-left="0.0402in" fo:padding-bottom="0.0402in" fo:padding-right="0.0402in"/>
    </style:style>
    <style:style style:name="P68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681" style:family="table-cell">
      <style:table-cell-properties fo:border="none" style:writing-mode="lr-tb" fo:padding-top="0.0402in" fo:padding-left="0.0402in" fo:padding-bottom="0.0402in" fo:padding-right="0.0402in"/>
    </style:style>
    <style:style style:name="P682" style:parent-style-name="TableContents" style:family="paragraph">
      <style:text-properties style:font-name="Roboto" fo:font-size="9.5pt" style:font-size-asian="9.5pt" style:font-size-complex="9.5pt"/>
    </style:style>
    <style:style style:name="TableRow683" style:family="table-row">
      <style:table-row-properties style:use-optimal-row-height="false" fo:keep-together="always"/>
    </style:style>
    <style:style style:name="TableCell684" style:family="table-cell">
      <style:table-cell-properties fo:border="none" style:writing-mode="lr-tb" fo:padding-top="0.0402in" fo:padding-left="0.0402in" fo:padding-bottom="0.0402in" fo:padding-right="0.0402in"/>
    </style:style>
    <style:style style:name="P68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686" style:family="table-cell">
      <style:table-cell-properties fo:border="none" style:writing-mode="lr-tb" fo:padding-top="0.0402in" fo:padding-left="0.0402in" fo:padding-bottom="0.0402in" fo:padding-right="0.0402in"/>
    </style:style>
    <style:style style:name="P687" style:parent-style-name="TableContents" style:family="paragraph">
      <style:text-properties style:font-name="Roboto" fo:font-size="9.5pt" style:font-size-asian="9.5pt" style:font-size-complex="9.5pt"/>
    </style:style>
    <style:style style:name="TableRow688" style:family="table-row">
      <style:table-row-properties style:use-optimal-row-height="false" fo:keep-together="always"/>
    </style:style>
    <style:style style:name="TableCell689" style:family="table-cell">
      <style:table-cell-properties fo:border="none" style:writing-mode="lr-tb" fo:padding-top="0.0402in" fo:padding-left="0.0402in" fo:padding-bottom="0.0402in" fo:padding-right="0.0402in"/>
    </style:style>
    <style:style style:name="P69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691" style:family="table-cell">
      <style:table-cell-properties fo:border="none" style:writing-mode="lr-tb" fo:padding-top="0.0402in" fo:padding-left="0.0402in" fo:padding-bottom="0.0402in" fo:padding-right="0.0402in"/>
    </style:style>
    <style:style style:name="P692" style:parent-style-name="TableContents" style:family="paragraph">
      <style:text-properties style:font-name="Roboto" fo:font-size="9.5pt" style:font-size-asian="9.5pt" style:font-size-complex="9.5pt"/>
    </style:style>
    <style:style style:name="TableRow693" style:family="table-row">
      <style:table-row-properties style:use-optimal-row-height="false" fo:keep-together="always"/>
    </style:style>
    <style:style style:name="TableCell694" style:family="table-cell">
      <style:table-cell-properties fo:border="none" style:writing-mode="lr-tb" fo:padding-top="0.0402in" fo:padding-left="0.0402in" fo:padding-bottom="0.0402in" fo:padding-right="0.0402in"/>
    </style:style>
    <style:style style:name="P69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696" style:family="table-cell">
      <style:table-cell-properties fo:border="none" style:writing-mode="lr-tb" fo:padding-top="0.0402in" fo:padding-left="0.0402in" fo:padding-bottom="0.0402in" fo:padding-right="0.0402in"/>
    </style:style>
    <style:style style:name="P697" style:parent-style-name="TableContents" style:family="paragraph">
      <style:text-properties style:font-name="Roboto" fo:font-size="9.5pt" style:font-size-asian="9.5pt" style:font-size-complex="9.5pt"/>
    </style:style>
    <style:style style:name="TableRow698" style:family="table-row">
      <style:table-row-properties style:use-optimal-row-height="false" fo:keep-together="always"/>
    </style:style>
    <style:style style:name="TableCell699" style:family="table-cell">
      <style:table-cell-properties fo:border="none" style:writing-mode="lr-tb" fo:padding-top="0.0402in" fo:padding-left="0.0402in" fo:padding-bottom="0.0402in" fo:padding-right="0.0402in"/>
    </style:style>
    <style:style style:name="P70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701" style:family="table-cell">
      <style:table-cell-properties fo:border="none" style:writing-mode="lr-tb" fo:padding-top="0.0402in" fo:padding-left="0.0402in" fo:padding-bottom="0.0402in" fo:padding-right="0.0402in"/>
    </style:style>
    <style:style style:name="P702" style:parent-style-name="TableContents" style:family="paragraph">
      <style:text-properties style:font-name="Roboto" fo:font-size="9.5pt" style:font-size-asian="9.5pt" style:font-size-complex="9.5pt"/>
    </style:style>
    <style:style style:name="TableRow703" style:family="table-row">
      <style:table-row-properties style:use-optimal-row-height="false" fo:keep-together="always"/>
    </style:style>
    <style:style style:name="TableCell704" style:family="table-cell">
      <style:table-cell-properties fo:border="none" style:writing-mode="lr-tb" fo:padding-top="0.0402in" fo:padding-left="0.0402in" fo:padding-bottom="0.0402in" fo:padding-right="0.0402in"/>
    </style:style>
    <style:style style:name="P70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706" style:family="table-cell">
      <style:table-cell-properties fo:border="none" style:writing-mode="lr-tb" fo:padding-top="0.0402in" fo:padding-left="0.0402in" fo:padding-bottom="0.0402in" fo:padding-right="0.0402in"/>
    </style:style>
    <style:style style:name="P707" style:parent-style-name="TableContents" style:family="paragraph">
      <style:text-properties style:font-name="Roboto" fo:font-size="9.5pt" style:font-size-asian="9.5pt" style:font-size-complex="9.5pt"/>
    </style:style>
    <style:style style:name="TableRow708" style:family="table-row">
      <style:table-row-properties style:use-optimal-row-height="false" fo:keep-together="always"/>
    </style:style>
    <style:style style:name="TableCell709" style:family="table-cell">
      <style:table-cell-properties fo:border="none" style:writing-mode="lr-tb" fo:padding-top="0.0402in" fo:padding-left="0.0402in" fo:padding-bottom="0.0402in" fo:padding-right="0.0402in"/>
    </style:style>
    <style:style style:name="P71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711" style:family="table-cell">
      <style:table-cell-properties fo:border="none" style:writing-mode="lr-tb" fo:padding-top="0.0402in" fo:padding-left="0.0402in" fo:padding-bottom="0.0402in" fo:padding-right="0.0402in"/>
    </style:style>
    <style:style style:name="P712" style:parent-style-name="TableContents" style:family="paragraph">
      <style:text-properties style:font-name="Roboto" fo:font-size="9.5pt" style:font-size-asian="9.5pt" style:font-size-complex="9.5pt"/>
    </style:style>
    <style:style style:name="TableRow713" style:family="table-row">
      <style:table-row-properties style:use-optimal-row-height="false" fo:keep-together="always"/>
    </style:style>
    <style:style style:name="TableCell714" style:family="table-cell">
      <style:table-cell-properties fo:border="none" style:writing-mode="lr-tb" fo:padding-top="0.0402in" fo:padding-left="0.0402in" fo:padding-bottom="0.0402in" fo:padding-right="0.0402in"/>
    </style:style>
    <style:style style:name="P71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716" style:family="table-cell">
      <style:table-cell-properties fo:border="none" style:writing-mode="lr-tb" fo:padding-top="0.0402in" fo:padding-left="0.0402in" fo:padding-bottom="0.0402in" fo:padding-right="0.0402in"/>
    </style:style>
    <style:style style:name="P717" style:parent-style-name="TableContents" style:family="paragraph">
      <style:text-properties style:font-name="Roboto" fo:font-size="9.5pt" style:font-size-asian="9.5pt" style:font-size-complex="9.5pt"/>
    </style:style>
    <style:style style:name="TableRow718" style:family="table-row">
      <style:table-row-properties style:use-optimal-row-height="false" fo:keep-together="always"/>
    </style:style>
    <style:style style:name="TableCell719" style:family="table-cell">
      <style:table-cell-properties fo:border="none" style:writing-mode="lr-tb" fo:padding-top="0.0402in" fo:padding-left="0.0402in" fo:padding-bottom="0.0402in" fo:padding-right="0.0402in"/>
    </style:style>
    <style:style style:name="P72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721" style:family="table-cell">
      <style:table-cell-properties fo:border="none" style:writing-mode="lr-tb" fo:padding-top="0.0402in" fo:padding-left="0.0402in" fo:padding-bottom="0.0402in" fo:padding-right="0.0402in"/>
    </style:style>
    <style:style style:name="P722" style:parent-style-name="TableContents" style:family="paragraph">
      <style:text-properties style:font-name="Roboto" fo:font-size="9.5pt" style:font-size-asian="9.5pt" style:font-size-complex="9.5pt"/>
    </style:style>
    <style:style style:name="TableRow723" style:family="table-row">
      <style:table-row-properties style:use-optimal-row-height="false" fo:keep-together="always"/>
    </style:style>
    <style:style style:name="TableCell724" style:family="table-cell">
      <style:table-cell-properties fo:border="none" style:writing-mode="lr-tb" fo:padding-top="0.0402in" fo:padding-left="0.0402in" fo:padding-bottom="0.0402in" fo:padding-right="0.0402in"/>
    </style:style>
    <style:style style:name="P72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726" style:family="table-cell">
      <style:table-cell-properties fo:border="none" style:writing-mode="lr-tb" fo:padding-top="0.0402in" fo:padding-left="0.0402in" fo:padding-bottom="0.0402in" fo:padding-right="0.0402in"/>
    </style:style>
    <style:style style:name="P727" style:parent-style-name="TableContents" style:family="paragraph">
      <style:text-properties style:font-name="Roboto" fo:font-size="9.5pt" style:font-size-asian="9.5pt" style:font-size-complex="9.5pt"/>
    </style:style>
    <style:style style:name="TableRow728" style:family="table-row">
      <style:table-row-properties style:use-optimal-row-height="false" fo:keep-together="always"/>
    </style:style>
    <style:style style:name="TableCell729" style:family="table-cell">
      <style:table-cell-properties fo:border="none" style:writing-mode="lr-tb" fo:padding-top="0.0402in" fo:padding-left="0.0402in" fo:padding-bottom="0.0402in" fo:padding-right="0.0402in"/>
    </style:style>
    <style:style style:name="P73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731" style:family="table-cell">
      <style:table-cell-properties fo:border="none" style:writing-mode="lr-tb" fo:padding-top="0.0402in" fo:padding-left="0.0402in" fo:padding-bottom="0.0402in" fo:padding-right="0.0402in"/>
    </style:style>
    <style:style style:name="P732" style:parent-style-name="TableContents" style:family="paragraph">
      <style:text-properties style:font-name="Roboto" fo:font-size="9.5pt" style:font-size-asian="9.5pt" style:font-size-complex="9.5pt"/>
    </style:style>
    <style:style style:name="TableRow733" style:family="table-row">
      <style:table-row-properties style:use-optimal-row-height="false" fo:keep-together="always"/>
    </style:style>
    <style:style style:name="TableCell734" style:family="table-cell">
      <style:table-cell-properties fo:border="none" style:writing-mode="lr-tb" fo:padding-top="0.0402in" fo:padding-left="0.0402in" fo:padding-bottom="0.0402in" fo:padding-right="0.0402in"/>
    </style:style>
    <style:style style:name="P73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736" style:family="table-cell">
      <style:table-cell-properties fo:border="none" style:writing-mode="lr-tb" fo:padding-top="0.0402in" fo:padding-left="0.0402in" fo:padding-bottom="0.0402in" fo:padding-right="0.0402in"/>
    </style:style>
    <style:style style:name="P737" style:parent-style-name="TableContents" style:family="paragraph">
      <style:text-properties style:font-name="Roboto" fo:font-size="9.5pt" style:font-size-asian="9.5pt" style:font-size-complex="9.5pt"/>
    </style:style>
    <style:style style:name="TableRow738" style:family="table-row">
      <style:table-row-properties style:use-optimal-row-height="false" fo:keep-together="always"/>
    </style:style>
    <style:style style:name="TableCell739" style:family="table-cell">
      <style:table-cell-properties fo:border="none" style:writing-mode="lr-tb" fo:padding-top="0.0402in" fo:padding-left="0.0402in" fo:padding-bottom="0.0402in" fo:padding-right="0.0402in"/>
    </style:style>
    <style:style style:name="P74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741" style:family="table-cell">
      <style:table-cell-properties fo:border="none" style:writing-mode="lr-tb" fo:padding-top="0.0402in" fo:padding-left="0.0402in" fo:padding-bottom="0.0402in" fo:padding-right="0.0402in"/>
    </style:style>
    <style:style style:name="P742" style:parent-style-name="TableContents" style:family="paragraph">
      <style:text-properties style:font-name="Roboto" fo:font-size="9.5pt" style:font-size-asian="9.5pt" style:font-size-complex="9.5pt"/>
    </style:style>
    <style:style style:name="TableRow743" style:family="table-row">
      <style:table-row-properties style:use-optimal-row-height="false" fo:keep-together="always"/>
    </style:style>
    <style:style style:name="TableCell744" style:family="table-cell">
      <style:table-cell-properties fo:border="none" style:writing-mode="lr-tb" fo:padding-top="0.0402in" fo:padding-left="0.0402in" fo:padding-bottom="0.0402in" fo:padding-right="0.0402in"/>
    </style:style>
    <style:style style:name="P74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746" style:family="table-cell">
      <style:table-cell-properties fo:border="none" style:writing-mode="lr-tb" fo:padding-top="0.0402in" fo:padding-left="0.0402in" fo:padding-bottom="0.0402in" fo:padding-right="0.0402in"/>
    </style:style>
    <style:style style:name="P747" style:parent-style-name="TableContents" style:family="paragraph">
      <style:text-properties style:font-name="Roboto" fo:font-size="9.5pt" style:font-size-asian="9.5pt" style:font-size-complex="9.5pt"/>
    </style:style>
    <style:style style:name="TableRow748" style:family="table-row">
      <style:table-row-properties style:use-optimal-row-height="false" fo:keep-together="always"/>
    </style:style>
    <style:style style:name="TableCell749" style:family="table-cell">
      <style:table-cell-properties fo:border="none" style:writing-mode="lr-tb" fo:padding-top="0.0402in" fo:padding-left="0.0402in" fo:padding-bottom="0.0402in" fo:padding-right="0.0402in"/>
    </style:style>
    <style:style style:name="P750"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751" style:family="table-cell">
      <style:table-cell-properties fo:border="none" style:writing-mode="lr-tb" fo:padding-top="0.0402in" fo:padding-left="0.0402in" fo:padding-bottom="0.0402in" fo:padding-right="0.0402in"/>
    </style:style>
    <style:style style:name="P752" style:parent-style-name="TableContents" style:family="paragraph">
      <style:text-properties style:font-name="Roboto" fo:font-size="9.5pt" style:font-size-asian="9.5pt" style:font-size-complex="9.5pt"/>
    </style:style>
    <style:style style:name="TableRow753" style:family="table-row">
      <style:table-row-properties style:use-optimal-row-height="false" fo:keep-together="always"/>
    </style:style>
    <style:style style:name="TableCell754" style:family="table-cell">
      <style:table-cell-properties fo:border="none" style:writing-mode="lr-tb" fo:padding-top="0.0402in" fo:padding-left="0.0402in" fo:padding-bottom="0.0402in" fo:padding-right="0.0402in"/>
    </style:style>
    <style:style style:name="P755" style:parent-style-name="TableContents" style:family="paragraph">
      <style:paragraph-properties fo:text-align="end"/>
      <style:text-properties style:font-name="Roboto" fo:font-weight="bold" style:font-weight-asian="bold" style:font-weight-complex="bold" fo:font-size="9.5pt" style:font-size-asian="9.5pt" style:font-size-complex="9.5pt"/>
    </style:style>
    <style:style style:name="TableCell756" style:family="table-cell">
      <style:table-cell-properties fo:border="none" style:writing-mode="lr-tb" fo:padding-top="0.0402in" fo:padding-left="0.0402in" fo:padding-bottom="0.0402in" fo:padding-right="0.0402in"/>
    </style:style>
    <style:style style:name="P757" style:parent-style-name="TableContents" style:family="paragraph">
      <style:text-properties style:font-name="Roboto" fo:font-size="9.5pt" style:font-size-asian="9.5pt" style:font-size-complex="9.5pt"/>
    </style:style>
    <style:style style:name="P758" style:parent-style-name="Title" style:family="paragraph">
      <style:text-properties fo:font-size="2pt" style:font-size-asian="2pt" style:font-size-complex="2pt"/>
    </style:style>
  </office:automatic-styles>
  <office:body>
    <office:text text:use-soft-page-breaks="true">
      <text:p text:style-name="P1">ni'o ni'o la tokpono</text:p>
      <text:p text:style-name="Normal">ni'o la tokpono cu runbau gi'e se finti la'o gy. Sonja Lang .gy. noi kadno banskepre je fanva ku'o de'i li ny. re no no pa .i ty jai ta'i sisku le ka cmarai kei lo'i bangu</text:p>
      <text:p text:style-name="Normal">ni'o le vi paprysfelai cu skicu pi ro le gerna .i le drata cu mulno vlaste</text:p>
      <text:p text:style-name="Normal">ni'o ti datni papri fi'e la'o gy. blinry .gy. fi'o plijaspu la'o gy. CC0 .gy. fi'o fanva<text:span text:style-name="T2"><text:s/></text:span>la .samflir. noi la srasu .e la lalxu .e la .piier. sidju</text:p>
      <text:p text:style-name="Normal">.i zoi .urli. blinry.org/toki-pona-cheat-sheet/ .urli. ti urli</text:p>
      <text:h text:style-name="Heading1" text:outline-level="1">ni'o ni'o le selyle'u</text:h>
      <text:p text:style-name="Normal">ni'o la tokpono cu pilno so zunsna to jy. .e ky. .e ly. .e my. .e py. .e sy. .e ty. .e vy. bu toi .e mu karsna to .a bu .e .e bu .e .i bu .e .o bu .e .u bu toi .i lo satci ba'urtadji cu na vajni</text:p>
      <text:h text:style-name="Heading1" text:outline-level="1">ni'o ni'o le sampu jufra</text:h>
      <text:p text:style-name="Normal">ni'o zoi ty.<text:s/><text:span text:style-name="T3">li</text:span><text:s/>.ty. cmavo fi lo du'u le terbri pamoi cu sepli le selbrisni</text:p>
      <text:p text:style-name="Normal">ni'o zoi ty.<text:s/><text:span text:style-name="T4">soweli li moku.</text:span><text:s/>.ty. fo lu<text:s/><text:span text:style-name="T5">le mlatu cu sipna<text:s/></text:span>li'u zilfanva</text:p>
      <text:p text:style-name="Normal">ni'o zoi ty.<text:s/><text:span text:style-name="T6">jan li lape.</text:span><text:s/>.ty. fo lu<text:s/><text:span text:style-name="T7">le prenu cu sipna</text:span><text:s/>li'u go'i</text:p>
      <text:p text:style-name="Normal">ni'o zoi ty.<text:s/><text:span text:style-name="T8">li</text:span><text:s/>.ty. na se<text:s/>cusku<text:s/>.i jo le terbri pamoi valsi cu mibma'o jo nai donma'o</text:p>
      <text:p text:style-name="Normal">ni'o zoi ty.<text:s/><text:span text:style-name="T9">mi moku</text:span><text:s/>.ty. fo lu<text:s/><text:span text:style-name="T10">mi citka</text:span><text:s/>li'u zilfanva</text:p>
      <text:p text:style-name="Normal">ni'o zoi ty.<text:s/><text:span text:style-name="T11">sina pona</text:span><text:s/>.ty. fo lu<text:s/><text:span text:style-name="T12">do xamgu</text:span><text:s/>li'u zilfanva</text:p>
      <text:h text:style-name="Heading1" text:outline-level="1">ni'o ni'o lo ka sorselsmu</text:h>
      <text:p text:style-name="Normal">ni'o le'e tokpono jufra cu sorselsmu .i do lo nu djuno lo du'u ma kau smuvanbi cu nitcu lo nu jdice lo du'u ma kau smuni .i mu'a so'i valsi cu se smuni za'u da</text:p>
      <text:p text:style-name="Normal">ni'o zoi ty.<text:s/><text:span text:style-name="T13">soweli</text:span><text:s/>.ty. fo lu<text:s/><text:span text:style-name="T14">mlatu ja gerku ja drata ke tumla mabru</text:span><text:s/>li'u zilfanva</text:p>
      <text:p text:style-name="Normal">ni'o zoi ty.<text:s/><text:span text:style-name="T15">kili</text:span><text:s/>.ty. fo lu<text:s/><text:span text:style-name="T16">grute ja stagi</text:span><text:s/>li'u go'i</text:p>
      <text:p text:style-name="Normal">ni'o so'i valsi cu kakne lo ka ce'u dzavla ja skivla ja fasnyvla</text:p>
      <text:p text:style-name="Normal">ni'o zoi ty.<text:s/><text:span text:style-name="T17">telo</text:span><text:s/>.ty fo lu<text:s/><text:span text:style-name="T18">.i lo djacu .i cilmo .i lumci</text:span><text:s/>li'u zilfanva</text:p>
      <text:p text:style-name="Normal">ni'o zoi ty.<text:s/><text:span text:style-name="T19">pona</text:span><text:s/>.ty. fo lu<text:s/><text:span text:style-name="T20">.i xamgu ja sampu .i cikre</text:span><text:s/>li'u go'i</text:p>
      <text:p text:style-name="Normal">ni'o lo'e tokpono dzavla na se gadri</text:p>
      <text:p text:style-name="Normal">ni'o zoi ty.<text:s/><text:span text:style-name="T21">kili</text:span><text:s/>.ty. fo lu<text:s/><text:span text:style-name="T22">lo grute .a le grute</text:span><text:s/>li'u go'e</text:p>
      <text:h text:style-name="Heading1" text:outline-level="1">ni'o ni'o le lifri</text:h>
      <text:p text:style-name="Normal">ni'o zoi ty.<text:s/><text:span text:style-name="T23">e</text:span><text:s/>.ty. cmavo fi lo du'u lo lifri cu sepli le drata pagbu be le jufra</text:p>
      <text:p text:style-name="Normal">ni'o zoi ty.<text:s/><text:span text:style-name="T24">soweli li moku e telo.</text:span><text:s/>.ty. fo lu<text:s/><text:span text:style-name="T25">le mlatu cu pinxe le djacu</text:span><text:s/>li'u zilfanva</text:p>
      <text:p text:style-name="Normal">ni'o zoi ty.<text:s/><text:span text:style-name="T26">mi telo e soweli.</text:span><text:s/>.ty. fo lu<text:s/><text:span text:style-name="T27">mi lumci le mlatu</text:span><text:s/>li'u go'i</text:p>
      <text:h text:style-name="Heading1" text:outline-level="1">ni'o ni'o lo nu galfi lo valsi</text:h>
      <text:p text:style-name="Normal">ni'o lo nu galfi lo valsi se pi'o lo se li'erla'i valsi cu cumki</text:p>
      <text:p text:style-name="Normal">ni'o zoi ty.<text:s/><text:span text:style-name="T28">jan lili</text:span><text:s/>.ty. fo lu<text:s/><text:span text:style-name="T29">cmalu remna</text:span><text:s/>.a zo<text:s/><text:span text:style-name="T30">verba</text:span><text:s/>zilfanva</text:p>
      <text:p text:style-name="Normal">ni'o zoi ty.<text:s/><text:span text:style-name="T31">tomo mi</text:span><text:s/>.ty. fo lu<text:s/><text:span text:style-name="T32">le mi zdani</text:span><text:s/>li'u go'i</text:p>
      <text:p text:style-name="Normal">ni'o zoi ty.<text:s/><text:span text:style-name="T33">pilin pona</text:span><text:s/>.ty. fo lu<text:s/><text:span text:style-name="T34">xamgu cinmo</text:span><text:s/>.a zo<text:s/><text:span text:style-name="T35">gleki</text:span><text:s/>go'i</text:p>
      <text:h text:style-name="Heading1" text:outline-level="1">ni'o ni'o le nu natfe</text:h>
      <text:p text:style-name="Normal">ni'o zoi ty.<text:s/><text:span text:style-name="T36">ala</text:span><text:s/>.ty. cmavo lo du'u le li'erla'i valsi cu natfe valsi</text:p>
      <text:p text:style-name="Normal">ni'o zoi ty.<text:s/><text:span text:style-name="T37">mi lape ala.</text:span><text:s/>.ty. fo lu<text:s/><text:span text:style-name="T38">mi na sipna</text:span><text:s/>li'u zilfanva</text:p>
      <text:p text:style-name="Normal">ni'o zoi ty.<text:s/><text:span text:style-name="T39">jan ala li toki.</text:span><text:s/>.ty. fo lu<text:s/><text:span text:style-name="T40">no prenu cu tavla</text:span><text:s/>li'u go'i</text:p>
      <text:h text:style-name="Heading1" text:outline-level="1">ni'o ni'o le preti</text:h>
      <text:p text:style-name="Normal">ni'o lo nu basygau zoi ty.<text:s/><text:span text:style-name="T41">selbrisni ala selbrisni</text:span><text:s/>.ty. le selbrisni cu galfi lo jufra lo preti</text:p>
      <text:p text:style-name="Normal">ni'o zoi ty.<text:s/><text:span text:style-name="T42">sina ken ala ken lape?</text:span><text:s/>.ty. fo lu<text:s/><text:span text:style-name="T43">.i xu do kakne lo nu sipna</text:span><text:s/>li'u zilfanva</text:p>
      <text:p text:style-name="Normal">ni'o zoi ty.<text:s/><text:span text:style-name="T44">soweli li wile ala wile moku?</text:span><text:s/>.ty. fo lu<text:s/><text:span text:style-name="T45">.i xu le mlatu cu xagji</text:span><text:s/>li'u go'i</text:p>
      <text:p text:style-name="Normal">ni'o ji'a lo nu jmina zoi ty.<text:s/><text:span text:style-name="T46">anu seme</text:span><text:s/>.ty. le fanmo be lo jufra cu galfi jy lo preti</text:p>
      <text:p text:style-name="Normal">ni'o zoi ty.<text:s/><text:span text:style-name="T47">sina wile uta e mi anu seme?</text:span><text:span text:style-name="T48"><text:s/></text:span>.ty. fo lu<text:s/><text:span text:style-name="T49">.i xu do djica lo nu cinba mi<text:s/></text:span>li'u go'e</text:p>
      <text:p text:style-name="Normal">ni'o zoi ty.<text:s/><text:span text:style-name="T50">selbrisni<text:s/></text:span>.ty. .a<text:span text:style-name="T51"><text:s/></text:span>zoi ty.<text:s/><text:span text:style-name="T52">selbrisni ala</text:span><text:s/>.ty. cu danfu lo'e preti</text:p>
      <text:p text:style-name="Normal">ni'o lo nu basygau zoi ty.<text:s/><text:span text:style-name="T53">seme</text:span><text:s/>.ty. le narju'odza cu galfi lo jufra lo sumrei</text:p>
      <text:p text:style-name="Normal">ni'o zoi ty.<text:s/><text:span text:style-name="T54">sina moku e seme?</text:span><text:s/>.ty. fo lu<text:s/><text:span text:style-name="T55">.i do citka ma</text:span><text:s/>zilfanva</text:p>
      <text:p text:style-name="Normal">ni'o zoi ty.<text:s/><text:span text:style-name="T56">seme li moku e kili mi?</text:span><text:span text:style-name="T57"><text:s/></text:span>.ty. fo lu<text:s/><text:span text:style-name="T58">.i ma citka le mi grute</text:span><text:s/>li'u go'i</text:p>
      <text:h text:style-name="Heading1" text:outline-level="1">ni'o ni'o lo nu galfi lo valsi se pi'o zoi ty. pi .ty.</text:h>
      <text:p text:style-name="Normal">ni'o zoi ty.<text:s/><text:span text:style-name="T59">pi<text:s/></text:span>.ty. cmavo fi lo du'u za'u se li'erla'i valsi cu velcki tu'a su'o li'erla'i valsi</text:p>
      <text:p text:style-name="Normal">ni'o zoi ty.<text:s/><text:span text:style-name="T60">tomo telo nasa</text:span><text:s/>.ty. fo lu<text:s/><text:span text:style-name="T61">cizra ke litki kumfa</text:span><text:s/>.a lu<text:s/><text:span text:style-name="T62">cizra lumku'a</text:span><text:s/>li'u zilfanva</text:p>
      <text:p text:style-name="Normal">ni'o zoi ty.<text:s/><text:span text:style-name="T63">tomo pi telo nasa</text:span><text:s/>.ty. fo lu<text:s/><text:span text:style-name="T64">cizra litki kumfa<text:s/></text:span>.a zo<text:s/><text:span text:style-name="T65">barja</text:span><text:s/>go'i</text:p>
      <text:p text:style-name="Normal">ni'o zoi ty.<text:s/><text:span text:style-name="T66">jan wawa ala</text:span><text:s/>.ty. fo lu<text:s/><text:span text:style-name="T67">no tsali prenu</text:span><text:s/>li'u go'i</text:p>
      <text:p text:style-name="Normal">ni'o zoi ty.<text:s/><text:span text:style-name="T68">jan pi wawa ala</text:span><text:span text:style-name="T69"><text:s/></text:span>.ty. fo lu<text:s/><text:span text:style-name="T70">le ruble prenu</text:span><text:s/>li'u go'i</text:p>
      <text:h text:style-name="Heading1" text:outline-level="1">ni'o ni'o lo nu smuvanbi jmina se pi'o zoi ty. la .ty.</text:h>
      <text:p text:style-name="Normal">ni'o zoi ty.<text:s/><text:span text:style-name="T71">la</text:span><text:s/>.ty. cmavo fi lo du'u lo smuvanbi valsi cu sepli lo jufra valsi</text:p>
      <text:p text:style-name="Normal">ni'o zoi ty.<text:s/><text:span text:style-name="T72">mi lape la ale li pona.</text:span><text:span text:style-name="T73"><text:s/></text:span>.ty. fo lu<text:s/><text:span text:style-name="T74">.i fau lo nu mi sipna kei ro da xamgu</text:span><text:s/>li'u zilfanva</text:p>
      <text:h text:style-name="Heading1" text:outline-level="1">ni'o ni'o le ditcu</text:h>
      <text:p text:style-name="Normal">ni'o cumki fa lo nu pilno zoi ty.<text:s/><text:span text:style-name="T75">la</text:span><text:s/>.ty. lo nu jmina lo ditcu smuvanbi lo jufra</text:p>
      <text:p text:style-name="Normal">ni'o zoi ty.<text:s/><text:span text:style-name="T76">tenpo ni la mi lape.</text:span><text:s/>.ty. fo lu<text:s/><text:span text:style-name="T77">.i mi<text:s/></text:span><text:span text:style-name="T78">ca</text:span><text:span text:style-name="T79"><text:s/>sipna</text:span><text:s/>li'u zilfanva</text:p>
      <text:p text:style-name="Normal">ni'o zoi ty.<text:s/><text:span text:style-name="T80">tenpo kama la mi lape.</text:span><text:s/>.ty. fo lu<text:s/><text:span text:style-name="T81">.i mi ba sipna</text:span><text:s/>li'u go'i</text:p>
      <text:p text:style-name="Normal">ni'o zoi ty.<text:s/><text:span text:style-name="T82">tenpo pini la mi lape.</text:span><text:s/>.ty. fo lu<text:s/><text:span text:style-name="T83">.i mi pu sipna</text:span><text:s/>li'u go'i</text:p>
      <text:h text:style-name="Heading1" text:outline-level="1">ni'o ni'o le pluja jufra</text:h>
      <text:p text:style-name="Normal">ni'o zoi ty.<text:s/><text:span text:style-name="T84">en</text:span><text:s/>.ty. cmavo fi lo du'u za'u da terbri pamoi .i le go'i cu li'erla'i ro jmina ke terbri pamoi</text:p>
      <text:p text:style-name="Normal">ni'o zoi ty.<text:s/><text:span text:style-name="T85">lape en moku li suli.</text:span><text:span text:style-name="T86"><text:s/></text:span>.ty. fo lu<text:s/><text:span text:style-name="T87">.i lo nu sipna .e lo cidja cu vajni<text:s/></text:span>li'u zilfanva</text:p>
      <text:p text:style-name="Normal">ni'o si'a zoi ty.<text:s/><text:span text:style-name="T88">li</text:span><text:s/>.ty. li'erla'i ro jmina selbrisni</text:p>
      <text:p text:style-name="Normal">ni'o zoi ty<text:span text:style-name="T89">.<text:s/></text:span><text:span text:style-name="T90">pipi li moku li pakala.</text:span><text:s/>.ty. fo lu<text:s/><text:span text:style-name="T91">.i le cinki cu citka gi'e daspo</text:span><text:s/>li'u go'e</text:p>
      <text:p text:style-name="Normal">ni'o si'a zoi ty.<text:s/><text:span text:style-name="T92">e</text:span><text:s/>.ty. li'erla'i ro jmina lifri</text:p>
      <text:p text:style-name="Normal">ni'o zoi ty<text:span text:style-name="T93">.<text:s/></text:span><text:span text:style-name="T94">mi moku e kili e telo.</text:span><text:s/>.ty. fo lu<text:s/><text:span text:style-name="T95">.i mi citka lo grute .e lo djacu<text:s/></text:span>li'u go'e</text:p>
      <text:h text:style-name="Heading1" text:outline-level="1">ni'o ni'o le no'e ca'irselzau valsi</text:h>
      <text:p text:style-name="Normal">ni'o le lerfu pamoi pe lo'e no'e ca'irselzau valsi cu ga'elfu .i lo'e<text:s/>no'e ca'irselzau valsi cu roroi galfi po'o lo'e dzavla .i le go'i cu lerfu sampu<text:s/>se pi'o le tokpono selyle'u</text:p>
      <text:p text:style-name="Normal">ni'o zoi ty.<text:s/><text:span text:style-name="T96">mi jan Kapile.</text:span><text:s/>.ty. fo lu<text:s/><text:span text:style-name="T97">.i mi'e .gabri'el.</text:span><text:s/>li'u zilfanva</text:p>
      <text:p text:style-name="Normal">ni'o zoi ty.<text:s/><text:span text:style-name="T98">ma Kanata li pona lukin.</text:span><text:s/>.ty. fo lu<text:s/><text:span text:style-name="T99">.i le kadnygu'e cu melbi</text:span><text:s/>li'u go'i</text:p>
      <text:p text:style-name="Normal">ni'o zoi ty.<text:s/><text:span text:style-name="T100">mi toki ala e toki Inli.</text:span><text:s/>.ty. fo lu<text:s/><text:span text:style-name="T101">.i mi na kakne lo nu tavla fo le glibau<text:s/></text:span>li'u go'i</text:p>
      <text:p text:style-name="Normal">ni'o zoi ty.<text:s/><text:span text:style-name="T102">ma tomo Nujoka li suli.</text:span><text:span text:style-name="T103"><text:s/></text:span>.ty. fo lu<text:s/><text:span text:style-name="T104">.i la .nuiork. cu barda</text:span><text:s/>li'u go'i</text:p>
      <text:h text:style-name="Heading1" text:outline-level="1">ni'o ni'o le sumtcita</text:h>
      <text:p text:style-name="Normal">ni'o bu'u lo fanmo be lo'e jufra zoi ty.<text:s/><text:span text:style-name="T105">lon</text:span><text:s/>.ty. .e zoi ty.<text:s/><text:span text:style-name="T106">kepeken</text:span><text:s/>.ty. .e zoi ty.<text:s/><text:span text:style-name="T107">tawa</text:span><text:s/>.ty. .e zoi ty.<text:s/><text:span text:style-name="T108">tan</text:span><text:s/>.ty. sumtcita</text:p>
      <text:p text:style-name="Normal">ni'o zoi ty.<text:s/><text:span text:style-name="T109">mi moku lon tomo.</text:span><text:s/>.ty. fo lu<text:s/><text:span text:style-name="T110">.i mi citka ne'i le zdani<text:s/></text:span>li'u zilfanva</text:p>
      <text:p text:style-name="Normal">ni'o zoi ty.<text:s/><text:span text:style-name="T111">mi moku kepeken ilo moku</text:span><text:s/>.ty. fo lu<text:s/><text:span text:style-name="T112">.i mi citka se pi'o lo forca<text:s/></text:span>li'u go'i</text:p>
      <text:p text:style-name="Normal">ni'o zoi ty.<text:s/><text:span text:style-name="T113">sina pona tawa mi.</text:span><text:s/>.ty. fo lu<text:s/><text:span text:style-name="T114">.i do mi xamgu<text:s/></text:span>.a lu<text:span text:style-name="T115"><text:s/>.i mi nelci do<text:s/></text:span>li'u go'i</text:p>
      <text:p text:style-name="Normal">ni'o zoi ty.<text:s/><text:span text:style-name="T116">sina tawa weka tan seme?</text:span><text:s/>.ty. fo<text:s/><text:span text:style-name="T117">lu .i do cliva mu'i ma</text:span><text:s/>li'u</text:p>
      <text:h text:style-name="Heading1" text:outline-level="1">ni'o ni'o le midnoi</text:h>
      <text:p text:style-name="Normal">ni'o zoi ty.<text:s/><text:span text:style-name="T118">o</text:span><text:s/>.ty. cmavo fi lo du'u lo cusku cu mi'esku lo te cusku<text:s/></text:p>
      <text:p text:style-name="Normal">ni'o zoi ty.<text:s/><text:span text:style-name="T119">o lukin e ni!</text:span><text:s/>.ty. fo lu<text:s/><text:span text:style-name="T120">.i ko catlu ti</text:span><text:s/>li'u zilfanva</text:p>
      <text:p text:style-name="Normal">ni'o zoi ty.<text:s/><text:span text:style-name="T121">o</text:span><text:s/>.ty. li'erla'i le cmene be le seldji tersku</text:p>
      <text:p text:style-name="Normal">ni'o zoi ty.<text:s/><text:span text:style-name="T122">jan Malin o, sina pona lukin.</text:span><text:span text:style-name="T123"><text:s/></text:span>.ty. fo lu<text:s/><text:span text:style-name="T124">.i doi .malin. do melbi<text:s/></text:span>li'u go'e</text:p>
      <text:p text:style-name="Normal">ni'o lo nu smusku se pi'o zoi ty.<text:s/><text:span text:style-name="T125">o</text:span><text:s/>.ty. lo du'u ma kau seldji tersku .e lo du'u le jufra cu midnoi cu cumki</text:p>
      <text:p text:style-name="Normal">ni'o zoi ty.<text:s/><text:span text:style-name="T126">jan San o tawa tomo sina.</text:span><text:span text:style-name="T127"><text:s/></text:span>.ty. fo lu<text:s/><text:span text:style-name="T128">.i doi .sam. ko klama le do zdani</text:span><text:s/>li'u go'e</text:p>
      <text:h text:style-name="Heading1" text:outline-level="1">ni'o ni'o le na'uvla</text:h>
      <text:p text:style-name="Normal">ni'o lo nu jmina lo na'uvla lo drata le sumji cu cumki</text:p>
      <text:p text:style-name="Normal">ni'o zoi ty.<text:s/><text:span text:style-name="T129">wan</text:span><text:s/>.ty. fo lu<text:s/><text:span text:style-name="T130">pa</text:span><text:s/>li'u zilfanva</text:p>
      <text:p text:style-name="Normal">ni'o zoi ty.<text:s/><text:span text:style-name="T131">tu</text:span><text:s/>.ty. fo lu<text:s/><text:span text:style-name="T132">re</text:span><text:s/>li'u go'i</text:p>
      <text:p text:style-name="Normal">ni'o zoi ty.<text:s/><text:span text:style-name="T133">luka</text:span><text:s/>.ty. fo lu<text:s/><text:span text:style-name="T134">mu</text:span><text:s/>li'u go'i</text:p>
      <text:p text:style-name="Normal">ni'o zoi ty.<text:s/><text:span text:style-name="T135">luka luka tu wan</text:span><text:s/>.ty. fo lu<text:s/><text:span text:style-name="T136">pa</text:span><text:span text:style-name="T137"><text:s/></text:span><text:span text:style-name="T138">ci</text:span><text:s/>li'u go'i</text:p>
      <text:h text:style-name="Heading1" text:outline-level="1">.i .uo<text:s/>dai fa'o</text:h>
      <text:p text:style-name="P139"/>
      <table:table table:style-name="Table140">
        <table:table-columns>
          <table:table-column table:style-name="TableColumn141"/>
          <table:table-column table:style-name="TableColumn142"/>
        </table:table-columns>
        <table:table-row table:style-name="TableRow143">
          <table:table-cell table:style-name="TableCell144">
            <text:p text:style-name="P145">a</text:p>
          </table:table-cell>
          <table:table-cell table:style-name="TableCell146">
            <text:p text:style-name="P147">.i basna valsi</text:p>
          </table:table-cell>
        </table:table-row>
        <table:table-row table:style-name="TableRow148">
          <table:table-cell table:style-name="TableCell149">
            <text:p text:style-name="P150">akesi</text:p>
          </table:table-cell>
          <table:table-cell table:style-name="TableCell151">
            <text:p text:style-name="P152">.i to'e cimle danlu .i respa .i banfi</text:p>
          </table:table-cell>
        </table:table-row>
        <table:table-row table:style-name="TableRow153">
          <table:table-cell table:style-name="TableCell154">
            <text:p text:style-name="P155">ala</text:p>
          </table:table-cell>
          <table:table-cell table:style-name="TableCell156">
            <text:p text:style-name="P157">.i li no .i noda</text:p>
          </table:table-cell>
        </table:table-row>
        <table:table-row table:style-name="TableRow158">
          <table:table-cell table:style-name="TableCell159">
            <text:p text:style-name="P160">alasa</text:p>
          </table:table-cell>
          <table:table-cell table:style-name="TableCell161">
            <text:p text:style-name="P162">.i kalte .i stagi crepu</text:p>
          </table:table-cell>
        </table:table-row>
        <table:table-row table:style-name="TableRow163">
          <table:table-cell table:style-name="TableCell164">
            <text:p text:style-name="P165">ali</text:p>
          </table:table-cell>
          <table:table-cell table:style-name="TableCell166">
            <text:p text:style-name="P167">.i li ro .i sormei .i roda .i nu jmive .i munje .i li panono</text:p>
          </table:table-cell>
        </table:table-row>
        <table:table-row table:style-name="TableRow168">
          <table:table-cell table:style-name="TableCell169">
            <text:p text:style-name="P170">anpa</text:p>
          </table:table-cell>
          <table:table-cell table:style-name="TableCell171">
            <text:p text:style-name="P172">.i cnita .i cumla .i lacri</text:p>
          </table:table-cell>
        </table:table-row>
        <table:table-row table:style-name="TableRow173">
          <table:table-cell table:style-name="TableCell174">
            <text:p text:style-name="P175">ante</text:p>
          </table:table-cell>
          <table:table-cell table:style-name="TableCell176">
            <text:p text:style-name="P177">.i drata .i pu se galfi je se stika je cenba</text:p>
          </table:table-cell>
        </table:table-row>
        <table:table-row table:style-name="TableRow178">
          <table:table-cell table:style-name="TableCell179">
            <text:p text:style-name="P180">anu</text:p>
          </table:table-cell>
          <table:table-cell table:style-name="TableCell181">
            <text:p text:style-name="P182">.i zo .a</text:p>
          </table:table-cell>
        </table:table-row>
        <table:table-row table:style-name="TableRow183">
          <table:table-cell table:style-name="TableCell184">
            <text:p text:style-name="P185">awen</text:p>
          </table:table-cell>
          <table:table-cell table:style-name="TableCell186">
            <text:p text:style-name="P187">.i renvi .i se ralte .i se bandu .i stali</text:p>
          </table:table-cell>
        </table:table-row>
        <table:table-row table:style-name="TableRow188">
          <table:table-cell table:style-name="TableCell189">
            <text:p text:style-name="P190">e</text:p>
          </table:table-cell>
          <table:table-cell table:style-name="TableCell191">
            <text:p text:style-name="P192">.i li'erla'i le jufra lifri</text:p>
          </table:table-cell>
        </table:table-row>
        <table:table-row table:style-name="TableRow193">
          <table:table-cell table:style-name="TableCell194">
            <text:p text:style-name="P195">en</text:p>
          </table:table-cell>
          <table:table-cell table:style-name="TableCell196">
            <text:p text:style-name="P197">.i li'erla'i le za'u moi ke terbri pamoi</text:p>
          </table:table-cell>
        </table:table-row>
        <table:table-row table:style-name="TableRow198">
          <table:table-cell table:style-name="TableCell199">
            <text:p text:style-name="P200">esun</text:p>
          </table:table-cell>
          <table:table-cell table:style-name="TableCell201">
            <text:p text:style-name="P202">.i zarci .i nu vecnu</text:p>
          </table:table-cell>
        </table:table-row>
        <table:table-row table:style-name="TableRow203">
          <table:table-cell table:style-name="TableCell204">
            <text:p text:style-name="P205">ijo</text:p>
          </table:table-cell>
          <table:table-cell table:style-name="TableCell206">
            <text:p text:style-name="P207">.i co'e .i dacti .i sidbo</text:p>
          </table:table-cell>
        </table:table-row>
        <table:table-row table:style-name="TableRow208">
          <table:table-cell table:style-name="TableCell209">
            <text:p text:style-name="P210">ike</text:p>
          </table:table-cell>
          <table:table-cell table:style-name="TableCell211">
            <text:p text:style-name="P212">.i xlali .i ronsa .i nalra'a</text:p>
          </table:table-cell>
        </table:table-row>
        <table:table-row table:style-name="TableRow213">
          <table:table-cell table:style-name="TableCell214">
            <text:p text:style-name="P215">ilo</text:p>
          </table:table-cell>
          <table:table-cell table:style-name="TableCell216">
            <text:p text:style-name="P217">.i tutci .i zmiku .i minji</text:p>
          </table:table-cell>
        </table:table-row>
        <table:table-row table:style-name="TableRow218">
          <table:table-cell table:style-name="TableCell219">
            <text:p text:style-name="P220">insa</text:p>
          </table:table-cell>
          <table:table-cell table:style-name="TableCell221">
            <text:p text:style-name="P222">.i midju .i se vasru .i nenri .i zvabi'i .i rango .i stomaxu</text:p>
          </table:table-cell>
        </table:table-row>
        <table:table-row table:style-name="TableRow223">
          <table:table-cell table:style-name="TableCell224">
            <text:p text:style-name="P225">jaki</text:p>
          </table:table-cell>
          <table:table-cell table:style-name="TableCell226">
            <text:p text:style-name="P227">.i zandi .i vindu .i te bilma .i to'e jinsa</text:p>
          </table:table-cell>
        </table:table-row>
        <table:table-row table:style-name="TableRow228">
          <table:table-cell table:style-name="TableCell229">
            <text:p text:style-name="P230">jan</text:p>
          </table:table-cell>
          <table:table-cell table:style-name="TableCell231">
            <text:p text:style-name="P232">.i remna .i prenu</text:p>
          </table:table-cell>
        </table:table-row>
        <table:table-row table:style-name="TableRow233">
          <table:table-cell table:style-name="TableCell234">
            <text:p text:style-name="P235">jelo</text:p>
          </table:table-cell>
          <table:table-cell table:style-name="TableCell236">
            <text:p text:style-name="P237">.i pelxu</text:p>
          </table:table-cell>
        </table:table-row>
        <table:table-row table:style-name="TableRow238">
          <table:table-cell table:style-name="TableCell239">
            <text:p text:style-name="P240">jo</text:p>
          </table:table-cell>
          <table:table-cell table:style-name="TableCell241">
            <text:p text:style-name="P242">.i ponse .i bevri .i vasru .i jgari</text:p>
          </table:table-cell>
        </table:table-row>
        <table:table-row table:style-name="TableRow243">
          <table:table-cell table:style-name="TableCell244">
            <text:p text:style-name="P245">kala</text:p>
          </table:table-cell>
          <table:table-cell table:style-name="TableCell246">
            <text:p text:style-name="P247">.i finpe .i xamsi danlu</text:p>
          </table:table-cell>
        </table:table-row>
        <table:table-row table:style-name="TableRow248">
          <table:table-cell table:style-name="TableCell249">
            <text:p text:style-name="P250">kalama</text:p>
          </table:table-cell>
          <table:table-cell table:style-name="TableCell251">
            <text:p text:style-name="P252">.i bacru .i ba'usku</text:p>
          </table:table-cell>
        </table:table-row>
        <table:table-row table:style-name="TableRow253">
          <table:table-cell table:style-name="TableCell254">
            <text:p text:style-name="P255">kama</text:p>
          </table:table-cell>
          <table:table-cell table:style-name="TableCell256">
            <text:p text:style-name="P257">.i darca .i balvi .i klatcu .i te galfi .i se binxo .i snada</text:p>
          </table:table-cell>
        </table:table-row>
        <table:table-row table:style-name="TableRow258">
          <table:table-cell table:style-name="TableCell259">
            <text:p text:style-name="P260">kasi</text:p>
          </table:table-cell>
          <table:table-cell table:style-name="TableCell261">
            <text:p text:style-name="P262">.i spati</text:p>
          </table:table-cell>
        </table:table-row>
        <table:table-row table:style-name="TableRow263">
          <table:table-cell table:style-name="TableCell264">
            <text:p text:style-name="P265">ken</text:p>
          </table:table-cell>
          <table:table-cell table:style-name="TableCell266">
            <text:p text:style-name="P267">.i kakne .i se curmi .i cumki</text:p>
          </table:table-cell>
        </table:table-row>
        <table:table-row table:style-name="TableRow268">
          <table:table-cell table:style-name="TableCell269">
            <text:p text:style-name="P270">kepeken</text:p>
          </table:table-cell>
          <table:table-cell table:style-name="TableCell271">
            <text:p text:style-name="P272">.i pilno .i sumtcita lo du'u pilno makau</text:p>
          </table:table-cell>
        </table:table-row>
        <table:table-row table:style-name="TableRow273">
          <table:table-cell table:style-name="TableCell274">
            <text:p text:style-name="P275">kili</text:p>
          </table:table-cell>
          <table:table-cell table:style-name="TableCell276">
            <text:p text:style-name="P277">.i grute .i stagi .i mledi</text:p>
          </table:table-cell>
        </table:table-row>
        <table:table-row table:style-name="TableRow278">
          <table:table-cell table:style-name="TableCell279">
            <text:p text:style-name="P280">kin</text:p>
          </table:table-cell>
          <table:table-cell table:style-name="TableCell281">
            <text:p text:style-name="P282">.i zo je'a .i zo ji'a</text:p>
          </table:table-cell>
        </table:table-row>
        <table:table-row table:style-name="TableRow283">
          <table:table-cell table:style-name="TableCell284">
            <text:p text:style-name="P285">kiwen</text:p>
          </table:table-cell>
          <table:table-cell table:style-name="TableCell286">
            <text:p text:style-name="P287">.i rokci .i jinme .i jdari</text:p>
          </table:table-cell>
        </table:table-row>
        <table:table-row table:style-name="TableRow288">
          <table:table-cell table:style-name="TableCell289">
            <text:p text:style-name="P290">ko</text:p>
          </table:table-cell>
          <table:table-cell table:style-name="TableCell291">
            <text:p text:style-name="P292">.i kliti .i pulce .i purmo .i pesxu</text:p>
          </table:table-cell>
        </table:table-row>
        <table:table-row table:style-name="TableRow293">
          <table:table-cell table:style-name="TableCell294">
            <text:p text:style-name="P295">kon</text:p>
          </table:table-cell>
          <table:table-cell table:style-name="TableCell296">
            <text:p text:style-name="P297">.i vacri .i pruxi .i kroxo</text:p>
          </table:table-cell>
        </table:table-row>
        <table:table-row table:style-name="TableRow298">
          <table:table-cell table:style-name="TableCell299">
            <text:p text:style-name="P300">kule</text:p>
          </table:table-cell>
          <table:table-cell table:style-name="TableCell301">
            <text:p text:style-name="P302">.i sorska .i se cintypu'i</text:p>
          </table:table-cell>
        </table:table-row>
        <table:table-row table:style-name="TableRow303">
          <table:table-cell table:style-name="TableCell304">
            <text:p text:style-name="P305">kulupu</text:p>
          </table:table-cell>
          <table:table-cell table:style-name="TableCell306">
            <text:p text:style-name="P307">.i cecmu .i kagni .i bende .i natmi .i gugde .i cemci'e</text:p>
          </table:table-cell>
        </table:table-row>
        <table:table-row table:style-name="TableRow308">
          <table:table-cell table:style-name="TableCell309">
            <text:p text:style-name="P310">kute</text:p>
          </table:table-cell>
          <table:table-cell table:style-name="TableCell311">
            <text:p text:style-name="P312">.i kerlo .i tirna .i snazga .i jundi .i se minde</text:p>
          </table:table-cell>
        </table:table-row>
        <table:table-row table:style-name="TableRow313">
          <table:table-cell table:style-name="TableCell314">
            <text:p text:style-name="P315">la</text:p>
          </table:table-cell>
          <table:table-cell table:style-name="TableCell316">
            <text:p text:style-name="P317">.i cmavo fi lo du'u lo smuvanbi valsi cu sepli lo jufra valsi</text:p>
          </table:table-cell>
        </table:table-row>
        <table:table-row table:style-name="TableRow318">
          <table:table-cell table:style-name="TableCell319">
            <text:p text:style-name="P320">lape</text:p>
          </table:table-cell>
          <table:table-cell table:style-name="TableCell321">
            <text:p text:style-name="P322">.i sipna .i cando</text:p>
          </table:table-cell>
        </table:table-row>
        <table:table-row table:style-name="TableRow323">
          <table:table-cell table:style-name="TableCell324">
            <text:p text:style-name="P325">laso</text:p>
          </table:table-cell>
          <table:table-cell table:style-name="TableCell326">
            <text:p text:style-name="P327">.i blari'o</text:p>
          </table:table-cell>
        </table:table-row>
        <table:table-row table:style-name="TableRow328">
          <table:table-cell table:style-name="TableCell329">
            <text:p text:style-name="P330">lawa</text:p>
          </table:table-cell>
          <table:table-cell table:style-name="TableCell331">
            <text:p text:style-name="P332">.i stedu .i menli .i jitro .i jatna .i gidva .i klagi'a .i turni</text:p>
          </table:table-cell>
        </table:table-row>
        <table:table-row table:style-name="TableRow333">
          <table:table-cell table:style-name="TableCell334">
            <text:p text:style-name="P335">len</text:p>
          </table:table-cell>
          <table:table-cell table:style-name="TableCell336">
            <text:p text:style-name="P337">.i bukpu .i taxfu .i gacri</text:p>
          </table:table-cell>
        </table:table-row>
        <table:table-row table:style-name="TableRow338">
          <table:table-cell table:style-name="TableCell339">
            <text:p text:style-name="P340">lete</text:p>
          </table:table-cell>
          <table:table-cell table:style-name="TableCell341">
            <text:p text:style-name="P342">.i lenku .i nalseljukpa</text:p>
          </table:table-cell>
        </table:table-row>
        <table:table-row table:style-name="TableRow343">
          <table:table-cell table:style-name="TableCell344">
            <text:p text:style-name="P345">li</text:p>
          </table:table-cell>
          <table:table-cell table:style-name="TableCell346">
            <text:p text:style-name="P347">.i cmavo fi lo du'u le terbri pamoi cu sepli le selbrisni</text:p>
          </table:table-cell>
        </table:table-row>
        <table:table-row table:style-name="TableRow348">
          <table:table-cell table:style-name="TableCell349">
            <text:p text:style-name="P350">lili</text:p>
          </table:table-cell>
          <table:table-cell table:style-name="TableCell351">
            <text:p text:style-name="P352">.i cmalu .i tordu .i sotmei .i citno</text:p>
          </table:table-cell>
        </table:table-row>
        <table:table-row table:style-name="TableRow353">
          <table:table-cell table:style-name="TableCell354">
            <text:p text:style-name="P355">linja</text:p>
          </table:table-cell>
          <table:table-cell table:style-name="TableCell356">
            <text:p text:style-name="P357">.i skori .i kerfa .i cilta</text:p>
          </table:table-cell>
        </table:table-row>
        <table:table-row table:style-name="TableRow358">
          <table:table-cell table:style-name="TableCell359">
            <text:p text:style-name="P360">lipu</text:p>
          </table:table-cell>
          <table:table-cell table:style-name="TableCell361">
            <text:p text:style-name="P362">.i karda .i pelji .i cukta .i papri .i vreji .i kibypapri</text:p>
          </table:table-cell>
        </table:table-row>
        <table:table-row table:style-name="TableRow363">
          <table:table-cell table:style-name="TableCell364">
            <text:p text:style-name="P365">loje</text:p>
          </table:table-cell>
          <table:table-cell table:style-name="TableCell366">
            <text:p text:style-name="P367">.i xunre</text:p>
          </table:table-cell>
        </table:table-row>
        <table:table-row table:style-name="TableRow368">
          <table:table-cell table:style-name="TableCell369">
            <text:p text:style-name="P370">lon</text:p>
          </table:table-cell>
          <table:table-cell table:style-name="TableCell371">
            <text:p text:style-name="P372">.i zvati .i zasti .i jetnu</text:p>
          </table:table-cell>
        </table:table-row>
        <table:table-row table:style-name="TableRow373">
          <table:table-cell table:style-name="TableCell374">
            <text:p text:style-name="P375">luka</text:p>
          </table:table-cell>
          <table:table-cell table:style-name="TableCell376">
            <text:p text:style-name="P377">.i birka .i xance .i li mu</text:p>
          </table:table-cell>
        </table:table-row>
        <table:table-row table:style-name="TableRow378">
          <table:table-cell table:style-name="TableCell379">
            <text:p text:style-name="P380">lukin</text:p>
          </table:table-cell>
          <table:table-cell table:style-name="TableCell381">
            <text:p text:style-name="P382">.i viska .i catlu .i zgana .i sisku .i troci</text:p>
          </table:table-cell>
        </table:table-row>
        <table:table-row table:style-name="TableRow383">
          <table:table-cell table:style-name="TableCell384">
            <text:p text:style-name="P385">lupa</text:p>
          </table:table-cell>
          <table:table-cell table:style-name="TableCell386">
            <text:p text:style-name="P387">.i vorme .i kevna .i canko</text:p>
          </table:table-cell>
        </table:table-row>
        <table:table-row table:style-name="TableRow388">
          <table:table-cell table:style-name="TableCell389">
            <text:p text:style-name="P390">ma</text:p>
          </table:table-cell>
          <table:table-cell table:style-name="TableCell391">
            <text:p text:style-name="P392">.i terdi .i tumla .i nurma</text:p>
          </table:table-cell>
        </table:table-row>
        <table:table-row table:style-name="TableRow393">
          <table:table-cell table:style-name="TableCell394">
            <text:p text:style-name="P395">mama</text:p>
          </table:table-cell>
          <table:table-cell table:style-name="TableCell396">
            <text:p text:style-name="P397">.i rirni .i dzena .i finti .i kurji</text:p>
          </table:table-cell>
        </table:table-row>
        <table:table-row table:style-name="TableRow398">
          <table:table-cell table:style-name="TableCell399">
            <text:p text:style-name="P400">mani</text:p>
          </table:table-cell>
          <table:table-cell table:style-name="TableCell401">
            <text:p text:style-name="P402">.i jdini .i rupnu .i xandi'i .i se ricfu .i barda cagda'u</text:p>
          </table:table-cell>
        </table:table-row>
        <table:table-row table:style-name="TableRow403">
          <table:table-cell table:style-name="TableCell404">
            <text:p text:style-name="P405">meli</text:p>
          </table:table-cell>
          <table:table-cell table:style-name="TableCell406">
            <text:p text:style-name="P407">.i fetsi .i ninmu .i fetspe</text:p>
          </table:table-cell>
        </table:table-row>
        <table:table-row table:style-name="TableRow408">
          <table:table-cell table:style-name="TableCell409">
            <text:p text:style-name="P410">mi</text:p>
          </table:table-cell>
          <table:table-cell table:style-name="TableCell411">
            <text:p text:style-name="P412">.i zo mi</text:p>
          </table:table-cell>
        </table:table-row>
        <table:table-row table:style-name="TableRow413">
          <table:table-cell table:style-name="TableCell414">
            <text:p text:style-name="P415">mije</text:p>
          </table:table-cell>
          <table:table-cell table:style-name="TableCell416">
            <text:p text:style-name="P417">.i nakni .i nanmu .i nakspe</text:p>
          </table:table-cell>
        </table:table-row>
        <table:table-row table:style-name="TableRow418">
          <table:table-cell table:style-name="TableCell419">
            <text:p text:style-name="P420">moku</text:p>
          </table:table-cell>
          <table:table-cell table:style-name="TableCell421">
            <text:p text:style-name="P422">.i pinxe .i citka</text:p>
          </table:table-cell>
        </table:table-row>
        <table:table-row table:style-name="TableRow423">
          <table:table-cell table:style-name="TableCell424">
            <text:p text:style-name="P425">moli</text:p>
          </table:table-cell>
          <table:table-cell table:style-name="TableCell426">
            <text:p text:style-name="P427">.i morsi .i bazi morsi</text:p>
          </table:table-cell>
        </table:table-row>
        <table:table-row table:style-name="TableRow428">
          <table:table-cell table:style-name="TableCell429">
            <text:p text:style-name="P430">monsi</text:p>
          </table:table-cell>
          <table:table-cell table:style-name="TableCell431">
            <text:p text:style-name="P432">.i trixe</text:p>
          </table:table-cell>
        </table:table-row>
        <table:table-row table:style-name="TableRow433">
          <table:table-cell table:style-name="TableCell434">
            <text:p text:style-name="P435">mu</text:p>
          </table:table-cell>
          <table:table-cell table:style-name="TableCell436">
            <text:p text:style-name="P437">.i danlu savru</text:p>
          </table:table-cell>
        </table:table-row>
        <table:table-row table:style-name="TableRow438">
          <table:table-cell table:style-name="TableCell439">
            <text:p text:style-name="P440">mun</text:p>
          </table:table-cell>
          <table:table-cell table:style-name="TableCell441">
            <text:p text:style-name="P442">.i lunra .i tarci</text:p>
          </table:table-cell>
        </table:table-row>
        <table:table-row table:style-name="TableRow443">
          <table:table-cell table:style-name="TableCell444">
            <text:p text:style-name="P445">musi</text:p>
          </table:table-cell>
          <table:table-cell table:style-name="TableCell446">
            <text:p text:style-name="P447">.i larcu .i zdile</text:p>
          </table:table-cell>
        </table:table-row>
        <table:table-row table:style-name="TableRow448">
          <table:table-cell table:style-name="TableCell449">
            <text:p text:style-name="P450">mute</text:p>
          </table:table-cell>
          <table:table-cell table:style-name="TableCell451">
            <text:p text:style-name="P452">.i so'imei .i li reno</text:p>
          </table:table-cell>
        </table:table-row>
        <table:table-row table:style-name="TableRow453">
          <table:table-cell table:style-name="TableCell454">
            <text:p text:style-name="P455">namako</text:p>
          </table:table-cell>
          <table:table-cell table:style-name="TableCell456">
            <text:p text:style-name="P457">.i cpina .i se jmina</text:p>
          </table:table-cell>
        </table:table-row>
        <table:table-row table:style-name="TableRow458">
          <table:table-cell table:style-name="TableCell459">
            <text:p text:style-name="P460">nanpa</text:p>
          </table:table-cell>
          <table:table-cell table:style-name="TableCell461">
            <text:p text:style-name="P462">.i zo mei .i namcu</text:p>
          </table:table-cell>
        </table:table-row>
        <table:table-row table:style-name="TableRow463">
          <table:table-cell table:style-name="TableCell464">
            <text:p text:style-name="P465">nasa</text:p>
          </table:table-cell>
          <table:table-cell table:style-name="TableCell466">
            <text:p text:style-name="P467">.i cizra .i fenki .i xalbebna .i bebna</text:p>
          </table:table-cell>
        </table:table-row>
        <table:table-row table:style-name="TableRow468">
          <table:table-cell table:style-name="TableCell469">
            <text:p text:style-name="P470">nasin</text:p>
          </table:table-cell>
          <table:table-cell table:style-name="TableCell471">
            <text:p text:style-name="P472">.i tcaci .i tadji .i dargu .i pluta</text:p>
          </table:table-cell>
        </table:table-row>
        <table:table-row table:style-name="TableRow473">
          <table:table-cell table:style-name="TableCell474">
            <text:p text:style-name="P475">nena</text:p>
          </table:table-cell>
          <table:table-cell table:style-name="TableCell476">
            <text:p text:style-name="P477">.i cmana .i batke .i brama'a .i nazbi</text:p>
          </table:table-cell>
        </table:table-row>
        <table:table-row table:style-name="TableRow478">
          <table:table-cell table:style-name="TableCell479">
            <text:p text:style-name="P480">ni</text:p>
          </table:table-cell>
          <table:table-cell table:style-name="TableCell481">
            <text:p text:style-name="P482">.i zo ti<text:s/>.i<text:s/>zo ta<text:s/>.i<text:s/>zo tu</text:p>
          </table:table-cell>
        </table:table-row>
        <table:table-row table:style-name="TableRow483">
          <table:table-cell table:style-name="TableCell484">
            <text:p text:style-name="P485">nimi</text:p>
          </table:table-cell>
          <table:table-cell table:style-name="TableCell486">
            <text:p text:style-name="P487">.i cmene .i valsi</text:p>
          </table:table-cell>
        </table:table-row>
        <table:table-row table:style-name="TableRow488">
          <table:table-cell table:style-name="TableCell489">
            <text:p text:style-name="P490">noka</text:p>
          </table:table-cell>
          <table:table-cell table:style-name="TableCell491">
            <text:p text:style-name="P492">.i jamfu .i tuple .i dizlo</text:p>
          </table:table-cell>
        </table:table-row>
        <table:table-row table:style-name="TableRow493">
          <table:table-cell table:style-name="TableCell494">
            <text:p text:style-name="P495">o</text:p>
          </table:table-cell>
          <table:table-cell table:style-name="TableCell496">
            <text:p text:style-name="P497">.i cmavo fi lo du'u lo cusku cu mi'esku lo te cusku</text:p>
          </table:table-cell>
        </table:table-row>
        <table:table-row table:style-name="TableRow498">
          <table:table-cell table:style-name="TableCell499">
            <text:p text:style-name="P500">oko</text:p>
          </table:table-cell>
          <table:table-cell table:style-name="TableCell501">
            <text:p text:style-name="P502">.i kanla</text:p>
          </table:table-cell>
        </table:table-row>
        <table:table-row table:style-name="TableRow503">
          <table:table-cell table:style-name="TableCell504">
            <text:p text:style-name="P505">olin</text:p>
          </table:table-cell>
          <table:table-cell table:style-name="TableCell506">
            <text:p text:style-name="P507">.i prami .i sinma</text:p>
          </table:table-cell>
        </table:table-row>
        <table:table-row table:style-name="TableRow508">
          <table:table-cell table:style-name="TableCell509">
            <text:p text:style-name="P510">ona</text:p>
          </table:table-cell>
          <table:table-cell table:style-name="TableCell511">
            <text:p text:style-name="P512">.i basyvla</text:p>
          </table:table-cell>
        </table:table-row>
        <table:table-row table:style-name="TableRow513">
          <table:table-cell table:style-name="TableCell514">
            <text:p text:style-name="P515">open</text:p>
          </table:table-cell>
          <table:table-cell table:style-name="TableCell516">
            <text:p text:style-name="P517">.i aktigau .i cfagau</text:p>
          </table:table-cell>
        </table:table-row>
        <table:table-row table:style-name="TableRow518">
          <table:table-cell table:style-name="TableCell519">
            <text:p text:style-name="P520">pakala</text:p>
          </table:table-cell>
          <table:table-cell table:style-name="TableCell521">
            <text:p text:style-name="P522">.i spofu .i se xrani</text:p>
          </table:table-cell>
        </table:table-row>
        <table:table-row table:style-name="TableRow523">
          <table:table-cell table:style-name="TableCell524">
            <text:p text:style-name="P525">pali</text:p>
          </table:table-cell>
          <table:table-cell table:style-name="TableCell526">
            <text:p text:style-name="P527">.i gunka .i bregau .i zbasu</text:p>
          </table:table-cell>
        </table:table-row>
        <table:table-row table:style-name="TableRow528">
          <table:table-cell table:style-name="TableCell529">
            <text:p text:style-name="P530">palisa</text:p>
          </table:table-cell>
          <table:table-cell table:style-name="TableCell531">
            <text:p text:style-name="P532">.i grana</text:p>
          </table:table-cell>
        </table:table-row>
        <table:table-row table:style-name="TableRow533">
          <table:table-cell table:style-name="TableCell534">
            <text:p text:style-name="P535">pan</text:p>
          </table:table-cell>
          <table:table-cell table:style-name="TableCell536">
            <text:p text:style-name="P537">.i gurni .i bavmi .i zumri .i rismi .i maxri .i pexfebdja .i nanba</text:p>
          </table:table-cell>
        </table:table-row>
        <table:table-row table:style-name="TableRow538">
          <table:table-cell table:style-name="TableCell539">
            <text:p text:style-name="P540">pana</text:p>
          </table:table-cell>
          <table:table-cell table:style-name="TableCell541">
            <text:p text:style-name="P542">.i dunda .i dirce .i benji .i punji</text:p>
          </table:table-cell>
        </table:table-row>
        <table:table-row table:style-name="TableRow543">
          <table:table-cell table:style-name="TableCell544">
            <text:p text:style-name="P545">pi</text:p>
          </table:table-cell>
          <table:table-cell table:style-name="TableCell546">
            <text:p text:style-name="P547">.i cmavo fi lo du'u za'u se li'erla'i valsi cu velcki tu'a su'o li'erla'i valsi</text:p>
          </table:table-cell>
        </table:table-row>
        <table:table-row table:style-name="TableRow548">
          <table:table-cell table:style-name="TableCell549">
            <text:p text:style-name="P550">pilin</text:p>
          </table:table-cell>
          <table:table-cell table:style-name="TableCell551">
            <text:p text:style-name="P552">.i risna .i se cinmo</text:p>
          </table:table-cell>
        </table:table-row>
        <table:table-row table:style-name="TableRow553">
          <table:table-cell table:style-name="TableCell554">
            <text:p text:style-name="P555">pimeja</text:p>
          </table:table-cell>
          <table:table-cell table:style-name="TableCell556">
            <text:p text:style-name="P557">.i xekri .i manku</text:p>
          </table:table-cell>
        </table:table-row>
        <table:table-row table:style-name="TableRow558">
          <table:table-cell table:style-name="TableCell559">
            <text:p text:style-name="P560">pini</text:p>
          </table:table-cell>
          <table:table-cell table:style-name="TableCell561">
            <text:p text:style-name="P562">.i mulbi'o<text:s/></text:p>
          </table:table-cell>
        </table:table-row>
        <table:table-row table:style-name="TableRow563">
          <table:table-cell table:style-name="TableCell564">
            <text:p text:style-name="P565">pipi</text:p>
          </table:table-cell>
          <table:table-cell table:style-name="TableCell566">
            <text:p text:style-name="P567">.i cinki .i manti .i jukni</text:p>
          </table:table-cell>
        </table:table-row>
        <table:table-row table:style-name="TableRow568">
          <table:table-cell table:style-name="TableCell569">
            <text:p text:style-name="P570">poka</text:p>
          </table:table-cell>
          <table:table-cell table:style-name="TableCell571">
            <text:p text:style-name="P572">.i janco .i mlana</text:p>
          </table:table-cell>
        </table:table-row>
        <table:table-row table:style-name="TableRow573">
          <table:table-cell table:style-name="TableCell574">
            <text:p text:style-name="P575">poki</text:p>
          </table:table-cell>
          <table:table-cell table:style-name="TableCell576">
            <text:p text:style-name="P577">.i vasru .i tanxe .i dakli .i kabri .i dacru</text:p>
          </table:table-cell>
        </table:table-row>
        <table:table-row table:style-name="TableRow578">
          <table:table-cell table:style-name="TableCell579">
            <text:p text:style-name="P580">pona</text:p>
          </table:table-cell>
          <table:table-cell table:style-name="TableCell581">
            <text:p text:style-name="P582">.i xamgu .i plixau .i xendo .i panpi .i sampu .i zo ki'e</text:p>
          </table:table-cell>
        </table:table-row>
        <table:table-row table:style-name="TableRow583">
          <table:table-cell table:style-name="TableCell584">
            <text:p text:style-name="P585">pu</text:p>
          </table:table-cell>
          <table:table-cell table:style-name="TableCell586">
            <text:p text:style-name="P587">.i simsikta le cukta be la'o gy. Toki Pona: The Language of Good .gy.<text:s/></text:p>
          </table:table-cell>
        </table:table-row>
        <table:table-row table:style-name="TableRow588">
          <table:table-cell table:style-name="TableCell589">
            <text:p text:style-name="P590">sama</text:p>
          </table:table-cell>
          <table:table-cell table:style-name="TableCell591">
            <text:p text:style-name="P592">.i mintu .i simsa .i tunba</text:p>
          </table:table-cell>
        </table:table-row>
        <table:table-row table:style-name="TableRow593">
          <table:table-cell table:style-name="TableCell594">
            <text:p text:style-name="P595">seli</text:p>
          </table:table-cell>
          <table:table-cell table:style-name="TableCell596">
            <text:p text:style-name="P597">.i fagri .i toknu .i glanejni</text:p>
          </table:table-cell>
        </table:table-row>
        <table:table-row table:style-name="TableRow598">
          <table:table-cell table:style-name="TableCell599">
            <text:p text:style-name="P600">selo</text:p>
          </table:table-cell>
          <table:table-cell table:style-name="TableCell601">
            <text:p text:style-name="P602">.i pilka .i skapi .i bartu</text:p>
          </table:table-cell>
        </table:table-row>
        <table:table-row table:style-name="TableRow603">
          <table:table-cell table:style-name="TableCell604">
            <text:p text:style-name="P605">seme</text:p>
          </table:table-cell>
          <table:table-cell table:style-name="TableCell606">
            <text:p text:style-name="P607">.i zo ma</text:p>
          </table:table-cell>
        </table:table-row>
        <table:table-row table:style-name="TableRow608">
          <table:table-cell table:style-name="TableCell609">
            <text:p text:style-name="P610">sewi</text:p>
          </table:table-cell>
          <table:table-cell table:style-name="TableCell611">
            <text:p text:style-name="P612">.i gapru .i galtu .i censa</text:p>
          </table:table-cell>
        </table:table-row>
        <table:table-row table:style-name="TableRow613">
          <table:table-cell table:style-name="TableCell614">
            <text:p text:style-name="P615">sijelo</text:p>
          </table:table-cell>
          <table:table-cell table:style-name="TableCell616">
            <text:p text:style-name="P617">.i xadni .i cutne</text:p>
          </table:table-cell>
        </table:table-row>
        <table:table-row table:style-name="TableRow618">
          <table:table-cell table:style-name="TableCell619">
            <text:p text:style-name="P620">sike</text:p>
          </table:table-cell>
          <table:table-cell table:style-name="TableCell621">
            <text:p text:style-name="P622">.i cukla .i bolci .i xislu .i nanca</text:p>
          </table:table-cell>
        </table:table-row>
        <table:table-row table:style-name="TableRow623">
          <table:table-cell table:style-name="TableCell624">
            <text:p text:style-name="P625">sin</text:p>
          </table:table-cell>
          <table:table-cell table:style-name="TableCell626">
            <text:p text:style-name="P627">.i cnino .i se jmina</text:p>
          </table:table-cell>
        </table:table-row>
        <table:table-row table:style-name="TableRow628">
          <table:table-cell table:style-name="TableCell629">
            <text:p text:style-name="P630">sina</text:p>
          </table:table-cell>
          <table:table-cell table:style-name="TableCell631">
            <text:p text:style-name="P632">.i zo do</text:p>
          </table:table-cell>
        </table:table-row>
        <table:table-row table:style-name="TableRow633">
          <table:table-cell table:style-name="TableCell634">
            <text:p text:style-name="P635">sinpin</text:p>
          </table:table-cell>
          <table:table-cell table:style-name="TableCell636">
            <text:p text:style-name="P637">.i flira .i crane</text:p>
          </table:table-cell>
        </table:table-row>
        <table:table-row table:style-name="TableRow638">
          <table:table-cell table:style-name="TableCell639">
            <text:p text:style-name="P640">sitelen</text:p>
          </table:table-cell>
          <table:table-cell table:style-name="TableCell641">
            <text:p text:style-name="P642">.i pixra .i se ciska .i barna</text:p>
          </table:table-cell>
        </table:table-row>
        <table:table-row table:style-name="TableRow643">
          <table:table-cell table:style-name="TableCell644">
            <text:p text:style-name="P645">sona</text:p>
          </table:table-cell>
          <table:table-cell table:style-name="TableCell646">
            <text:p text:style-name="P647">.i djuno .i stati .i prije</text:p>
          </table:table-cell>
        </table:table-row>
        <table:table-row table:style-name="TableRow648">
          <table:table-cell table:style-name="TableCell649">
            <text:p text:style-name="P650">soweli</text:p>
          </table:table-cell>
          <table:table-cell table:style-name="TableCell651">
            <text:p text:style-name="P652">.i tumla mabru</text:p>
          </table:table-cell>
        </table:table-row>
        <table:table-row table:style-name="TableRow653">
          <table:table-cell table:style-name="TableCell654">
            <text:p text:style-name="P655">suli</text:p>
          </table:table-cell>
          <table:table-cell table:style-name="TableCell656">
            <text:p text:style-name="P657">.i barda .i tilju .i clani .i rajycla .i vajni .i makcu</text:p>
          </table:table-cell>
        </table:table-row>
        <table:table-row table:style-name="TableRow658">
          <table:table-cell table:style-name="TableCell659">
            <text:p text:style-name="P660">suno</text:p>
          </table:table-cell>
          <table:table-cell table:style-name="TableCell661">
            <text:p text:style-name="P662">.i solri .i gusni .i ka ce'u dirce .i tergu'i</text:p>
          </table:table-cell>
        </table:table-row>
        <table:table-row table:style-name="TableRow663">
          <table:table-cell table:style-name="TableCell664">
            <text:p text:style-name="P665">supa</text:p>
          </table:table-cell>
          <table:table-cell table:style-name="TableCell666">
            <text:p text:style-name="P667">.i jubme .i kajna</text:p>
          </table:table-cell>
        </table:table-row>
        <table:table-row table:style-name="TableRow668">
          <table:table-cell table:style-name="TableCell669">
            <text:p text:style-name="P670">suwi</text:p>
          </table:table-cell>
          <table:table-cell table:style-name="TableCell671">
            <text:p text:style-name="P672">.i titla .i cimle .i se au'unmo</text:p>
          </table:table-cell>
        </table:table-row>
        <table:table-row table:style-name="TableRow673">
          <table:table-cell table:style-name="TableCell674">
            <text:p text:style-name="P675">tan</text:p>
          </table:table-cell>
          <table:table-cell table:style-name="TableCell676">
            <text:p text:style-name="P677">.i lu te ka'a li'u .i zo ki'u</text:p>
          </table:table-cell>
        </table:table-row>
        <table:table-row table:style-name="TableRow678">
          <table:table-cell table:style-name="TableCell679">
            <text:p text:style-name="P680">taso</text:p>
          </table:table-cell>
          <table:table-cell table:style-name="TableCell681">
            <text:p text:style-name="P682">.i zo po'o .i zo ku'i</text:p>
          </table:table-cell>
        </table:table-row>
        <table:table-row table:style-name="TableRow683">
          <table:table-cell table:style-name="TableCell684">
            <text:p text:style-name="P685">tawa</text:p>
          </table:table-cell>
          <table:table-cell table:style-name="TableCell686">
            <text:p text:style-name="P687">.i lu se ka'a li'u .i zo pi'o .i litru .i muvgau</text:p>
          </table:table-cell>
        </table:table-row>
        <table:table-row table:style-name="TableRow688">
          <table:table-cell table:style-name="TableCell689">
            <text:p text:style-name="P690">telo</text:p>
          </table:table-cell>
          <table:table-cell table:style-name="TableCell691">
            <text:p text:style-name="P692">.i djacu .i litki .i cilmo .i djalitki</text:p>
          </table:table-cell>
        </table:table-row>
        <table:table-row table:style-name="TableRow693">
          <table:table-cell table:style-name="TableCell694">
            <text:p text:style-name="P695">tenpo</text:p>
          </table:table-cell>
          <table:table-cell table:style-name="TableCell696">
            <text:p text:style-name="P697">.i ditcu .i tcika .i mokca .i tcini</text:p>
          </table:table-cell>
        </table:table-row>
        <table:table-row table:style-name="TableRow698">
          <table:table-cell table:style-name="TableCell699">
            <text:p text:style-name="P700">toki</text:p>
          </table:table-cell>
          <table:table-cell table:style-name="TableCell701">
            <text:p text:style-name="P702">.i cusku .i vokta'a .i tavla .i pensi .i zo coi</text:p>
          </table:table-cell>
        </table:table-row>
        <table:table-row table:style-name="TableRow703">
          <table:table-cell table:style-name="TableCell704">
            <text:p text:style-name="P705">tomo</text:p>
          </table:table-cell>
          <table:table-cell table:style-name="TableCell706">
            <text:p text:style-name="P707">.i kumfa .i dinju .i zdani</text:p>
          </table:table-cell>
        </table:table-row>
        <table:table-row table:style-name="TableRow708">
          <table:table-cell table:style-name="TableCell709">
            <text:p text:style-name="P710">tu</text:p>
          </table:table-cell>
          <table:table-cell table:style-name="TableCell711">
            <text:p text:style-name="P712">.i li re</text:p>
          </table:table-cell>
        </table:table-row>
        <table:table-row table:style-name="TableRow713">
          <table:table-cell table:style-name="TableCell714">
            <text:p text:style-name="P715">unpa</text:p>
          </table:table-cell>
          <table:table-cell table:style-name="TableCell716">
            <text:p text:style-name="P717">.i gletu</text:p>
          </table:table-cell>
        </table:table-row>
        <table:table-row table:style-name="TableRow718">
          <table:table-cell table:style-name="TableCell719">
            <text:p text:style-name="P720">uta</text:p>
          </table:table-cell>
          <table:table-cell table:style-name="TableCell721">
            <text:p text:style-name="P722">.i moklu .i ctebi .i xedja</text:p>
          </table:table-cell>
        </table:table-row>
        <table:table-row table:style-name="TableRow723">
          <table:table-cell table:style-name="TableCell724">
            <text:p text:style-name="P725">utala</text:p>
          </table:table-cell>
          <table:table-cell table:style-name="TableCell726">
            <text:p text:style-name="P727">.i damba .i talsa .i fapro</text:p>
          </table:table-cell>
        </table:table-row>
        <table:table-row table:style-name="TableRow728">
          <table:table-cell table:style-name="TableCell729">
            <text:p text:style-name="P730">walo</text:p>
          </table:table-cell>
          <table:table-cell table:style-name="TableCell731">
            <text:p text:style-name="P732">.i blabi</text:p>
          </table:table-cell>
        </table:table-row>
        <table:table-row table:style-name="TableRow733">
          <table:table-cell table:style-name="TableCell734">
            <text:p text:style-name="P735">wan</text:p>
          </table:table-cell>
          <table:table-cell table:style-name="TableCell736">
            <text:p text:style-name="P737">.i pombo .i jonsi'u .i li pa</text:p>
          </table:table-cell>
        </table:table-row>
        <table:table-row table:style-name="TableRow738">
          <table:table-cell table:style-name="TableCell739">
            <text:p text:style-name="P740">waso</text:p>
          </table:table-cell>
          <table:table-cell table:style-name="TableCell741">
            <text:p text:style-name="P742">.i se nalci danlu</text:p>
          </table:table-cell>
        </table:table-row>
        <table:table-row table:style-name="TableRow743">
          <table:table-cell table:style-name="TableCell744">
            <text:p text:style-name="P745">wawa</text:p>
          </table:table-cell>
          <table:table-cell table:style-name="TableCell746">
            <text:p text:style-name="P747">.i tsali .i sezlacri .i carmi</text:p>
          </table:table-cell>
        </table:table-row>
        <table:table-row table:style-name="TableRow748">
          <table:table-cell table:style-name="TableCell749">
            <text:p text:style-name="P750">weka</text:p>
          </table:table-cell>
          <table:table-cell table:style-name="TableCell751">
            <text:p text:style-name="P752">.i nalzva .i se nalju'i</text:p>
          </table:table-cell>
        </table:table-row>
        <table:table-row table:style-name="TableRow753">
          <table:table-cell table:style-name="TableCell754">
            <text:p text:style-name="P755">wile</text:p>
          </table:table-cell>
          <table:table-cell table:style-name="TableCell756">
            <text:p text:style-name="P757">.i bilga .i nitcu .i djica</text:p>
          </table:table-cell>
        </table:table-row>
      </table:table>
      <text:p text:style-name="P7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Ek Mukta" svg:font-family="Ek Mukta" style:font-family-generic="system" style:font-pitch="variable"/>
    <style:font-face style:name="Fira Sans" svg:font-family="Fira Sans" style:font-family-generic="swiss" style:font-pitch="variable"/>
    <style:font-face style:name="Noto Sans CJK SC" svg:font-family="Noto Sans CJK SC" style:font-family-generic="system" style:font-pitch="variable"/>
    <style:font-face style:name="Liberation Sans" svg:font-family="Liberation Sans" style:font-family-generic="swiss" style:font-pitch="variable" svg:panose-1="2 11 6 4 2 2 2 2 2 4"/>
    <style:font-face style:name="Roboto" svg:font-family="Roboto" style:font-family-generic="system"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Ek Mukt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margin-top="0.102in" fo:margin-bottom="0.0847in"/>
      <style:text-properties style:font-name="Fira Sans" fo:font-weight="bold" style:font-weight-asian="bold" style:font-weight-complex="bold" fo:font-size="12pt" style:font-size-asian="12pt" style:font-size-complex="12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paragraph-properties fo:margin-bottom="0.0972in"/>
      <style:text-properties style:font-name="Roboto" style:font-name-asian="Roboto" style:font-name-complex="Roboto" fo:font-size="8.5pt" style:font-size-asian="8.5pt" style:font-size-complex="8.5pt"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style:text-properties style:font-name="Roboto" style:font-name-asian="Roboto" style:font-name-complex="Roboto" fo:font-size="9pt" style:font-size-asian="9pt" style:font-size-complex="9pt" fo:hyphenate="false"/>
    </style:style>
    <style:style style:name="List" style:display-name="List" style:family="paragraph" style:parent-style-name="Textbody">
      <style:text-properties style:font-name-complex="Ek Mukta"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Example" style:display-name="Example" style:family="paragraph" style:parent-style-name="Textbody">
      <style:text-properties fo:font-style="italic" style:font-style-asian="italic" style:font-style-complex="italic" fo:hyphenate="false"/>
    </style:style>
    <style:style style:name="Title" style:display-name="Title" style:family="paragraph" style:parent-style-name="Heading" style:next-style-name="Textbody">
      <style:text-properties style:font-name="Fira Sans" style:font-name-asian="Fira Sans" style:font-name-complex="Fira Sans" fo:font-weight="bold" style:font-weight-asian="bold" style:font-weight-complex="bold" fo:font-size="25pt" style:font-size-asian="25pt" style:font-size-complex="25pt"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701in" fo:page-height="11.6902in" style:print-orientation="portrait" fo:margin-top="0.3in" fo:margin-left="0.3in" fo:margin-bottom="0.3in" fo:margin-right="0.3in" style:num-format="1" style:writing-mode="lr-tb">
        <style:columns fo:column-count="4">
          <style:column style:rel-width="2761*" fo:start-indent="0in" fo:end-indent="0.1in"/>
          <style:column style:rel-width="2761*" fo:start-indent="0.1in" fo:end-indent="0.1in"/>
          <style:column style:rel-width="2761*" fo:start-indent="0.1in" fo:end-indent="0.1in"/>
          <style:column style:rel-width="2762*" fo:start-indent="0.1in" fo:end-indent="0in"/>
        </style:columns>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creator>Edmund Osborne</dc:creator>
    <meta:creation-date>2020-01-04T11:56:00Z</meta:creation-date>
    <dc:date>2024-07-29T11:06:00Z</dc:date>
    <meta:print-date>2024-07-28T18:53:00Z</meta:print-date>
    <meta:template xlink:href="Normal.dotm" xlink:type="simple"/>
    <meta:editing-cycles>114</meta:editing-cycles>
    <meta:editing-duration>PT75180S</meta:editing-duration>
    <meta:document-statistic meta:page-count="2" meta:paragraph-count="21" meta:word-count="1642" meta:character-count="10983" meta:row-count="78" meta:non-whitespace-character-count="9362"/>
  </office:meta>
</office:document-meta>
</file>